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FGS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CG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COBYLA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Particle Swarm Optimization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Nelder-Mead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Powell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SLSQP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TNC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Genetic Algorithm</text:p>
          </table:table-cell>
          <table:covered-table-cell table:number-columns-repeated="3"/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L-BFGS-B</text:p>
          </table:table-cell>
          <table:covered-table-cell table:number-columns-repeated="3"/>
          <table:covered-table-cell table:style-name="ce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  <table:table-cell/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std</text:p>
          </table:table-cell>
          <table:covered-table-cell table:style-name="ce2"/>
          <table:covered-table-cell table:style-name="ce11"/>
        </table:table-row>
        <table:table-row table:style-name="ro1">
          <table:table-cell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nit cos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154.444193990026" calcext:value-type="float">
            <text:p>154.444193990026</text:p>
          </table:table-cell>
          <table:table-cell table:style-name="ce4" office:value-type="float" office:value="0.775033667914174" calcext:value-type="float">
            <text:p>0.775033667914174</text:p>
          </table:table-cell>
          <table:table-cell table:style-name="ce4" office:value-type="float" office:value="6.25460152626038" calcext:value-type="float">
            <text:p>6.25460152626038</text:p>
          </table:table-cell>
          <table:table-cell table:style-name="ce4" office:value-type="float" office:value="128.236670162973" calcext:value-type="float">
            <text:p>128.236670162973</text:p>
          </table:table-cell>
          <table:table-cell table:style-name="ce4" office:value-type="float" office:value="0.112494368684304" calcext:value-type="float">
            <text:p>0.112494368684304</text:p>
          </table:table-cell>
          <table:table-cell table:style-name="ce4" office:value-type="float" office:value="1.06086090090195" calcext:value-type="float">
            <text:p>1.06086090090195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98.8665383973686" calcext:value-type="float">
            <text:p>98.8665383973686</text:p>
          </table:table-cell>
          <table:table-cell table:style-name="ce4" office:value-type="float" office:value="0.772478445845722" calcext:value-type="float">
            <text:p>0.772478445845722</text:p>
          </table:table-cell>
          <table:table-cell table:style-name="ce4" office:value-type="float" office:value="100.187000131607" calcext:value-type="float">
            <text:p>100.187000131607</text:p>
          </table:table-cell>
          <table:table-cell table:style-name="ce4" office:value-type="float" office:value="79.5915805888052" calcext:value-type="float">
            <text:p>79.5915805888052</text:p>
          </table:table-cell>
          <table:table-cell table:style-name="ce4" office:value-type="float" office:value="0.0204342289572821" calcext:value-type="float">
            <text:p>0.020434228957282</text:p>
          </table:table-cell>
          <table:table-cell table:style-name="ce4" office:value-type="float" office:value="8.86335011768407" calcext:value-type="float">
            <text:p>8.86335011768407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151.269232160977" calcext:value-type="float">
            <text:p>151.269232160977</text:p>
          </table:table-cell>
          <table:table-cell table:style-name="ce4" office:value-type="float" office:value="2.78966457154452" calcext:value-type="float">
            <text:p>2.78966457154452</text:p>
          </table:table-cell>
          <table:table-cell table:style-name="ce4" office:value-type="float" office:value="24.8252345561981" calcext:value-type="float">
            <text:p>24.8252345561981</text:p>
          </table:table-cell>
          <table:table-cell table:style-name="ce4" office:value-type="float" office:value="64.4179188995096" calcext:value-type="float">
            <text:p>64.4179188995096</text:p>
          </table:table-cell>
          <table:table-cell table:style-name="ce4" office:value-type="float" office:value="0.8512033518792" calcext:value-type="float">
            <text:p>0.8512033518792</text:p>
          </table:table-cell>
          <table:table-cell table:style-name="ce4" office:value-type="float" office:value="13.0544492644514" calcext:value-type="float">
            <text:p>13.0544492644514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154.444193990026" calcext:value-type="float">
            <text:p>154.444193990026</text:p>
          </table:table-cell>
          <table:table-cell table:style-name="ce4" office:value-type="float" office:value="3.5267387101535" calcext:value-type="float">
            <text:p>3.5267387101535</text:p>
          </table:table-cell>
          <table:table-cell table:style-name="ce4" office:value-type="float" office:value="26.73654088974" calcext:value-type="float">
            <text:p>26.73654088974</text:p>
          </table:table-cell>
          <table:table-cell table:style-name="ce4" office:value-type="float" office:value="128.236670162973" calcext:value-type="float">
            <text:p>128.236670162973</text:p>
          </table:table-cell>
          <table:table-cell table:style-name="ce4" office:value-type="float" office:value="0.427967182995926" calcext:value-type="float">
            <text:p>0.427967182995926</text:p>
          </table:table-cell>
          <table:table-cell table:style-name="ce4" office:value-type="float" office:value="0.176641435160001" calcext:value-type="float">
            <text:p>0.176641435160001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154.444193990026" calcext:value-type="float">
            <text:p>154.444193990026</text:p>
          </table:table-cell>
          <table:table-cell table:style-name="ce4" office:value-type="float" office:value="0.775033667914174" calcext:value-type="float">
            <text:p>0.775033667914174</text:p>
          </table:table-cell>
          <table:table-cell table:style-name="ce4" office:value-type="float" office:value="6.25460152626038" calcext:value-type="float">
            <text:p>6.25460152626038</text:p>
          </table:table-cell>
          <table:table-cell table:style-name="ce4" office:value-type="float" office:value="128.236670162973" calcext:value-type="float">
            <text:p>128.236670162973</text:p>
          </table:table-cell>
          <table:table-cell table:style-name="ce4" office:value-type="float" office:value="0.112494368684304" calcext:value-type="float">
            <text:p>0.112494368684304</text:p>
          </table:table-cell>
          <table:table-cell table:style-name="ce4" office:value-type="float" office:value="1.06086090090195" calcext:value-type="float">
            <text:p>1.06086090090195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103.932186493613" calcext:value-type="float">
            <text:p>103.932186493613</text:p>
          </table:table-cell>
          <table:table-cell table:style-name="ce4" office:value-type="float" office:value="0.727905407957995" calcext:value-type="float">
            <text:p>0.727905407957995</text:p>
          </table:table-cell>
          <table:table-cell table:style-name="ce4" office:value-type="float" office:value="29.5037333011627" calcext:value-type="float">
            <text:p>29.5037333011627</text:p>
          </table:table-cell>
          <table:table-cell table:style-name="ce4" office:value-type="float" office:value="61.5991172080716" calcext:value-type="float">
            <text:p>61.5991172080716</text:p>
          </table:table-cell>
          <table:table-cell table:style-name="ce4" office:value-type="float" office:value="0.00640421049316909" calcext:value-type="float">
            <text:p>0.006404210493169</text:p>
          </table:table-cell>
          <table:table-cell table:style-name="ce4" office:value-type="float" office:value="17.9919872852489" calcext:value-type="float">
            <text:p>17.9919872852489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175.123580451156" calcext:value-type="float">
            <text:p>175.123580451156</text:p>
          </table:table-cell>
          <table:table-cell table:style-name="ce4" office:value-type="float" office:value="0.721907699638348" calcext:value-type="float">
            <text:p>0.721907699638348</text:p>
          </table:table-cell>
          <table:table-cell table:style-name="ce4" office:value-type="float" office:value="2.11488299369812" calcext:value-type="float">
            <text:p>2.11488299369812</text:p>
          </table:table-cell>
          <table:table-cell table:style-name="ce4" office:value-type="float" office:value="120.442285795677" calcext:value-type="float">
            <text:p>120.442285795677</text:p>
          </table:table-cell>
          <table:table-cell table:style-name="ce4" office:value-type="float" office:value="0.0000000628883125300913" calcext:value-type="float">
            <text:p>6.28883125300913E-08</text:p>
          </table:table-cell>
          <table:table-cell table:style-name="ce4" office:value-type="float" office:value="0.760535118887304" calcext:value-type="float">
            <text:p>0.760535118887304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222.754901991044" calcext:value-type="float">
            <text:p>222.754901991044</text:p>
          </table:table-cell>
          <table:table-cell table:style-name="ce4" office:value-type="float" office:value="0.741128502548368" calcext:value-type="float">
            <text:p>0.741128502548368</text:p>
          </table:table-cell>
          <table:table-cell table:style-name="ce4" office:value-type="float" office:value="12.1181784629822" calcext:value-type="float">
            <text:p>12.1181784629822</text:p>
          </table:table-cell>
          <table:table-cell table:style-name="ce4" office:value-type="float" office:value="156.873082111332" calcext:value-type="float">
            <text:p>156.873082111332</text:p>
          </table:table-cell>
          <table:table-cell table:style-name="ce4" office:value-type="float" office:value="0.0172306221363825" calcext:value-type="float">
            <text:p>0.017230622136383</text:p>
          </table:table-cell>
          <table:table-cell table:style-name="ce4" office:value-type="float" office:value="3.52277156006383" calcext:value-type="float">
            <text:p>3.52277156006383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8.59508604674743" calcext:value-type="float">
            <text:p>8.59508604674743</text:p>
          </table:table-cell>
          <table:table-cell table:style-name="ce4" office:value-type="float" office:value="3.10486" calcext:value-type="float">
            <text:p>3.10486</text:p>
          </table:table-cell>
          <table:table-cell table:style-name="ce4" office:value-type="float" office:value="37.3225251197815" calcext:value-type="float">
            <text:p>37.3225251197815</text:p>
          </table:table-cell>
          <table:table-cell table:style-name="ce4" office:value-type="float" office:value="7.54286860510246" calcext:value-type="float">
            <text:p>7.54286860510246</text:p>
          </table:table-cell>
          <table:table-cell table:style-name="ce4" office:value-type="float" office:value="0.159664125588687" calcext:value-type="float">
            <text:p>0.159664125588687</text:p>
          </table:table-cell>
          <table:table-cell table:style-name="ce4" office:value-type="float" office:value="0.231585285425916" calcext:value-type="float">
            <text:p>0.231585285425916</text:p>
          </table:table-cell>
          <table:table-cell/>
          <table:table-cell table:style-name="ce3" office:value-type="float" office:value="0" calcext:value-type="float" table:number-columns-spanned="1" table:number-rows-spanned="5">
            <text:p>0</text:p>
          </table:table-cell>
          <table:table-cell table:style-name="ce4" office:value-type="float" office:value="514.944246380652" calcext:value-type="float">
            <text:p>514.944246380652</text:p>
          </table:table-cell>
          <table:table-cell table:style-name="ce4" office:value-type="float" office:value="295.126275299524" calcext:value-type="float">
            <text:p>295.126275299524</text:p>
          </table:table-cell>
          <table:table-cell table:style-name="ce4" office:value-type="float" office:value="32.6373857975006" calcext:value-type="float">
            <text:p>32.6373857975006</text:p>
          </table:table-cell>
          <table:table-cell table:style-name="ce4" office:value-type="float" office:value="149.085496853232" calcext:value-type="float">
            <text:p>149.085496853232</text:p>
          </table:table-cell>
          <table:table-cell table:style-name="ce4" office:value-type="float" office:value="272.849563613782" calcext:value-type="float">
            <text:p>272.849563613782</text:p>
          </table:table-cell>
          <table:table-cell table:style-name="ce4" office:value-type="float" office:value="1.48774781805932" calcext:value-type="float">
            <text:p>1.48774781805932</text:p>
          </table:table-cell>
        </table:table-row>
        <table:table-row table:style-name="ro1"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7"/>
          <table:covered-table-cell table:style-name="ce3"/>
          <table:table-cell table:number-columns-repeated="6"/>
        </table:table-row>
        <table:table-row table:style-name="ro1"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5718880176544" calcext:value-type="float">
            <text:p>30.57188801765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1459708147175" calcext:value-type="float">
            <text:p>0.21459708147175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0202404499054" calcext:value-type="float">
            <text:p>30.02024044990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121910656722205" calcext:value-type="float">
            <text:p>0.012191065672221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1069399833679" calcext:value-type="float">
            <text:p>30.10693998336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39277379775088" calcext:value-type="float">
            <text:p>0.039277379775088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27.1944526195526" calcext:value-type="float">
            <text:p>27.19445261955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7290995908935" calcext:value-type="float">
            <text:p>0.17290995908935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5718880176544" calcext:value-type="float">
            <text:p>30.57188801765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1459708147175" calcext:value-type="float">
            <text:p>0.21459708147175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4969309329987" calcext:value-type="float">
            <text:p>30.49693093299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16286762794025" calcext:value-type="float">
            <text:p>0.116286762794025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0305575370789" calcext:value-type="float">
            <text:p>30.03055753707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196211388304139" calcext:value-type="float">
            <text:p>0.019621138830414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0.0371461391449" calcext:value-type="float">
            <text:p>30.037146139144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311206723596613" calcext:value-type="float">
            <text:p>0.031120672359661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number-columns-repeated="2" table:style-name="ce4" office:value-type="float" office:value="999999" calcext:value-type="float">
            <text:p>999999</text:p>
          </table:table-cell>
          <table:table-cell table:style-name="ce4" office:value-type="float" office:value="37.8376215934753" calcext:value-type="float">
            <text:p>37.83762159347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11388739724756" calcext:value-type="float">
            <text:p>0.111388739724756</text:p>
          </table:table-cell>
          <table:table-cell/>
          <table:table-cell table:style-name="ce7" office:value-type="float" office:value="15" calcext:value-type="float" table:number-columns-spanned="1" table:number-rows-spanned="5">
            <text:p>15</text:p>
          </table:table-cell>
          <table:table-cell table:style-name="ce4" office:value-type="float" office:value="800123.316028111" calcext:value-type="float">
            <text:p>800123.316028111</text:p>
          </table:table-cell>
          <table:table-cell table:style-name="ce4" office:value-type="float" office:value="800038.485665227" calcext:value-type="float">
            <text:p>800038.485665227</text:p>
          </table:table-cell>
          <table:table-cell table:style-name="ce4" office:value-type="float" office:value="30.7460829257965" calcext:value-type="float">
            <text:p>30.7460829257965</text:p>
          </table:table-cell>
          <table:table-cell table:style-name="ce4" office:value-type="float" office:value="446935.61641041" calcext:value-type="float">
            <text:p>446935.61641041</text:p>
          </table:table-cell>
          <table:table-cell table:style-name="ce4" office:value-type="float" office:value="447125.302868374" calcext:value-type="float">
            <text:p>447125.302868374</text:p>
          </table:table-cell>
          <table:table-cell table:style-name="ce4" office:value-type="float" office:value="1.6031431456616" calcext:value-type="float">
            <text:p>1.6031431456616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102.516835364334" calcext:value-type="float">
            <text:p>102.516835364334</text:p>
          </table:table-cell>
          <table:table-cell table:style-name="ce4" office:value-type="float" office:value="10.2486977726015" calcext:value-type="float">
            <text:p>10.2486977726015</text:p>
          </table:table-cell>
          <table:table-cell table:style-name="ce4" office:value-type="float" office:value="34.9576855182648" calcext:value-type="float">
            <text:p>34.9576855182648</text:p>
          </table:table-cell>
          <table:table-cell table:style-name="ce4" office:value-type="float" office:value="41.3401935192872" calcext:value-type="float">
            <text:p>41.3401935192872</text:p>
          </table:table-cell>
          <table:table-cell table:style-name="ce4" office:value-type="float" office:value="10.3007114136252" calcext:value-type="float">
            <text:p>10.3007114136252</text:p>
          </table:table-cell>
          <table:table-cell table:style-name="ce4" office:value-type="float" office:value="2.26032425425125" calcext:value-type="float">
            <text:p>2.26032425425125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74.4386630747887" calcext:value-type="float">
            <text:p>74.4386630747887</text:p>
          </table:table-cell>
          <table:table-cell table:style-name="ce4" office:value-type="float" office:value="8.43754319791372" calcext:value-type="float">
            <text:p>8.43754319791372</text:p>
          </table:table-cell>
          <table:table-cell table:style-name="ce4" office:value-type="float" office:value="76.8389556884766" calcext:value-type="float">
            <text:p>76.8389556884766</text:p>
          </table:table-cell>
          <table:table-cell table:style-name="ce4" office:value-type="float" office:value="16.3817904296226" calcext:value-type="float">
            <text:p>16.3817904296226</text:p>
          </table:table-cell>
          <table:table-cell table:style-name="ce4" office:value-type="float" office:value="9.00469466277585" calcext:value-type="float">
            <text:p>9.00469466277585</text:p>
          </table:table-cell>
          <table:table-cell table:style-name="ce4" office:value-type="float" office:value="25.9479418244979" calcext:value-type="float">
            <text:p>25.9479418244979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86.4322783458909" calcext:value-type="float">
            <text:p>86.4322783458909</text:p>
          </table:table-cell>
          <table:table-cell table:style-name="ce4" office:value-type="float" office:value="42.0950574687415" calcext:value-type="float">
            <text:p>42.0950574687415</text:p>
          </table:table-cell>
          <table:table-cell table:style-name="ce4" office:value-type="float" office:value="31.6897423744202" calcext:value-type="float">
            <text:p>31.6897423744202</text:p>
          </table:table-cell>
          <table:table-cell table:style-name="ce4" office:value-type="float" office:value="30.4269157924646" calcext:value-type="float">
            <text:p>30.4269157924646</text:p>
          </table:table-cell>
          <table:table-cell table:style-name="ce4" office:value-type="float" office:value="8.1619458140062" calcext:value-type="float">
            <text:p>8.1619458140062</text:p>
          </table:table-cell>
          <table:table-cell table:style-name="ce4" office:value-type="float" office:value="1.10470174531083" calcext:value-type="float">
            <text:p>1.10470174531083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102.516835364334" calcext:value-type="float">
            <text:p>102.516835364334</text:p>
          </table:table-cell>
          <table:table-cell table:style-name="ce4" office:value-type="float" office:value="57.2911892678952" calcext:value-type="float">
            <text:p>57.2911892678952</text:p>
          </table:table-cell>
          <table:table-cell table:style-name="ce4" office:value-type="float" office:value="27.3769505977631" calcext:value-type="float">
            <text:p>27.3769505977631</text:p>
          </table:table-cell>
          <table:table-cell table:style-name="ce4" office:value-type="float" office:value="41.3401935192872" calcext:value-type="float">
            <text:p>41.3401935192872</text:p>
          </table:table-cell>
          <table:table-cell table:style-name="ce4" office:value-type="float" office:value="0.132692671796921" calcext:value-type="float">
            <text:p>0.132692671796921</text:p>
          </table:table-cell>
          <table:table-cell table:style-name="ce4" office:value-type="float" office:value="0.158192358114349" calcext:value-type="float">
            <text:p>0.158192358114349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102.516835364334" calcext:value-type="float">
            <text:p>102.516835364334</text:p>
          </table:table-cell>
          <table:table-cell table:style-name="ce4" office:value-type="float" office:value="10.2486977726015" calcext:value-type="float">
            <text:p>10.2486977726015</text:p>
          </table:table-cell>
          <table:table-cell table:style-name="ce4" office:value-type="float" office:value="34.9576855182648" calcext:value-type="float">
            <text:p>34.9576855182648</text:p>
          </table:table-cell>
          <table:table-cell table:style-name="ce4" office:value-type="float" office:value="41.3401935192872" calcext:value-type="float">
            <text:p>41.3401935192872</text:p>
          </table:table-cell>
          <table:table-cell table:style-name="ce4" office:value-type="float" office:value="10.3007114136252" calcext:value-type="float">
            <text:p>10.3007114136252</text:p>
          </table:table-cell>
          <table:table-cell table:style-name="ce4" office:value-type="float" office:value="2.26032425425125" calcext:value-type="float">
            <text:p>2.26032425425125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77.6109189152145" calcext:value-type="float">
            <text:p>77.6109189152145</text:p>
          </table:table-cell>
          <table:table-cell table:style-name="ce4" office:value-type="float" office:value="2.87465040818988" calcext:value-type="float">
            <text:p>2.87465040818988</text:p>
          </table:table-cell>
          <table:table-cell table:style-name="ce4" office:value-type="float" office:value="33.6760653018951" calcext:value-type="float">
            <text:p>33.6760653018951</text:p>
          </table:table-cell>
          <table:table-cell table:style-name="ce4" office:value-type="float" office:value="13.5990487251562" calcext:value-type="float">
            <text:p>13.5990487251562</text:p>
          </table:table-cell>
          <table:table-cell table:style-name="ce4" office:value-type="float" office:value="0.0752324572548455" calcext:value-type="float">
            <text:p>0.075232457254846</text:p>
          </table:table-cell>
          <table:table-cell table:style-name="ce4" office:value-type="float" office:value="2.95910465392108" calcext:value-type="float">
            <text:p>2.95910465392108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81.5721594086683" calcext:value-type="float">
            <text:p>81.5721594086683</text:p>
          </table:table-cell>
          <table:table-cell table:style-name="ce4" office:value-type="float" office:value="200002.072018858" calcext:value-type="float">
            <text:p>200002.072018858</text:p>
          </table:table-cell>
          <table:table-cell table:style-name="ce4" office:value-type="float" office:value="30.4679476737976" calcext:value-type="float">
            <text:p>30.4679476737976</text:p>
          </table:table-cell>
          <table:table-cell table:style-name="ce4" office:value-type="float" office:value="35.0380855597741" calcext:value-type="float">
            <text:p>35.0380855597741</text:p>
          </table:table-cell>
          <table:table-cell table:style-name="ce4" office:value-type="float" office:value="447211.87818921" calcext:value-type="float">
            <text:p>447211.87818921</text:p>
          </table:table-cell>
          <table:table-cell table:style-name="ce4" office:value-type="float" office:value="0.247113182592612" calcext:value-type="float">
            <text:p>0.247113182592612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98.3296033284054" calcext:value-type="float">
            <text:p>98.3296033284054</text:p>
          </table:table-cell>
          <table:table-cell table:style-name="ce4" office:value-type="float" office:value="2.93728715369066" calcext:value-type="float">
            <text:p>2.93728715369066</text:p>
          </table:table-cell>
          <table:table-cell table:style-name="ce4" office:value-type="float" office:value="41.1323911190033" calcext:value-type="float">
            <text:p>41.1323911190033</text:p>
          </table:table-cell>
          <table:table-cell table:style-name="ce4" office:value-type="float" office:value="42.0972177590216" calcext:value-type="float">
            <text:p>42.0972177590216</text:p>
          </table:table-cell>
          <table:table-cell table:style-name="ce4" office:value-type="float" office:value="0.0759783725658175" calcext:value-type="float">
            <text:p>0.075978372565818</text:p>
          </table:table-cell>
          <table:table-cell table:style-name="ce4" office:value-type="float" office:value="6.32261093937776" calcext:value-type="float">
            <text:p>6.32261093937776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59.520060093017" calcext:value-type="float">
            <text:p>59.520060093017</text:p>
          </table:table-cell>
          <table:table-cell table:style-name="ce4" office:value-type="float" office:value="57.58704" calcext:value-type="float">
            <text:p>57.58704</text:p>
          </table:table-cell>
          <table:table-cell table:style-name="ce4" office:value-type="float" office:value="38.6568275928497" calcext:value-type="float">
            <text:p>38.6568275928497</text:p>
          </table:table-cell>
          <table:table-cell table:style-name="ce4" office:value-type="float" office:value="1.9684357678229" calcext:value-type="float">
            <text:p>1.9684357678229</text:p>
          </table:table-cell>
          <table:table-cell table:style-name="ce4" office:value-type="float" office:value="0.351596477513641" calcext:value-type="float">
            <text:p>0.351596477513641</text:p>
          </table:table-cell>
          <table:table-cell table:style-name="ce4" office:value-type="float" office:value="0.15279421050065" calcext:value-type="float">
            <text:p>0.15279421050065</text:p>
          </table:table-cell>
          <table:table-cell/>
          <table:table-cell table:style-name="ce7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200324.11426239" calcext:value-type="float">
            <text:p>200324.11426239</text:p>
          </table:table-cell>
          <table:table-cell table:style-name="ce4" office:value-type="float" office:value="200061.263684076" calcext:value-type="float">
            <text:p>200061.263684076</text:p>
          </table:table-cell>
          <table:table-cell table:style-name="ce4" office:value-type="float" office:value="31.3671601295471" calcext:value-type="float">
            <text:p>31.3671601295471</text:p>
          </table:table-cell>
          <table:table-cell table:style-name="ce4" office:value-type="float" office:value="447031.873682875" calcext:value-type="float">
            <text:p>447031.873682875</text:p>
          </table:table-cell>
          <table:table-cell table:style-name="ce4" office:value-type="float" office:value="447178.791505443" calcext:value-type="float">
            <text:p>447178.791505443</text:p>
          </table:table-cell>
          <table:table-cell table:style-name="ce4" office:value-type="float" office:value="1.22986269135546" calcext:value-type="float">
            <text:p>1.22986269135546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154.201379046562" calcext:value-type="float">
            <text:p>154.201379046562</text:p>
          </table:table-cell>
          <table:table-cell table:style-name="ce4" office:value-type="float" office:value="1.84563869136132" calcext:value-type="float">
            <text:p>1.84563869136132</text:p>
          </table:table-cell>
          <table:table-cell table:style-name="ce4" office:value-type="float" office:value="16.795129776001" calcext:value-type="float">
            <text:p>16.795129776001</text:p>
          </table:table-cell>
          <table:table-cell table:style-name="ce4" office:value-type="float" office:value="92.2989547727721" calcext:value-type="float">
            <text:p>92.2989547727721</text:p>
          </table:table-cell>
          <table:table-cell table:style-name="ce4" office:value-type="float" office:value="0.780177470215946" calcext:value-type="float">
            <text:p>0.780177470215946</text:p>
          </table:table-cell>
          <table:table-cell table:style-name="ce4" office:value-type="float" office:value="14.8728409453396" calcext:value-type="float">
            <text:p>14.8728409453396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140.833442443537" calcext:value-type="float">
            <text:p>140.833442443537</text:p>
          </table:table-cell>
          <table:table-cell table:style-name="ce4" office:value-type="float" office:value="1.00384787206375" calcext:value-type="float">
            <text:p>1.00384787206375</text:p>
          </table:table-cell>
          <table:table-cell table:style-name="ce4" office:value-type="float" office:value="82.1225693225861" calcext:value-type="float">
            <text:p>82.1225693225861</text:p>
          </table:table-cell>
          <table:table-cell table:style-name="ce4" office:value-type="float" office:value="85.0269124344576" calcext:value-type="float">
            <text:p>85.0269124344576</text:p>
          </table:table-cell>
          <table:table-cell table:style-name="ce4" office:value-type="float" office:value="0.0576739509374755" calcext:value-type="float">
            <text:p>0.057673950937476</text:p>
          </table:table-cell>
          <table:table-cell table:style-name="ce4" office:value-type="float" office:value="1.11692227438834" calcext:value-type="float">
            <text:p>1.11692227438834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232.390637723233" calcext:value-type="float">
            <text:p>232.390637723233</text:p>
          </table:table-cell>
          <table:table-cell table:style-name="ce4" office:value-type="float" office:value="8.60658907821206" calcext:value-type="float">
            <text:p>8.60658907821206</text:p>
          </table:table-cell>
          <table:table-cell table:style-name="ce4" office:value-type="float" office:value="31.0057612895966" calcext:value-type="float">
            <text:p>31.0057612895966</text:p>
          </table:table-cell>
          <table:table-cell table:style-name="ce4" office:value-type="float" office:value="113.071486395075" calcext:value-type="float">
            <text:p>113.071486395075</text:p>
          </table:table-cell>
          <table:table-cell table:style-name="ce4" office:value-type="float" office:value="3.29795791564279" calcext:value-type="float">
            <text:p>3.29795791564279</text:p>
          </table:table-cell>
          <table:table-cell table:style-name="ce4" office:value-type="float" office:value="0.258432970491868" calcext:value-type="float">
            <text:p>0.258432970491868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154.201379046562" calcext:value-type="float">
            <text:p>154.201379046562</text:p>
          </table:table-cell>
          <table:table-cell table:style-name="ce4" office:value-type="float" office:value="13.8567707388958" calcext:value-type="float">
            <text:p>13.8567707388958</text:p>
          </table:table-cell>
          <table:table-cell table:style-name="ce4" office:value-type="float" office:value="26.9546115875244" calcext:value-type="float">
            <text:p>26.9546115875244</text:p>
          </table:table-cell>
          <table:table-cell table:style-name="ce4" office:value-type="float" office:value="92.2989547727721" calcext:value-type="float">
            <text:p>92.2989547727721</text:p>
          </table:table-cell>
          <table:table-cell table:style-name="ce4" office:value-type="float" office:value="1.65812618226061" calcext:value-type="float">
            <text:p>1.65812618226061</text:p>
          </table:table-cell>
          <table:table-cell table:style-name="ce4" office:value-type="float" office:value="0.216606815991343" calcext:value-type="float">
            <text:p>0.216606815991343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154.201379046562" calcext:value-type="float">
            <text:p>154.201379046562</text:p>
          </table:table-cell>
          <table:table-cell table:style-name="ce4" office:value-type="float" office:value="1.84563869136132" calcext:value-type="float">
            <text:p>1.84563869136132</text:p>
          </table:table-cell>
          <table:table-cell table:style-name="ce4" office:value-type="float" office:value="16.795129776001" calcext:value-type="float">
            <text:p>16.795129776001</text:p>
          </table:table-cell>
          <table:table-cell table:style-name="ce4" office:value-type="float" office:value="92.2989547727721" calcext:value-type="float">
            <text:p>92.2989547727721</text:p>
          </table:table-cell>
          <table:table-cell table:style-name="ce4" office:value-type="float" office:value="0.780177470215946" calcext:value-type="float">
            <text:p>0.780177470215946</text:p>
          </table:table-cell>
          <table:table-cell table:style-name="ce4" office:value-type="float" office:value="14.8728409453396" calcext:value-type="float">
            <text:p>14.8728409453396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194.43937071769" calcext:value-type="float">
            <text:p>194.43937071769</text:p>
          </table:table-cell>
          <table:table-cell table:style-name="ce4" office:value-type="float" office:value="0.998444731361774" calcext:value-type="float">
            <text:p>0.998444731361774</text:p>
          </table:table-cell>
          <table:table-cell table:style-name="ce4" office:value-type="float" office:value="9.0152063369751" calcext:value-type="float">
            <text:p>9.0152063369751</text:p>
          </table:table-cell>
          <table:table-cell table:style-name="ce4" office:value-type="float" office:value="122.394917576605" calcext:value-type="float">
            <text:p>122.394917576605</text:p>
          </table:table-cell>
          <table:table-cell table:style-name="ce4" office:value-type="float" office:value="0.0260877770509783" calcext:value-type="float">
            <text:p>0.026087777050978</text:p>
          </table:table-cell>
          <table:table-cell table:style-name="ce4" office:value-type="float" office:value="2.55717380710282" calcext:value-type="float">
            <text:p>2.55717380710282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280.573457410596" calcext:value-type="float">
            <text:p>280.573457410596</text:p>
          </table:table-cell>
          <table:table-cell table:style-name="ce4" office:value-type="float" office:value="200000.568651961" calcext:value-type="float">
            <text:p>200000.568651961</text:p>
          </table:table-cell>
          <table:table-cell table:style-name="ce4" office:value-type="float" office:value="7.59132151603699" calcext:value-type="float">
            <text:p>7.59132151603699</text:p>
          </table:table-cell>
          <table:table-cell table:style-name="ce4" office:value-type="float" office:value="111.879445136364" calcext:value-type="float">
            <text:p>111.879445136364</text:p>
          </table:table-cell>
          <table:table-cell table:style-name="ce4" office:value-type="float" office:value="447212.718596854" calcext:value-type="float">
            <text:p>447212.718596854</text:p>
          </table:table-cell>
          <table:table-cell table:style-name="ce4" office:value-type="float" office:value="12.5660860174322" calcext:value-type="float">
            <text:p>12.5660860174322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202.037357316985" calcext:value-type="float">
            <text:p>202.037357316985</text:p>
          </table:table-cell>
          <table:table-cell table:style-name="ce4" office:value-type="float" office:value="1.17910161850437" calcext:value-type="float">
            <text:p>1.17910161850437</text:p>
          </table:table-cell>
          <table:table-cell table:style-name="ce4" office:value-type="float" office:value="21.8062025547028" calcext:value-type="float">
            <text:p>21.8062025547028</text:p>
          </table:table-cell>
          <table:table-cell table:style-name="ce4" office:value-type="float" office:value="86.3992699583071" calcext:value-type="float">
            <text:p>86.3992699583071</text:p>
          </table:table-cell>
          <table:table-cell table:style-name="ce4" office:value-type="float" office:value="0.47222153454792" calcext:value-type="float">
            <text:p>0.47222153454792</text:p>
          </table:table-cell>
          <table:table-cell table:style-name="ce4" office:value-type="float" office:value="12.0545958429116" calcext:value-type="float">
            <text:p>12.0545958429116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28.0721983657401" calcext:value-type="float">
            <text:p>28.0721983657401</text:p>
          </table:table-cell>
          <table:table-cell table:style-name="ce4" office:value-type="float" office:value="8.01346" calcext:value-type="float">
            <text:p>8.01346</text:p>
          </table:table-cell>
          <table:table-cell table:style-name="ce4" office:value-type="float" office:value="38.0203822135925" calcext:value-type="float">
            <text:p>38.0203822135925</text:p>
          </table:table-cell>
          <table:table-cell table:style-name="ce4" office:value-type="float" office:value="10.2181477622751" calcext:value-type="float">
            <text:p>10.2181477622751</text:p>
          </table:table-cell>
          <table:table-cell table:style-name="ce4" office:value-type="float" office:value="2.5059237793676" calcext:value-type="float">
            <text:p>2.5059237793676</text:p>
          </table:table-cell>
          <table:table-cell table:style-name="ce4" office:value-type="float" office:value="0.40002630787595" calcext:value-type="float">
            <text:p>0.40002630787595</text:p>
          </table:table-cell>
          <table:table-cell/>
          <table:table-cell table:style-name="ce7" office:value-type="float" office:value="45" calcext:value-type="float" table:number-columns-spanned="1" table:number-rows-spanned="5">
            <text:p>45</text:p>
          </table:table-cell>
          <table:table-cell table:style-name="ce4" office:value-type="float" office:value="533.054689549539" calcext:value-type="float">
            <text:p>533.054689549539</text:p>
          </table:table-cell>
          <table:table-cell table:style-name="ce4" office:value-type="float" office:value="214.874078102311" calcext:value-type="float">
            <text:p>214.874078102311</text:p>
          </table:table-cell>
          <table:table-cell table:style-name="ce4" office:value-type="float" office:value="32.3316562175751" calcext:value-type="float">
            <text:p>32.3316562175751</text:p>
          </table:table-cell>
          <table:table-cell table:style-name="ce4" office:value-type="float" office:value="189.73142280622" calcext:value-type="float">
            <text:p>189.73142280622</text:p>
          </table:table-cell>
          <table:table-cell table:style-name="ce4" office:value-type="float" office:value="237.435285144153" calcext:value-type="float">
            <text:p>237.435285144153</text:p>
          </table:table-cell>
          <table:table-cell table:style-name="ce4" office:value-type="float" office:value="1.93986459946342" calcext:value-type="float">
            <text:p>1.93986459946342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34.6572736893848" calcext:value-type="float">
            <text:p>34.6572736893848</text:p>
          </table:table-cell>
          <table:table-cell table:style-name="ce4" office:value-type="float" office:value="1.14741979576817" calcext:value-type="float">
            <text:p>1.14741979576817</text:p>
          </table:table-cell>
          <table:table-cell table:style-name="ce4" office:value-type="float" office:value="6.50941262245178" calcext:value-type="float">
            <text:p>6.50941262245178</text:p>
          </table:table-cell>
          <table:table-cell table:style-name="ce4" office:value-type="float" office:value="30.744670589269" calcext:value-type="float">
            <text:p>30.744670589269</text:p>
          </table:table-cell>
          <table:table-cell table:style-name="ce4" office:value-type="float" office:value="0.098012370291701" calcext:value-type="float">
            <text:p>0.098012370291701</text:p>
          </table:table-cell>
          <table:table-cell table:style-name="ce4" office:value-type="float" office:value="0.867409904806384" calcext:value-type="float">
            <text:p>0.867409904806384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96.9840928146261" calcext:value-type="float">
            <text:p>96.9840928146261</text:p>
          </table:table-cell>
          <table:table-cell table:style-name="ce4" office:value-type="float" office:value="1.25708394978939" calcext:value-type="float">
            <text:p>1.25708394978939</text:p>
          </table:table-cell>
          <table:table-cell table:style-name="ce4" office:value-type="float" office:value="99.3677264213562" calcext:value-type="float">
            <text:p>99.3677264213562</text:p>
          </table:table-cell>
          <table:table-cell table:style-name="ce4" office:value-type="float" office:value="64.2958553101709" calcext:value-type="float">
            <text:p>64.2958553101709</text:p>
          </table:table-cell>
          <table:table-cell table:style-name="ce4" office:value-type="float" office:value="0.0826595133862224" calcext:value-type="float">
            <text:p>0.082659513386222</text:p>
          </table:table-cell>
          <table:table-cell table:style-name="ce4" office:value-type="float" office:value="10.000926131766" calcext:value-type="float">
            <text:p>10.000926131766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19.4062928098756" calcext:value-type="float">
            <text:p>19.4062928098756</text:p>
          </table:table-cell>
          <table:table-cell table:style-name="ce4" office:value-type="float" office:value="7.41375675800323" calcext:value-type="float">
            <text:p>7.41375675800323</text:p>
          </table:table-cell>
          <table:table-cell table:style-name="ce4" office:value-type="float" office:value="31.0096423625946" calcext:value-type="float">
            <text:p>31.0096423625946</text:p>
          </table:table-cell>
          <table:table-cell table:style-name="ce4" office:value-type="float" office:value="11.6283910641167" calcext:value-type="float">
            <text:p>11.6283910641167</text:p>
          </table:table-cell>
          <table:table-cell table:style-name="ce4" office:value-type="float" office:value="2.65546025032735" calcext:value-type="float">
            <text:p>2.65546025032735</text:p>
          </table:table-cell>
          <table:table-cell table:style-name="ce4" office:value-type="float" office:value="0.69705895527886" calcext:value-type="float">
            <text:p>0.69705895527886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34.6572736893848" calcext:value-type="float">
            <text:p>34.6572736893848</text:p>
          </table:table-cell>
          <table:table-cell table:style-name="ce4" office:value-type="float" office:value="10.1444455065267" calcext:value-type="float">
            <text:p>10.1444455065267</text:p>
          </table:table-cell>
          <table:table-cell table:style-name="ce4" office:value-type="float" office:value="27.1369152069092" calcext:value-type="float">
            <text:p>27.1369152069092</text:p>
          </table:table-cell>
          <table:table-cell table:style-name="ce4" office:value-type="float" office:value="30.744670589269" calcext:value-type="float">
            <text:p>30.744670589269</text:p>
          </table:table-cell>
          <table:table-cell table:style-name="ce4" office:value-type="float" office:value="0.275790457867666" calcext:value-type="float">
            <text:p>0.275790457867666</text:p>
          </table:table-cell>
          <table:table-cell table:style-name="ce4" office:value-type="float" office:value="0.0760234749218961" calcext:value-type="float">
            <text:p>0.076023474921896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34.6572736893848" calcext:value-type="float">
            <text:p>34.6572736893848</text:p>
          </table:table-cell>
          <table:table-cell table:style-name="ce4" office:value-type="float" office:value="1.14741979576817" calcext:value-type="float">
            <text:p>1.14741979576817</text:p>
          </table:table-cell>
          <table:table-cell table:style-name="ce4" office:value-type="float" office:value="6.50941262245178" calcext:value-type="float">
            <text:p>6.50941262245178</text:p>
          </table:table-cell>
          <table:table-cell table:style-name="ce4" office:value-type="float" office:value="30.744670589269" calcext:value-type="float">
            <text:p>30.744670589269</text:p>
          </table:table-cell>
          <table:table-cell table:style-name="ce4" office:value-type="float" office:value="0.098012370291701" calcext:value-type="float">
            <text:p>0.098012370291701</text:p>
          </table:table-cell>
          <table:table-cell table:style-name="ce4" office:value-type="float" office:value="0.867409904806384" calcext:value-type="float">
            <text:p>0.867409904806384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67.7958304355264" calcext:value-type="float">
            <text:p>67.7958304355264</text:p>
          </table:table-cell>
          <table:table-cell table:style-name="ce4" office:value-type="float" office:value="1.15116169293489" calcext:value-type="float">
            <text:p>1.15116169293489</text:p>
          </table:table-cell>
          <table:table-cell table:style-name="ce4" office:value-type="float" office:value="15.3388507843018" calcext:value-type="float">
            <text:p>15.3388507843018</text:p>
          </table:table-cell>
          <table:table-cell table:style-name="ce4" office:value-type="float" office:value="49.9990633979739" calcext:value-type="float">
            <text:p>49.9990633979739</text:p>
          </table:table-cell>
          <table:table-cell table:style-name="ce4" office:value-type="float" office:value="0.104501899024216" calcext:value-type="float">
            <text:p>0.104501899024216</text:p>
          </table:table-cell>
          <table:table-cell table:style-name="ce4" office:value-type="float" office:value="10.3522646322639" calcext:value-type="float">
            <text:p>10.3522646322639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38.5612874807219" calcext:value-type="float">
            <text:p>38.5612874807219</text:p>
          </table:table-cell>
          <table:table-cell table:style-name="ce4" office:value-type="float" office:value="1.10290505487435" calcext:value-type="float">
            <text:p>1.10290505487435</text:p>
          </table:table-cell>
          <table:table-cell table:style-name="ce4" office:value-type="float" office:value="1.8862753868103" calcext:value-type="float">
            <text:p>1.8862753868103</text:p>
          </table:table-cell>
          <table:table-cell table:style-name="ce4" office:value-type="float" office:value="25.9283025823355" calcext:value-type="float">
            <text:p>25.9283025823355</text:p>
          </table:table-cell>
          <table:table-cell table:style-name="ce4" office:value-type="float" office:value="0.000000205744300961392" calcext:value-type="float">
            <text:p>2.05744300961392E-07</text:p>
          </table:table-cell>
          <table:table-cell table:style-name="ce4" office:value-type="float" office:value="0.569427961191852" calcext:value-type="float">
            <text:p>0.569427961191852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55.6480900265723" calcext:value-type="float">
            <text:p>55.6480900265723</text:p>
          </table:table-cell>
          <table:table-cell table:style-name="ce4" office:value-type="float" office:value="1.24159624045197" calcext:value-type="float">
            <text:p>1.24159624045197</text:p>
          </table:table-cell>
          <table:table-cell table:style-name="ce4" office:value-type="float" office:value="18.5649735927582" calcext:value-type="float">
            <text:p>18.5649735927582</text:p>
          </table:table-cell>
          <table:table-cell table:style-name="ce4" office:value-type="float" office:value="44.2154288755866" calcext:value-type="float">
            <text:p>44.2154288755866</text:p>
          </table:table-cell>
          <table:table-cell table:style-name="ce4" office:value-type="float" office:value="0.0777417290744043" calcext:value-type="float">
            <text:p>0.077741729074404</text:p>
          </table:table-cell>
          <table:table-cell table:style-name="ce4" office:value-type="float" office:value="5.09211208670036" calcext:value-type="float">
            <text:p>5.09211208670036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12.4883963342257" calcext:value-type="float">
            <text:p>12.4883963342257</text:p>
          </table:table-cell>
          <table:table-cell table:style-name="ce4" office:value-type="float" office:value="10.39628" calcext:value-type="float">
            <text:p>10.39628</text:p>
          </table:table-cell>
          <table:table-cell table:style-name="ce4" office:value-type="float" office:value="37.9697717189789" calcext:value-type="float">
            <text:p>37.9697717189789</text:p>
          </table:table-cell>
          <table:table-cell table:style-name="ce4" office:value-type="float" office:value="1.01821469729402" calcext:value-type="float">
            <text:p>1.01821469729402</text:p>
          </table:table-cell>
          <table:table-cell table:style-name="ce4" office:value-type="float" office:value="0.304308941702343" calcext:value-type="float">
            <text:p>0.304308941702343</text:p>
          </table:table-cell>
          <table:table-cell table:style-name="ce4" office:value-type="float" office:value="0.319228213559614" calcext:value-type="float">
            <text:p>0.319228213559614</text:p>
          </table:table-cell>
          <table:table-cell/>
          <table:table-cell table:style-name="ce7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549.028634377294" calcext:value-type="float">
            <text:p>549.028634377294</text:p>
          </table:table-cell>
          <table:table-cell table:style-name="ce4" office:value-type="float" office:value="436.966371016295" calcext:value-type="float">
            <text:p>436.966371016295</text:p>
          </table:table-cell>
          <table:table-cell table:style-name="ce4" office:value-type="float" office:value="31.9313305854797" calcext:value-type="float">
            <text:p>31.9313305854797</text:p>
          </table:table-cell>
          <table:table-cell table:style-name="ce4" office:value-type="float" office:value="169.681499126536" calcext:value-type="float">
            <text:p>169.681499126536</text:p>
          </table:table-cell>
          <table:table-cell table:style-name="ce4" office:value-type="float" office:value="265.044442584666" calcext:value-type="float">
            <text:p>265.044442584666</text:p>
          </table:table-cell>
          <table:table-cell table:style-name="ce4" office:value-type="float" office:value="2.17269881009912" calcext:value-type="float">
            <text:p>2.17269881009912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69.8899973531803" calcext:value-type="float">
            <text:p>69.8899973531803</text:p>
          </table:table-cell>
          <table:table-cell table:style-name="ce4" office:value-type="float" office:value="0.776192779267381" calcext:value-type="float">
            <text:p>0.776192779267381</text:p>
          </table:table-cell>
          <table:table-cell table:style-name="ce4" office:value-type="float" office:value="6.48723182678223" calcext:value-type="float">
            <text:p>6.48723182678223</text:p>
          </table:table-cell>
          <table:table-cell table:style-name="ce4" office:value-type="float" office:value="52.2087675709243" calcext:value-type="float">
            <text:p>52.2087675709243</text:p>
          </table:table-cell>
          <table:table-cell table:style-name="ce4" office:value-type="float" office:value="0.0429803141933517" calcext:value-type="float">
            <text:p>0.042980314193352</text:p>
          </table:table-cell>
          <table:table-cell table:style-name="ce4" office:value-type="float" office:value="0.834690392120512" calcext:value-type="float">
            <text:p>0.834690392120512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96.1198748937094" calcext:value-type="float">
            <text:p>96.1198748937094</text:p>
          </table:table-cell>
          <table:table-cell table:style-name="ce4" office:value-type="float" office:value="0.775416567221751" calcext:value-type="float">
            <text:p>0.775416567221751</text:p>
          </table:table-cell>
          <table:table-cell table:style-name="ce4" office:value-type="float" office:value="71.9719564914703" calcext:value-type="float">
            <text:p>71.9719564914703</text:p>
          </table:table-cell>
          <table:table-cell table:style-name="ce4" office:value-type="float" office:value="68.0736089996635" calcext:value-type="float">
            <text:p>68.0736089996635</text:p>
          </table:table-cell>
          <table:table-cell table:style-name="ce4" office:value-type="float" office:value="0.0125387133700158" calcext:value-type="float">
            <text:p>0.012538713370016</text:p>
          </table:table-cell>
          <table:table-cell table:style-name="ce4" office:value-type="float" office:value="31.6519935580559" calcext:value-type="float">
            <text:p>31.6519935580559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67.9709290313003" calcext:value-type="float">
            <text:p>67.9709290313003</text:p>
          </table:table-cell>
          <table:table-cell table:style-name="ce4" office:value-type="float" office:value="5.18649869172564" calcext:value-type="float">
            <text:p>5.18649869172564</text:p>
          </table:table-cell>
          <table:table-cell table:style-name="ce4" office:value-type="float" office:value="31.2285478115082" calcext:value-type="float">
            <text:p>31.2285478115082</text:p>
          </table:table-cell>
          <table:table-cell table:style-name="ce4" office:value-type="float" office:value="44.595698327296" calcext:value-type="float">
            <text:p>44.595698327296</text:p>
          </table:table-cell>
          <table:table-cell table:style-name="ce4" office:value-type="float" office:value="2.54112660304126" calcext:value-type="float">
            <text:p>2.54112660304126</text:p>
          </table:table-cell>
          <table:table-cell table:style-name="ce4" office:value-type="float" office:value="1.60002138923842" calcext:value-type="float">
            <text:p>1.60002138923842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69.8899973531803" calcext:value-type="float">
            <text:p>69.8899973531803</text:p>
          </table:table-cell>
          <table:table-cell table:style-name="ce4" office:value-type="float" office:value="8.74836203684606" calcext:value-type="float">
            <text:p>8.74836203684606</text:p>
          </table:table-cell>
          <table:table-cell table:style-name="ce4" office:value-type="float" office:value="26.9534163475037" calcext:value-type="float">
            <text:p>26.9534163475037</text:p>
          </table:table-cell>
          <table:table-cell table:style-name="ce4" office:value-type="float" office:value="52.2087675709243" calcext:value-type="float">
            <text:p>52.2087675709243</text:p>
          </table:table-cell>
          <table:table-cell table:style-name="ce4" office:value-type="float" office:value="0.0586668109921398" calcext:value-type="float">
            <text:p>0.05866681099214</text:p>
          </table:table-cell>
          <table:table-cell table:style-name="ce4" office:value-type="float" office:value="0.137188809042641" calcext:value-type="float">
            <text:p>0.137188809042641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69.8899973531803" calcext:value-type="float">
            <text:p>69.8899973531803</text:p>
          </table:table-cell>
          <table:table-cell table:style-name="ce4" office:value-type="float" office:value="0.776192779267381" calcext:value-type="float">
            <text:p>0.776192779267381</text:p>
          </table:table-cell>
          <table:table-cell table:style-name="ce4" office:value-type="float" office:value="6.48723182678223" calcext:value-type="float">
            <text:p>6.48723182678223</text:p>
          </table:table-cell>
          <table:table-cell table:style-name="ce4" office:value-type="float" office:value="52.2087675709243" calcext:value-type="float">
            <text:p>52.2087675709243</text:p>
          </table:table-cell>
          <table:table-cell table:style-name="ce4" office:value-type="float" office:value="0.0429803141933517" calcext:value-type="float">
            <text:p>0.042980314193352</text:p>
          </table:table-cell>
          <table:table-cell table:style-name="ce4" office:value-type="float" office:value="0.834690392120512" calcext:value-type="float">
            <text:p>0.834690392120512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37.1494775313691" calcext:value-type="float">
            <text:p>37.1494775313691</text:p>
          </table:table-cell>
          <table:table-cell table:style-name="ce4" office:value-type="float" office:value="0.767083490594601" calcext:value-type="float">
            <text:p>0.767083490594601</text:p>
          </table:table-cell>
          <table:table-cell table:style-name="ce4" office:value-type="float" office:value="8.04731373786926" calcext:value-type="float">
            <text:p>8.04731373786926</text:p>
          </table:table-cell>
          <table:table-cell table:style-name="ce4" office:value-type="float" office:value="24.5296239684275" calcext:value-type="float">
            <text:p>24.5296239684275</text:p>
          </table:table-cell>
          <table:table-cell table:style-name="ce4" office:value-type="float" office:value="0.0186767460790238" calcext:value-type="float">
            <text:p>0.018676746079024</text:p>
          </table:table-cell>
          <table:table-cell table:style-name="ce4" office:value-type="float" office:value="2.8576282758462" calcext:value-type="float">
            <text:p>2.8576282758462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32.0629186446662" calcext:value-type="float">
            <text:p>32.0629186446662</text:p>
          </table:table-cell>
          <table:table-cell table:style-name="ce4" office:value-type="float" office:value="200000.403647684" calcext:value-type="float">
            <text:p>200000.403647684</text:p>
          </table:table-cell>
          <table:table-cell table:style-name="ce4" office:value-type="float" office:value="8.12980713844299" calcext:value-type="float">
            <text:p>8.12980713844299</text:p>
          </table:table-cell>
          <table:table-cell table:style-name="ce4" office:value-type="float" office:value="14.3732341958768" calcext:value-type="float">
            <text:p>14.3732341958768</text:p>
          </table:table-cell>
          <table:table-cell table:style-name="ce4" office:value-type="float" office:value="447212.810837049" calcext:value-type="float">
            <text:p>447212.810837049</text:p>
          </table:table-cell>
          <table:table-cell table:style-name="ce4" office:value-type="float" office:value="12.3138527805691" calcext:value-type="float">
            <text:p>12.3138527805691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79.1091536635086" calcext:value-type="float">
            <text:p>79.1091536635086</text:p>
          </table:table-cell>
          <table:table-cell table:style-name="ce4" office:value-type="float" office:value="0.7804411393095" calcext:value-type="float">
            <text:p>0.7804411393095</text:p>
          </table:table-cell>
          <table:table-cell table:style-name="ce4" office:value-type="float" office:value="16.6983374118805" calcext:value-type="float">
            <text:p>16.6983374118805</text:p>
          </table:table-cell>
          <table:table-cell table:style-name="ce4" office:value-type="float" office:value="60.6572405280549" calcext:value-type="float">
            <text:p>60.6572405280549</text:p>
          </table:table-cell>
          <table:table-cell table:style-name="ce4" office:value-type="float" office:value="0.00655188873767876" calcext:value-type="float">
            <text:p>0.006551888737679</text:p>
          </table:table-cell>
          <table:table-cell table:style-name="ce4" office:value-type="float" office:value="2.97106616581041" calcext:value-type="float">
            <text:p>2.97106616581041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style-name="ce4" office:value-type="float" office:value="12.0583811433841" calcext:value-type="float">
            <text:p>12.0583811433841</text:p>
          </table:table-cell>
          <table:table-cell table:style-name="ce4" office:value-type="float" office:value="9.04058" calcext:value-type="float">
            <text:p>9.04058</text:p>
          </table:table-cell>
          <table:table-cell table:style-name="ce4" office:value-type="float" office:value="37.8323216438293" calcext:value-type="float">
            <text:p>37.8323216438293</text:p>
          </table:table-cell>
          <table:table-cell table:style-name="ce4" office:value-type="float" office:value="0.74880385797472" calcext:value-type="float">
            <text:p>0.74880385797472</text:p>
          </table:table-cell>
          <table:table-cell table:style-name="ce4" office:value-type="float" office:value="0.393812680090421" calcext:value-type="float">
            <text:p>0.393812680090421</text:p>
          </table:table-cell>
          <table:table-cell table:style-name="ce4" office:value-type="float" office:value="0.10681383243528" calcext:value-type="float">
            <text:p>0.10681383243528</text:p>
          </table:table-cell>
          <table:table-cell/>
          <table:table-cell table:style-name="ce7" office:value-type="float" office:value="75" calcext:value-type="float" table:number-columns-spanned="1" table:number-rows-spanned="5">
            <text:p>75</text:p>
          </table:table-cell>
          <table:table-cell table:number-columns-repeated="2" table:style-name="ce4" office:value-type="float" office:value="631.679131845067" calcext:value-type="float">
            <text:p>631.679131845067</text:p>
          </table:table-cell>
          <table:table-cell table:style-name="ce4" office:value-type="float" office:value="30.2708650588989" calcext:value-type="float">
            <text:p>30.2708650588989</text:p>
          </table:table-cell>
          <table:table-cell table:number-columns-repeated="2" table:style-name="ce4" office:value-type="float" office:value="148.822515279936" calcext:value-type="float">
            <text:p>148.822515279936</text:p>
          </table:table-cell>
          <table:table-cell table:style-name="ce4" office:value-type="float" office:value="0.173097460132192" calcext:value-type="float">
            <text:p>0.173097460132192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59.404395192389" calcext:value-type="float">
            <text:p>59.404395192389</text:p>
          </table:table-cell>
          <table:table-cell table:style-name="ce4" office:value-type="float" office:value="1.46236661048291" calcext:value-type="float">
            <text:p>1.46236661048291</text:p>
          </table:table-cell>
          <table:table-cell table:style-name="ce4" office:value-type="float" office:value="12.6566298007965" calcext:value-type="float">
            <text:p>12.6566298007965</text:p>
          </table:table-cell>
          <table:table-cell table:style-name="ce4" office:value-type="float" office:value="56.8225838836382" calcext:value-type="float">
            <text:p>56.8225838836382</text:p>
          </table:table-cell>
          <table:table-cell table:style-name="ce4" office:value-type="float" office:value="1.3541796413897" calcext:value-type="float">
            <text:p>1.3541796413897</text:p>
          </table:table-cell>
          <table:table-cell table:style-name="ce4" office:value-type="float" office:value="12.8935975036469" calcext:value-type="float">
            <text:p>12.8935975036469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26.5489003719232" calcext:value-type="float">
            <text:p>26.5489003719232</text:p>
          </table:table-cell>
          <table:table-cell table:style-name="ce4" office:value-type="float" office:value="0.641816812681481" calcext:value-type="float">
            <text:p>0.641816812681481</text:p>
          </table:table-cell>
          <table:table-cell table:style-name="ce4" office:value-type="float" office:value="84.7743141174317" calcext:value-type="float">
            <text:p>84.7743141174317</text:p>
          </table:table-cell>
          <table:table-cell table:style-name="ce4" office:value-type="float" office:value="29.8495438282868" calcext:value-type="float">
            <text:p>29.8495438282868</text:p>
          </table:table-cell>
          <table:table-cell table:style-name="ce4" office:value-type="float" office:value="0.0267141528727726" calcext:value-type="float">
            <text:p>0.026714152872773</text:p>
          </table:table-cell>
          <table:table-cell table:style-name="ce4" office:value-type="float" office:value="6.83052589011018" calcext:value-type="float">
            <text:p>6.83052589011018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18.7164084055851" calcext:value-type="float">
            <text:p>18.7164084055851</text:p>
          </table:table-cell>
          <table:table-cell table:style-name="ce4" office:value-type="float" office:value="2.8102231284462" calcext:value-type="float">
            <text:p>2.8102231284462</text:p>
          </table:table-cell>
          <table:table-cell table:style-name="ce4" office:value-type="float" office:value="24.5594089508057" calcext:value-type="float">
            <text:p>24.5594089508057</text:p>
          </table:table-cell>
          <table:table-cell table:style-name="ce4" office:value-type="float" office:value="9.42818375579428" calcext:value-type="float">
            <text:p>9.42818375579428</text:p>
          </table:table-cell>
          <table:table-cell table:style-name="ce4" office:value-type="float" office:value="1.12292744388099" calcext:value-type="float">
            <text:p>1.12292744388099</text:p>
          </table:table-cell>
          <table:table-cell table:style-name="ce4" office:value-type="float" office:value="12.7445524971596" calcext:value-type="float">
            <text:p>12.7445524971596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59.404395192389" calcext:value-type="float">
            <text:p>59.404395192389</text:p>
          </table:table-cell>
          <table:table-cell table:style-name="ce4" office:value-type="float" office:value="4.97255575471862" calcext:value-type="float">
            <text:p>4.97255575471862</text:p>
          </table:table-cell>
          <table:table-cell table:style-name="ce4" office:value-type="float" office:value="27.0442754268646" calcext:value-type="float">
            <text:p>27.0442754268646</text:p>
          </table:table-cell>
          <table:table-cell table:style-name="ce4" office:value-type="float" office:value="56.8225838836382" calcext:value-type="float">
            <text:p>56.8225838836382</text:p>
          </table:table-cell>
          <table:table-cell table:style-name="ce4" office:value-type="float" office:value="0.157789663552561" calcext:value-type="float">
            <text:p>0.157789663552561</text:p>
          </table:table-cell>
          <table:table-cell table:style-name="ce4" office:value-type="float" office:value="0.201629831548068" calcext:value-type="float">
            <text:p>0.201629831548068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59.404395192389" calcext:value-type="float">
            <text:p>59.404395192389</text:p>
          </table:table-cell>
          <table:table-cell table:style-name="ce4" office:value-type="float" office:value="1.46236661048291" calcext:value-type="float">
            <text:p>1.46236661048291</text:p>
          </table:table-cell>
          <table:table-cell table:style-name="ce4" office:value-type="float" office:value="12.6566298007965" calcext:value-type="float">
            <text:p>12.6566298007965</text:p>
          </table:table-cell>
          <table:table-cell table:style-name="ce4" office:value-type="float" office:value="56.8225838836382" calcext:value-type="float">
            <text:p>56.8225838836382</text:p>
          </table:table-cell>
          <table:table-cell table:style-name="ce4" office:value-type="float" office:value="1.3541796413897" calcext:value-type="float">
            <text:p>1.3541796413897</text:p>
          </table:table-cell>
          <table:table-cell table:style-name="ce4" office:value-type="float" office:value="12.8935975036469" calcext:value-type="float">
            <text:p>12.8935975036469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33.4255800592003" calcext:value-type="float">
            <text:p>33.4255800592003</text:p>
          </table:table-cell>
          <table:table-cell table:style-name="ce4" office:value-type="float" office:value="0.615264215792878" calcext:value-type="float">
            <text:p>0.615264215792878</text:p>
          </table:table-cell>
          <table:table-cell table:style-name="ce4" office:value-type="float" office:value="10.1483747959137" calcext:value-type="float">
            <text:p>10.1483747959137</text:p>
          </table:table-cell>
          <table:table-cell table:style-name="ce4" office:value-type="float" office:value="21.3875637203009" calcext:value-type="float">
            <text:p>21.3875637203009</text:p>
          </table:table-cell>
          <table:table-cell table:style-name="ce4" office:value-type="float" office:value="0.000168256318378835" calcext:value-type="float">
            <text:p>0.000168256318379</text:p>
          </table:table-cell>
          <table:table-cell table:style-name="ce4" office:value-type="float" office:value="2.71613645879561" calcext:value-type="float">
            <text:p>2.71613645879561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39.3013912822127" calcext:value-type="float">
            <text:p>39.3013912822127</text:p>
          </table:table-cell>
          <table:table-cell table:style-name="ce4" office:value-type="float" office:value="399999.969110982" calcext:value-type="float">
            <text:p>399999.969110982</text:p>
          </table:table-cell>
          <table:table-cell table:style-name="ce4" office:value-type="float" office:value="13.7479724407196" calcext:value-type="float">
            <text:p>13.7479724407196</text:p>
          </table:table-cell>
          <table:table-cell table:style-name="ce4" office:value-type="float" office:value="24.2855285398466" calcext:value-type="float">
            <text:p>24.2855285398466</text:p>
          </table:table-cell>
          <table:table-cell table:style-name="ce4" office:value-type="float" office:value="547721.672831923" calcext:value-type="float">
            <text:p>547721.672831923</text:p>
          </table:table-cell>
          <table:table-cell table:style-name="ce4" office:value-type="float" office:value="14.9635027277214" calcext:value-type="float">
            <text:p>14.9635027277214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69.6877226131022" calcext:value-type="float">
            <text:p>69.6877226131022</text:p>
          </table:table-cell>
          <table:table-cell table:style-name="ce4" office:value-type="float" office:value="0.620712142137177" calcext:value-type="float">
            <text:p>0.620712142137177</text:p>
          </table:table-cell>
          <table:table-cell table:style-name="ce4" office:value-type="float" office:value="13.8234385490417" calcext:value-type="float">
            <text:p>13.8234385490417</text:p>
          </table:table-cell>
          <table:table-cell table:style-name="ce4" office:value-type="float" office:value="92.5160855895964" calcext:value-type="float">
            <text:p>92.5160855895964</text:p>
          </table:table-cell>
          <table:table-cell table:style-name="ce4" office:value-type="float" office:value="0.0112621458525297" calcext:value-type="float">
            <text:p>0.01126214585253</text:p>
          </table:table-cell>
          <table:table-cell table:style-name="ce4" office:value-type="float" office:value="3.43307994209321" calcext:value-type="float">
            <text:p>3.43307994209321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9.38406610951981" calcext:value-type="float">
            <text:p>9.38406610951981</text:p>
          </table:table-cell>
          <table:table-cell table:style-name="ce4" office:value-type="float" office:value="5.48886" calcext:value-type="float">
            <text:p>5.48886</text:p>
          </table:table-cell>
          <table:table-cell table:style-name="ce4" office:value-type="float" office:value="38.2489612102509" calcext:value-type="float">
            <text:p>38.2489612102509</text:p>
          </table:table-cell>
          <table:table-cell table:style-name="ce4" office:value-type="float" office:value="4.71969427564185" calcext:value-type="float">
            <text:p>4.71969427564185</text:p>
          </table:table-cell>
          <table:table-cell table:style-name="ce4" office:value-type="float" office:value="0.820544516159849" calcext:value-type="float">
            <text:p>0.820544516159849</text:p>
          </table:table-cell>
          <table:table-cell table:style-name="ce4" office:value-type="float" office:value="0.418278015666583" calcext:value-type="float">
            <text:p>0.418278015666583</text:p>
          </table:table-cell>
          <table:table-cell/>
          <table:table-cell table:style-name="ce7" office:value-type="float" office:value="90" calcext:value-type="float" table:number-columns-spanned="1" table:number-rows-spanned="5">
            <text:p>90</text:p>
          </table:table-cell>
          <table:table-cell table:style-name="ce4" office:value-type="float" office:value="495.421161195473" calcext:value-type="float">
            <text:p>495.421161195473</text:p>
          </table:table-cell>
          <table:table-cell table:style-name="ce4" office:value-type="float" office:value="347.529250693786" calcext:value-type="float">
            <text:p>347.529250693786</text:p>
          </table:table-cell>
          <table:table-cell table:style-name="ce4" office:value-type="float" office:value="30.6593057632446" calcext:value-type="float">
            <text:p>30.6593057632446</text:p>
          </table:table-cell>
          <table:table-cell table:style-name="ce4" office:value-type="float" office:value="186.14345021014" calcext:value-type="float">
            <text:p>186.14345021014</text:p>
          </table:table-cell>
          <table:table-cell table:style-name="ce4" office:value-type="float" office:value="304.074467750116" calcext:value-type="float">
            <text:p>304.074467750116</text:p>
          </table:table-cell>
          <table:table-cell table:style-name="ce4" office:value-type="float" office:value="0.727307783310509" calcext:value-type="float">
            <text:p>0.727307783310509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90.6582743826638" calcext:value-type="float">
            <text:p>90.6582743826638</text:p>
          </table:table-cell>
          <table:table-cell table:style-name="ce4" office:value-type="float" office:value="2.18120964200343" calcext:value-type="float">
            <text:p>2.18120964200343</text:p>
          </table:table-cell>
          <table:table-cell table:style-name="ce4" office:value-type="float" office:value="23.6568047523499" calcext:value-type="float">
            <text:p>23.6568047523499</text:p>
          </table:table-cell>
          <table:table-cell table:style-name="ce4" office:value-type="float" office:value="38.1369156853693" calcext:value-type="float">
            <text:p>38.1369156853693</text:p>
          </table:table-cell>
          <table:table-cell table:style-name="ce4" office:value-type="float" office:value="0.364511615134446" calcext:value-type="float">
            <text:p>0.364511615134446</text:p>
          </table:table-cell>
          <table:table-cell table:style-name="ce4" office:value-type="float" office:value="15.309093080452" calcext:value-type="float">
            <text:p>15.309093080452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78.5993660711976" calcext:value-type="float">
            <text:p>78.5993660711976</text:p>
          </table:table-cell>
          <table:table-cell table:style-name="ce4" office:value-type="float" office:value="3.32981606818852" calcext:value-type="float">
            <text:p>3.32981606818852</text:p>
          </table:table-cell>
          <table:table-cell table:style-name="ce4" office:value-type="float" office:value="47.2347689151764" calcext:value-type="float">
            <text:p>47.2347689151764</text:p>
          </table:table-cell>
          <table:table-cell table:style-name="ce4" office:value-type="float" office:value="74.9820717340859" calcext:value-type="float">
            <text:p>74.9820717340859</text:p>
          </table:table-cell>
          <table:table-cell table:style-name="ce4" office:value-type="float" office:value="1.35370229629327" calcext:value-type="float">
            <text:p>1.35370229629327</text:p>
          </table:table-cell>
          <table:table-cell table:style-name="ce4" office:value-type="float" office:value="21.2830019490154" calcext:value-type="float">
            <text:p>21.2830019490154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81.3764514064051" calcext:value-type="float">
            <text:p>81.3764514064051</text:p>
          </table:table-cell>
          <table:table-cell table:style-name="ce4" office:value-type="float" office:value="14.7864938933947" calcext:value-type="float">
            <text:p>14.7864938933947</text:p>
          </table:table-cell>
          <table:table-cell table:style-name="ce4" office:value-type="float" office:value="31.0066378116608" calcext:value-type="float">
            <text:p>31.0066378116608</text:p>
          </table:table-cell>
          <table:table-cell table:style-name="ce4" office:value-type="float" office:value="39.6788296598593" calcext:value-type="float">
            <text:p>39.6788296598593</text:p>
          </table:table-cell>
          <table:table-cell table:style-name="ce4" office:value-type="float" office:value="6.25860437454119" calcext:value-type="float">
            <text:p>6.25860437454119</text:p>
          </table:table-cell>
          <table:table-cell table:style-name="ce4" office:value-type="float" office:value="1.09386319708904" calcext:value-type="float">
            <text:p>1.09386319708904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90.6582743826638" calcext:value-type="float">
            <text:p>90.6582743826638</text:p>
          </table:table-cell>
          <table:table-cell table:style-name="ce4" office:value-type="float" office:value="8.27693028248858" calcext:value-type="float">
            <text:p>8.27693028248858</text:p>
          </table:table-cell>
          <table:table-cell table:style-name="ce4" office:value-type="float" office:value="27.0900819301605" calcext:value-type="float">
            <text:p>27.0900819301605</text:p>
          </table:table-cell>
          <table:table-cell table:style-name="ce4" office:value-type="float" office:value="38.1369156853693" calcext:value-type="float">
            <text:p>38.1369156853693</text:p>
          </table:table-cell>
          <table:table-cell table:style-name="ce4" office:value-type="float" office:value="0.347152627165039" calcext:value-type="float">
            <text:p>0.347152627165039</text:p>
          </table:table-cell>
          <table:table-cell table:style-name="ce4" office:value-type="float" office:value="0.0477558057473037" calcext:value-type="float">
            <text:p>0.047755805747304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90.6582743826638" calcext:value-type="float">
            <text:p>90.6582743826638</text:p>
          </table:table-cell>
          <table:table-cell table:style-name="ce4" office:value-type="float" office:value="2.18120964200343" calcext:value-type="float">
            <text:p>2.18120964200343</text:p>
          </table:table-cell>
          <table:table-cell table:style-name="ce4" office:value-type="float" office:value="23.6568047523499" calcext:value-type="float">
            <text:p>23.6568047523499</text:p>
          </table:table-cell>
          <table:table-cell table:style-name="ce4" office:value-type="float" office:value="38.1369156853693" calcext:value-type="float">
            <text:p>38.1369156853693</text:p>
          </table:table-cell>
          <table:table-cell table:style-name="ce4" office:value-type="float" office:value="0.364511615134446" calcext:value-type="float">
            <text:p>0.364511615134446</text:p>
          </table:table-cell>
          <table:table-cell table:style-name="ce4" office:value-type="float" office:value="15.309093080452" calcext:value-type="float">
            <text:p>15.309093080452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73.9894340597068" calcext:value-type="float">
            <text:p>73.9894340597068</text:p>
          </table:table-cell>
          <table:table-cell table:style-name="ce4" office:value-type="float" office:value="1.99735780696085" calcext:value-type="float">
            <text:p>1.99735780696085</text:p>
          </table:table-cell>
          <table:table-cell table:style-name="ce4" office:value-type="float" office:value="20.4999252319336" calcext:value-type="float">
            <text:p>20.4999252319336</text:p>
          </table:table-cell>
          <table:table-cell table:style-name="ce4" office:value-type="float" office:value="53.9078680196684" calcext:value-type="float">
            <text:p>53.9078680196684</text:p>
          </table:table-cell>
          <table:table-cell table:style-name="ce4" office:value-type="float" office:value="0.0411366442319906" calcext:value-type="float">
            <text:p>0.041136644231991</text:p>
          </table:table-cell>
          <table:table-cell table:style-name="ce4" office:value-type="float" office:value="13.7900145646192" calcext:value-type="float">
            <text:p>13.7900145646192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30.1827537344135" calcext:value-type="float">
            <text:p>30.1827537344135</text:p>
          </table:table-cell>
          <table:table-cell table:style-name="ce4" office:value-type="float" office:value="400000.780048791" calcext:value-type="float">
            <text:p>400000.780048791</text:p>
          </table:table-cell>
          <table:table-cell table:style-name="ce4" office:value-type="float" office:value="13.0957818984985" calcext:value-type="float">
            <text:p>13.0957818984985</text:p>
          </table:table-cell>
          <table:table-cell table:style-name="ce4" office:value-type="float" office:value="15.7838548780956" calcext:value-type="float">
            <text:p>15.7838548780956</text:p>
          </table:table-cell>
          <table:table-cell table:style-name="ce4" office:value-type="float" office:value="547720.932550372" calcext:value-type="float">
            <text:p>547720.932550372</text:p>
          </table:table-cell>
          <table:table-cell table:style-name="ce4" office:value-type="float" office:value="15.5230343407878" calcext:value-type="float">
            <text:p>15.5230343407878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89.4288225662532" calcext:value-type="float">
            <text:p>89.4288225662532</text:p>
          </table:table-cell>
          <table:table-cell table:style-name="ce4" office:value-type="float" office:value="1.99999823204893" calcext:value-type="float">
            <text:p>1.99999823204893</text:p>
          </table:table-cell>
          <table:table-cell table:style-name="ce4" office:value-type="float" office:value="28.1600642204285" calcext:value-type="float">
            <text:p>28.1600642204285</text:p>
          </table:table-cell>
          <table:table-cell table:style-name="ce4" office:value-type="float" office:value="33.7968822901095" calcext:value-type="float">
            <text:p>33.7968822901095</text:p>
          </table:table-cell>
          <table:table-cell table:style-name="ce4" office:value-type="float" office:value="0.0244687547246862" calcext:value-type="float">
            <text:p>0.024468754724686</text:p>
          </table:table-cell>
          <table:table-cell table:style-name="ce4" office:value-type="float" office:value="12.2512460943759" calcext:value-type="float">
            <text:p>12.2512460943759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12.3284212159354" calcext:value-type="float">
            <text:p>12.3284212159354</text:p>
          </table:table-cell>
          <table:table-cell table:style-name="ce4" office:value-type="float" office:value="7.99912" calcext:value-type="float">
            <text:p>7.99912</text:p>
          </table:table-cell>
          <table:table-cell table:style-name="ce4" office:value-type="float" office:value="38.220445728302" calcext:value-type="float">
            <text:p>38.220445728302</text:p>
          </table:table-cell>
          <table:table-cell table:style-name="ce4" office:value-type="float" office:value="3.23878832250806" calcext:value-type="float">
            <text:p>3.23878832250806</text:p>
          </table:table-cell>
          <table:table-cell table:style-name="ce4" office:value-type="float" office:value="2.8266806031103" calcext:value-type="float">
            <text:p>2.8266806031103</text:p>
          </table:table-cell>
          <table:table-cell table:style-name="ce4" office:value-type="float" office:value="0.192579135181544" calcext:value-type="float">
            <text:p>0.192579135181544</text:p>
          </table:table-cell>
          <table:table-cell/>
          <table:table-cell table:style-name="ce7" office:value-type="float" office:value="105" calcext:value-type="float" table:number-columns-spanned="1" table:number-rows-spanned="5">
            <text:p>105</text:p>
          </table:table-cell>
          <table:table-cell table:style-name="ce4" office:value-type="float" office:value="497.381904975673" calcext:value-type="float">
            <text:p>497.381904975673</text:p>
          </table:table-cell>
          <table:table-cell table:style-name="ce4" office:value-type="float" office:value="228.844560556489" calcext:value-type="float">
            <text:p>228.844560556489</text:p>
          </table:table-cell>
          <table:table-cell table:style-name="ce4" office:value-type="float" office:value="32.8554356575012" calcext:value-type="float">
            <text:p>32.8554356575012</text:p>
          </table:table-cell>
          <table:table-cell table:style-name="ce4" office:value-type="float" office:value="215.553079914635" calcext:value-type="float">
            <text:p>215.553079914635</text:p>
          </table:table-cell>
          <table:table-cell table:style-name="ce4" office:value-type="float" office:value="358.258259300969" calcext:value-type="float">
            <text:p>358.258259300969</text:p>
          </table:table-cell>
          <table:table-cell table:style-name="ce4" office:value-type="float" office:value="2.59203685019353" calcext:value-type="float">
            <text:p>2.59203685019353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76.4083930107267" calcext:value-type="float">
            <text:p>76.4083930107267</text:p>
          </table:table-cell>
          <table:table-cell table:style-name="ce4" office:value-type="float" office:value="1.7651857203031" calcext:value-type="float">
            <text:p>1.7651857203031</text:p>
          </table:table-cell>
          <table:table-cell table:style-name="ce4" office:value-type="float" office:value="17.3405633449554" calcext:value-type="float">
            <text:p>17.3405633449554</text:p>
          </table:table-cell>
          <table:table-cell table:style-name="ce4" office:value-type="float" office:value="51.3519716011323" calcext:value-type="float">
            <text:p>51.3519716011323</text:p>
          </table:table-cell>
          <table:table-cell table:style-name="ce4" office:value-type="float" office:value="0.760120402037024" calcext:value-type="float">
            <text:p>0.760120402037024</text:p>
          </table:table-cell>
          <table:table-cell table:style-name="ce4" office:value-type="float" office:value="15.8276205322187" calcext:value-type="float">
            <text:p>15.8276205322187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34.0871194119807" calcext:value-type="float">
            <text:p>34.0871194119807</text:p>
          </table:table-cell>
          <table:table-cell table:style-name="ce4" office:value-type="float" office:value="2.21132776193788" calcext:value-type="float">
            <text:p>2.21132776193788</text:p>
          </table:table-cell>
          <table:table-cell table:style-name="ce4" office:value-type="float" office:value="78.5112581253052" calcext:value-type="float">
            <text:p>78.5112581253052</text:p>
          </table:table-cell>
          <table:table-cell table:style-name="ce4" office:value-type="float" office:value="8.10435385990862" calcext:value-type="float">
            <text:p>8.10435385990862</text:p>
          </table:table-cell>
          <table:table-cell table:style-name="ce4" office:value-type="float" office:value="2.39695701115208" calcext:value-type="float">
            <text:p>2.39695701115208</text:p>
          </table:table-cell>
          <table:table-cell table:style-name="ce4" office:value-type="float" office:value="26.1184433274602" calcext:value-type="float">
            <text:p>26.1184433274602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44.973095157801" calcext:value-type="float">
            <text:p>44.973095157801</text:p>
          </table:table-cell>
          <table:table-cell table:style-name="ce4" office:value-type="float" office:value="5.0149652772259" calcext:value-type="float">
            <text:p>5.0149652772259</text:p>
          </table:table-cell>
          <table:table-cell table:style-name="ce4" office:value-type="float" office:value="30.8390144348145" calcext:value-type="float">
            <text:p>30.8390144348145</text:p>
          </table:table-cell>
          <table:table-cell table:style-name="ce4" office:value-type="float" office:value="17.3161711635504" calcext:value-type="float">
            <text:p>17.3161711635504</text:p>
          </table:table-cell>
          <table:table-cell table:style-name="ce4" office:value-type="float" office:value="1.81273254615663" calcext:value-type="float">
            <text:p>1.81273254615663</text:p>
          </table:table-cell>
          <table:table-cell table:style-name="ce4" office:value-type="float" office:value="0.676498163032441" calcext:value-type="float">
            <text:p>0.676498163032441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76.4083930107267" calcext:value-type="float">
            <text:p>76.4083930107267</text:p>
          </table:table-cell>
          <table:table-cell table:style-name="ce4" office:value-type="float" office:value="8.89150772270584" calcext:value-type="float">
            <text:p>8.89150772270584</text:p>
          </table:table-cell>
          <table:table-cell table:style-name="ce4" office:value-type="float" office:value="26.7976540565491" calcext:value-type="float">
            <text:p>26.7976540565491</text:p>
          </table:table-cell>
          <table:table-cell table:style-name="ce4" office:value-type="float" office:value="51.3519716011323" calcext:value-type="float">
            <text:p>51.3519716011323</text:p>
          </table:table-cell>
          <table:table-cell table:style-name="ce4" office:value-type="float" office:value="0.135786197598541" calcext:value-type="float">
            <text:p>0.135786197598541</text:p>
          </table:table-cell>
          <table:table-cell table:style-name="ce4" office:value-type="float" office:value="0.211760525364236" calcext:value-type="float">
            <text:p>0.211760525364236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76.4083930107267" calcext:value-type="float">
            <text:p>76.4083930107267</text:p>
          </table:table-cell>
          <table:table-cell table:style-name="ce4" office:value-type="float" office:value="1.7651857203031" calcext:value-type="float">
            <text:p>1.7651857203031</text:p>
          </table:table-cell>
          <table:table-cell table:style-name="ce4" office:value-type="float" office:value="17.3405633449554" calcext:value-type="float">
            <text:p>17.3405633449554</text:p>
          </table:table-cell>
          <table:table-cell table:style-name="ce4" office:value-type="float" office:value="51.3519716011323" calcext:value-type="float">
            <text:p>51.3519716011323</text:p>
          </table:table-cell>
          <table:table-cell table:style-name="ce4" office:value-type="float" office:value="0.760120402037024" calcext:value-type="float">
            <text:p>0.760120402037024</text:p>
          </table:table-cell>
          <table:table-cell table:style-name="ce4" office:value-type="float" office:value="15.8276205322187" calcext:value-type="float">
            <text:p>15.8276205322187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43.325238019572" calcext:value-type="float">
            <text:p>43.325238019572</text:p>
          </table:table-cell>
          <table:table-cell table:style-name="ce4" office:value-type="float" office:value="1.06861311661522" calcext:value-type="float">
            <text:p>1.06861311661522</text:p>
          </table:table-cell>
          <table:table-cell table:style-name="ce4" office:value-type="float" office:value="12.7596659660339" calcext:value-type="float">
            <text:p>12.7596659660339</text:p>
          </table:table-cell>
          <table:table-cell table:style-name="ce4" office:value-type="float" office:value="38.2479653594661" calcext:value-type="float">
            <text:p>38.2479653594661</text:p>
          </table:table-cell>
          <table:table-cell table:style-name="ce4" office:value-type="float" office:value="0.00459264856973797" calcext:value-type="float">
            <text:p>0.004592648569738</text:p>
          </table:table-cell>
          <table:table-cell table:style-name="ce4" office:value-type="float" office:value="4.49236948174257" calcext:value-type="float">
            <text:p>4.49236948174257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31.7143133271509" calcext:value-type="float">
            <text:p>31.7143133271509</text:p>
          </table:table-cell>
          <table:table-cell table:style-name="ce4" office:value-type="float" office:value="200000.65308454" calcext:value-type="float">
            <text:p>200000.65308454</text:p>
          </table:table-cell>
          <table:table-cell table:style-name="ce4" office:value-type="float" office:value="7.13734006881714" calcext:value-type="float">
            <text:p>7.13734006881714</text:p>
          </table:table-cell>
          <table:table-cell table:style-name="ce4" office:value-type="float" office:value="28.3289994979374" calcext:value-type="float">
            <text:p>28.3289994979374</text:p>
          </table:table-cell>
          <table:table-cell table:style-name="ce4" office:value-type="float" office:value="447212.671397607" calcext:value-type="float">
            <text:p>447212.671397607</text:p>
          </table:table-cell>
          <table:table-cell table:style-name="ce4" office:value-type="float" office:value="12.8946313516118" calcext:value-type="float">
            <text:p>12.8946313516118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36.8546478681016" calcext:value-type="float">
            <text:p>36.8546478681016</text:p>
          </table:table-cell>
          <table:table-cell table:style-name="ce4" office:value-type="float" office:value="1.15350131888526" calcext:value-type="float">
            <text:p>1.15350131888526</text:p>
          </table:table-cell>
          <table:table-cell table:style-name="ce4" office:value-type="float" office:value="18.4340888023376" calcext:value-type="float">
            <text:p>18.4340888023376</text:p>
          </table:table-cell>
          <table:table-cell table:style-name="ce4" office:value-type="float" office:value="24.634245356824" calcext:value-type="float">
            <text:p>24.634245356824</text:p>
          </table:table-cell>
          <table:table-cell table:style-name="ce4" office:value-type="float" office:value="0.0713164217931078" calcext:value-type="float">
            <text:p>0.071316421793108</text:p>
          </table:table-cell>
          <table:table-cell table:style-name="ce4" office:value-type="float" office:value="5.52829609800416" calcext:value-type="float">
            <text:p>5.52829609800416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12.7313599399402" calcext:value-type="float">
            <text:p>12.7313599399402</text:p>
          </table:table-cell>
          <table:table-cell table:style-name="ce4" office:value-type="float" office:value="9.01626" calcext:value-type="float">
            <text:p>9.01626</text:p>
          </table:table-cell>
          <table:table-cell table:style-name="ce4" office:value-type="float" office:value="39.1665548801422" calcext:value-type="float">
            <text:p>39.1665548801422</text:p>
          </table:table-cell>
          <table:table-cell table:style-name="ce4" office:value-type="float" office:value="3.51568314313813" calcext:value-type="float">
            <text:p>3.51568314313813</text:p>
          </table:table-cell>
          <table:table-cell table:style-name="ce4" office:value-type="float" office:value="0.348676258153606" calcext:value-type="float">
            <text:p>0.348676258153606</text:p>
          </table:table-cell>
          <table:table-cell table:style-name="ce4" office:value-type="float" office:value="2.99302111196209" calcext:value-type="float">
            <text:p>2.99302111196209</text:p>
          </table:table-cell>
          <table:table-cell/>
          <table:table-cell table:style-name="ce7" office:value-type="float" office:value="120" calcext:value-type="float" table:number-columns-spanned="1" table:number-rows-spanned="5">
            <text:p>120</text:p>
          </table:table-cell>
          <table:table-cell table:style-name="ce4" office:value-type="float" office:value="481.182333291146" calcext:value-type="float">
            <text:p>481.182333291146</text:p>
          </table:table-cell>
          <table:table-cell table:style-name="ce4" office:value-type="float" office:value="139.934307158746" calcext:value-type="float">
            <text:p>139.934307158746</text:p>
          </table:table-cell>
          <table:table-cell table:style-name="ce4" office:value-type="float" office:value="31.7716050624847" calcext:value-type="float">
            <text:p>31.7716050624847</text:p>
          </table:table-cell>
          <table:table-cell table:style-name="ce4" office:value-type="float" office:value="181.101805736181" calcext:value-type="float">
            <text:p>181.101805736181</text:p>
          </table:table-cell>
          <table:table-cell table:style-name="ce4" office:value-type="float" office:value="123.822131748262" calcext:value-type="float">
            <text:p>123.822131748262</text:p>
          </table:table-cell>
          <table:table-cell table:style-name="ce4" office:value-type="float" office:value="1.27193670543458" calcext:value-type="float">
            <text:p>1.27193670543458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40.726544197493" calcext:value-type="float">
            <text:p>40.726544197493</text:p>
          </table:table-cell>
          <table:table-cell table:style-name="ce4" office:value-type="float" office:value="1.44396843952529" calcext:value-type="float">
            <text:p>1.44396843952529</text:p>
          </table:table-cell>
          <table:table-cell table:style-name="ce4" office:value-type="float" office:value="6.34321546554565" calcext:value-type="float">
            <text:p>6.34321546554565</text:p>
          </table:table-cell>
          <table:table-cell table:style-name="ce4" office:value-type="float" office:value="31.3532999355498" calcext:value-type="float">
            <text:p>31.3532999355498</text:p>
          </table:table-cell>
          <table:table-cell table:style-name="ce4" office:value-type="float" office:value="0.0200173765232142" calcext:value-type="float">
            <text:p>0.020017376523214</text:p>
          </table:table-cell>
          <table:table-cell table:style-name="ce4" office:value-type="float" office:value="1.00770670086256" calcext:value-type="float">
            <text:p>1.00770670086256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79.7922979067105" calcext:value-type="float">
            <text:p>79.7922979067105</text:p>
          </table:table-cell>
          <table:table-cell table:style-name="ce4" office:value-type="float" office:value="5.16026410586552" calcext:value-type="float">
            <text:p>5.16026410586552</text:p>
          </table:table-cell>
          <table:table-cell table:style-name="ce4" office:value-type="float" office:value="71.9167554855347" calcext:value-type="float">
            <text:p>71.9167554855347</text:p>
          </table:table-cell>
          <table:table-cell table:style-name="ce4" office:value-type="float" office:value="41.803974821739" calcext:value-type="float">
            <text:p>41.803974821739</text:p>
          </table:table-cell>
          <table:table-cell table:style-name="ce4" office:value-type="float" office:value="7.88935713723831" calcext:value-type="float">
            <text:p>7.88935713723831</text:p>
          </table:table-cell>
          <table:table-cell table:style-name="ce4" office:value-type="float" office:value="25.1150610103876" calcext:value-type="float">
            <text:p>25.1150610103876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49.7784589429629" calcext:value-type="float">
            <text:p>49.7784589429629</text:p>
          </table:table-cell>
          <table:table-cell table:style-name="ce4" office:value-type="float" office:value="9.21303572777107" calcext:value-type="float">
            <text:p>9.21303572777107</text:p>
          </table:table-cell>
          <table:table-cell table:style-name="ce4" office:value-type="float" office:value="30.7806952953339" calcext:value-type="float">
            <text:p>30.7806952953339</text:p>
          </table:table-cell>
          <table:table-cell table:style-name="ce4" office:value-type="float" office:value="32.7042564131004" calcext:value-type="float">
            <text:p>32.7042564131004</text:p>
          </table:table-cell>
          <table:table-cell table:style-name="ce4" office:value-type="float" office:value="9.70851522097576" calcext:value-type="float">
            <text:p>9.70851522097576</text:p>
          </table:table-cell>
          <table:table-cell table:style-name="ce4" office:value-type="float" office:value="0.779531043634021" calcext:value-type="float">
            <text:p>0.779531043634021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40.726544197493" calcext:value-type="float">
            <text:p>40.726544197493</text:p>
          </table:table-cell>
          <table:table-cell table:style-name="ce4" office:value-type="float" office:value="3.24899683061588" calcext:value-type="float">
            <text:p>3.24899683061588</text:p>
          </table:table-cell>
          <table:table-cell table:style-name="ce4" office:value-type="float" office:value="27.0211054325104" calcext:value-type="float">
            <text:p>27.0211054325104</text:p>
          </table:table-cell>
          <table:table-cell table:style-name="ce4" office:value-type="float" office:value="31.3532999355498" calcext:value-type="float">
            <text:p>31.3532999355498</text:p>
          </table:table-cell>
          <table:table-cell table:style-name="ce4" office:value-type="float" office:value="0.162547955443816" calcext:value-type="float">
            <text:p>0.162547955443816</text:p>
          </table:table-cell>
          <table:table-cell table:style-name="ce4" office:value-type="float" office:value="0.101298975330236" calcext:value-type="float">
            <text:p>0.101298975330236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40.726544197493" calcext:value-type="float">
            <text:p>40.726544197493</text:p>
          </table:table-cell>
          <table:table-cell table:style-name="ce4" office:value-type="float" office:value="1.44396843952529" calcext:value-type="float">
            <text:p>1.44396843952529</text:p>
          </table:table-cell>
          <table:table-cell table:style-name="ce4" office:value-type="float" office:value="6.34321546554565" calcext:value-type="float">
            <text:p>6.34321546554565</text:p>
          </table:table-cell>
          <table:table-cell table:style-name="ce4" office:value-type="float" office:value="31.3532999355498" calcext:value-type="float">
            <text:p>31.3532999355498</text:p>
          </table:table-cell>
          <table:table-cell table:style-name="ce4" office:value-type="float" office:value="0.0200173765232142" calcext:value-type="float">
            <text:p>0.020017376523214</text:p>
          </table:table-cell>
          <table:table-cell table:style-name="ce4" office:value-type="float" office:value="1.00770670086256" calcext:value-type="float">
            <text:p>1.00770670086256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57.2445687123981" calcext:value-type="float">
            <text:p>57.2445687123981</text:p>
          </table:table-cell>
          <table:table-cell table:style-name="ce4" office:value-type="float" office:value="1.4402108355903" calcext:value-type="float">
            <text:p>1.4402108355903</text:p>
          </table:table-cell>
          <table:table-cell table:style-name="ce4" office:value-type="float" office:value="15.2092398166657" calcext:value-type="float">
            <text:p>15.2092398166657</text:p>
          </table:table-cell>
          <table:table-cell table:style-name="ce4" office:value-type="float" office:value="50.5229747048158" calcext:value-type="float">
            <text:p>50.5229747048158</text:p>
          </table:table-cell>
          <table:table-cell table:style-name="ce4" office:value-type="float" office:value="0.00505512166274495" calcext:value-type="float">
            <text:p>0.005055121662745</text:p>
          </table:table-cell>
          <table:table-cell table:style-name="ce4" office:value-type="float" office:value="11.116829620987" calcext:value-type="float">
            <text:p>11.116829620987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42.8951626421042" calcext:value-type="float">
            <text:p>42.8951626421042</text:p>
          </table:table-cell>
          <table:table-cell table:style-name="ce4" office:value-type="float" office:value="1.43515686934356" calcext:value-type="float">
            <text:p>1.43515686934356</text:p>
          </table:table-cell>
          <table:table-cell table:style-name="ce4" office:value-type="float" office:value="1.75040917396545" calcext:value-type="float">
            <text:p>1.75040917396545</text:p>
          </table:table-cell>
          <table:table-cell table:style-name="ce4" office:value-type="float" office:value="28.9539943414467" calcext:value-type="float">
            <text:p>28.9539943414467</text:p>
          </table:table-cell>
          <table:table-cell table:style-name="ce4" office:value-type="float" office:value="0.000311525454127744" calcext:value-type="float">
            <text:p>0.000311525454128</text:p>
          </table:table-cell>
          <table:table-cell table:style-name="ce4" office:value-type="float" office:value="0.578542475515977" calcext:value-type="float">
            <text:p>0.578542475515977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62.4734292068972" calcext:value-type="float">
            <text:p>62.4734292068972</text:p>
          </table:table-cell>
          <table:table-cell table:style-name="ce4" office:value-type="float" office:value="1.51853192526322" calcext:value-type="float">
            <text:p>1.51853192526322</text:p>
          </table:table-cell>
          <table:table-cell table:style-name="ce4" office:value-type="float" office:value="13.8666107654572" calcext:value-type="float">
            <text:p>13.8666107654572</text:p>
          </table:table-cell>
          <table:table-cell table:style-name="ce4" office:value-type="float" office:value="59.97656222199" calcext:value-type="float">
            <text:p>59.97656222199</text:p>
          </table:table-cell>
          <table:table-cell table:style-name="ce4" office:value-type="float" office:value="0.117312335240212" calcext:value-type="float">
            <text:p>0.117312335240212</text:p>
          </table:table-cell>
          <table:table-cell table:style-name="ce4" office:value-type="float" office:value="4.7871862756197" calcext:value-type="float">
            <text:p>4.7871862756197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11.9997720297836" calcext:value-type="float">
            <text:p>11.9997720297836</text:p>
          </table:table-cell>
          <table:table-cell table:style-name="ce4" office:value-type="float" office:value="5.16724" calcext:value-type="float">
            <text:p>5.16724</text:p>
          </table:table-cell>
          <table:table-cell table:style-name="ce4" office:value-type="float" office:value="37.573860502243" calcext:value-type="float">
            <text:p>37.573860502243</text:p>
          </table:table-cell>
          <table:table-cell table:style-name="ce4" office:value-type="float" office:value="4.52578283315092" calcext:value-type="float">
            <text:p>4.52578283315092</text:p>
          </table:table-cell>
          <table:table-cell table:style-name="ce4" office:value-type="float" office:value="1.63101052970237" calcext:value-type="float">
            <text:p>1.63101052970237</text:p>
          </table:table-cell>
          <table:table-cell table:style-name="ce4" office:value-type="float" office:value="0.205886322699961" calcext:value-type="float">
            <text:p>0.205886322699961</text:p>
          </table:table-cell>
          <table:table-cell/>
          <table:table-cell table:style-name="ce7" office:value-type="float" office:value="135" calcext:value-type="float" table:number-columns-spanned="1" table:number-rows-spanned="5">
            <text:p>135</text:p>
          </table:table-cell>
          <table:table-cell table:style-name="ce4" office:value-type="float" office:value="512.092554175453" calcext:value-type="float">
            <text:p>512.092554175453</text:p>
          </table:table-cell>
          <table:table-cell table:style-name="ce4" office:value-type="float" office:value="383.44198427902" calcext:value-type="float">
            <text:p>383.44198427902</text:p>
          </table:table-cell>
          <table:table-cell table:style-name="ce4" office:value-type="float" office:value="30.7288304805756" calcext:value-type="float">
            <text:p>30.7288304805756</text:p>
          </table:table-cell>
          <table:table-cell table:style-name="ce4" office:value-type="float" office:value="194.286655978059" calcext:value-type="float">
            <text:p>194.286655978059</text:p>
          </table:table-cell>
          <table:table-cell table:style-name="ce4" office:value-type="float" office:value="300.173658606674" calcext:value-type="float">
            <text:p>300.173658606674</text:p>
          </table:table-cell>
          <table:table-cell table:style-name="ce4" office:value-type="float" office:value="0.804559141902712" calcext:value-type="float">
            <text:p>0.804559141902712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77.2685250228499" calcext:value-type="float">
            <text:p>77.2685250228499</text:p>
          </table:table-cell>
          <table:table-cell table:style-name="ce4" office:value-type="float" office:value="0.556337945653342" calcext:value-type="float">
            <text:p>0.556337945653342</text:p>
          </table:table-cell>
          <table:table-cell table:style-name="ce4" office:value-type="float" office:value="6.62631506919861" calcext:value-type="float">
            <text:p>6.62631506919861</text:p>
          </table:table-cell>
          <table:table-cell table:style-name="ce4" office:value-type="float" office:value="47.5709051191662" calcext:value-type="float">
            <text:p>47.5709051191662</text:p>
          </table:table-cell>
          <table:table-cell table:style-name="ce4" office:value-type="float" office:value="0.0339664331500474" calcext:value-type="float">
            <text:p>0.033966433150047</text:p>
          </table:table-cell>
          <table:table-cell table:style-name="ce4" office:value-type="float" office:value="0.669004571755192" calcext:value-type="float">
            <text:p>0.669004571755192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79.0759128406727" calcext:value-type="float">
            <text:p>79.0759128406727</text:p>
          </table:table-cell>
          <table:table-cell table:style-name="ce4" office:value-type="float" office:value="4.14332111428546" calcext:value-type="float">
            <text:p>4.14332111428546</text:p>
          </table:table-cell>
          <table:table-cell table:style-name="ce4" office:value-type="float" office:value="45.1616573810577" calcext:value-type="float">
            <text:p>45.1616573810577</text:p>
          </table:table-cell>
          <table:table-cell table:style-name="ce4" office:value-type="float" office:value="46.0206559024534" calcext:value-type="float">
            <text:p>46.0206559024534</text:p>
          </table:table-cell>
          <table:table-cell table:style-name="ce4" office:value-type="float" office:value="8.02900773901722" calcext:value-type="float">
            <text:p>8.02900773901722</text:p>
          </table:table-cell>
          <table:table-cell table:style-name="ce4" office:value-type="float" office:value="14.7600417670142" calcext:value-type="float">
            <text:p>14.7600417670142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28.8044921509503" calcext:value-type="float">
            <text:p>28.8044921509503</text:p>
          </table:table-cell>
          <table:table-cell table:style-name="ce4" office:value-type="float" office:value="1.82162756155442" calcext:value-type="float">
            <text:p>1.82162756155442</text:p>
          </table:table-cell>
          <table:table-cell table:style-name="ce4" office:value-type="float" office:value="12.7959588527679" calcext:value-type="float">
            <text:p>12.7959588527679</text:p>
          </table:table-cell>
          <table:table-cell table:style-name="ce4" office:value-type="float" office:value="36.9902960274008" calcext:value-type="float">
            <text:p>36.9902960274008</text:p>
          </table:table-cell>
          <table:table-cell table:style-name="ce4" office:value-type="float" office:value="0.590655065419751" calcext:value-type="float">
            <text:p>0.590655065419751</text:p>
          </table:table-cell>
          <table:table-cell table:style-name="ce4" office:value-type="float" office:value="16.2081591364361" calcext:value-type="float">
            <text:p>16.2081591364361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77.2685250228499" calcext:value-type="float">
            <text:p>77.2685250228499</text:p>
          </table:table-cell>
          <table:table-cell table:style-name="ce4" office:value-type="float" office:value="0.922559309219601" calcext:value-type="float">
            <text:p>0.922559309219601</text:p>
          </table:table-cell>
          <table:table-cell table:style-name="ce4" office:value-type="float" office:value="27.1700714111328" calcext:value-type="float">
            <text:p>27.1700714111328</text:p>
          </table:table-cell>
          <table:table-cell table:style-name="ce4" office:value-type="float" office:value="47.5709051191662" calcext:value-type="float">
            <text:p>47.5709051191662</text:p>
          </table:table-cell>
          <table:table-cell table:style-name="ce4" office:value-type="float" office:value="0.0555091388973273" calcext:value-type="float">
            <text:p>0.055509138897327</text:p>
          </table:table-cell>
          <table:table-cell table:style-name="ce4" office:value-type="float" office:value="0.344759083203735" calcext:value-type="float">
            <text:p>0.344759083203735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77.2685250228499" calcext:value-type="float">
            <text:p>77.2685250228499</text:p>
          </table:table-cell>
          <table:table-cell table:style-name="ce4" office:value-type="float" office:value="0.556337945653342" calcext:value-type="float">
            <text:p>0.556337945653342</text:p>
          </table:table-cell>
          <table:table-cell table:style-name="ce4" office:value-type="float" office:value="6.62631506919861" calcext:value-type="float">
            <text:p>6.62631506919861</text:p>
          </table:table-cell>
          <table:table-cell table:style-name="ce4" office:value-type="float" office:value="47.5709051191662" calcext:value-type="float">
            <text:p>47.5709051191662</text:p>
          </table:table-cell>
          <table:table-cell table:style-name="ce4" office:value-type="float" office:value="0.0339664331500474" calcext:value-type="float">
            <text:p>0.033966433150047</text:p>
          </table:table-cell>
          <table:table-cell table:style-name="ce4" office:value-type="float" office:value="0.669004571755192" calcext:value-type="float">
            <text:p>0.669004571755192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58.2117256768542" calcext:value-type="float">
            <text:p>58.2117256768542</text:p>
          </table:table-cell>
          <table:table-cell table:style-name="ce4" office:value-type="float" office:value="0.545870296196051" calcext:value-type="float">
            <text:p>0.545870296196051</text:p>
          </table:table-cell>
          <table:table-cell table:style-name="ce4" office:value-type="float" office:value="8.58594131469727" calcext:value-type="float">
            <text:p>8.58594131469727</text:p>
          </table:table-cell>
          <table:table-cell table:style-name="ce4" office:value-type="float" office:value="29.7197710151636" calcext:value-type="float">
            <text:p>29.7197710151636</text:p>
          </table:table-cell>
          <table:table-cell table:style-name="ce4" office:value-type="float" office:value="0.00711966998535652" calcext:value-type="float">
            <text:p>0.007119669985357</text:p>
          </table:table-cell>
          <table:table-cell table:style-name="ce4" office:value-type="float" office:value="3.85382417295674" calcext:value-type="float">
            <text:p>3.85382417295674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71.9803062103049" calcext:value-type="float">
            <text:p>71.9803062103049</text:p>
          </table:table-cell>
          <table:table-cell table:style-name="ce4" office:value-type="float" office:value="599999.616459164" calcext:value-type="float">
            <text:p>599999.616459164</text:p>
          </table:table-cell>
          <table:table-cell table:style-name="ce4" office:value-type="float" office:value="18.7389957427979" calcext:value-type="float">
            <text:p>18.7389957427979</text:p>
          </table:table-cell>
          <table:table-cell table:style-name="ce4" office:value-type="float" office:value="55.8209960726622" calcext:value-type="float">
            <text:p>55.8209960726622</text:p>
          </table:table-cell>
          <table:table-cell table:style-name="ce4" office:value-type="float" office:value="547721.713383691" calcext:value-type="float">
            <text:p>547721.713383691</text:p>
          </table:table-cell>
          <table:table-cell table:style-name="ce4" office:value-type="float" office:value="15.628708964256" calcext:value-type="float">
            <text:p>15.628708964256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61.7139028012674" calcext:value-type="float">
            <text:p>61.7139028012674</text:p>
          </table:table-cell>
          <table:table-cell table:style-name="ce4" office:value-type="float" office:value="0.55092389379473" calcext:value-type="float">
            <text:p>0.55092389379473</text:p>
          </table:table-cell>
          <table:table-cell table:style-name="ce4" office:value-type="float" office:value="22.1096664428711" calcext:value-type="float">
            <text:p>22.1096664428711</text:p>
          </table:table-cell>
          <table:table-cell table:style-name="ce4" office:value-type="float" office:value="58.5835132188332" calcext:value-type="float">
            <text:p>58.5835132188332</text:p>
          </table:table-cell>
          <table:table-cell table:style-name="ce4" office:value-type="float" office:value="0.00926838844616769" calcext:value-type="float">
            <text:p>0.009268388446168</text:p>
          </table:table-cell>
          <table:table-cell table:style-name="ce4" office:value-type="float" office:value="12.5164711327238" calcext:value-type="float">
            <text:p>12.5164711327238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3.84080934168483" calcext:value-type="float">
            <text:p>3.84080934168483</text:p>
          </table:table-cell>
          <table:table-cell table:style-name="ce4" office:value-type="float" office:value="1.25108" calcext:value-type="float">
            <text:p>1.25108</text:p>
          </table:table-cell>
          <table:table-cell table:style-name="ce4" office:value-type="float" office:value="37.7733436584473" calcext:value-type="float">
            <text:p>37.7733436584473</text:p>
          </table:table-cell>
          <table:table-cell table:style-name="ce4" office:value-type="float" office:value="2.01700257332515" calcext:value-type="float">
            <text:p>2.01700257332515</text:p>
          </table:table-cell>
          <table:table-cell table:style-name="ce4" office:value-type="float" office:value="0.582022737528355" calcext:value-type="float">
            <text:p>0.582022737528355</text:p>
          </table:table-cell>
          <table:table-cell table:style-name="ce4" office:value-type="float" office:value="0.196603723121565" calcext:value-type="float">
            <text:p>0.196603723121565</text:p>
          </table:table-cell>
          <table:table-cell/>
          <table:table-cell table:style-name="ce7" office:value-type="float" office:value="150" calcext:value-type="float" table:number-columns-spanned="1" table:number-rows-spanned="5">
            <text:p>150</text:p>
          </table:table-cell>
          <table:table-cell table:style-name="ce4" office:value-type="float" office:value="451.823522193965" calcext:value-type="float">
            <text:p>451.823522193965</text:p>
          </table:table-cell>
          <table:table-cell table:style-name="ce4" office:value-type="float" office:value="333.464106787736" calcext:value-type="float">
            <text:p>333.464106787736</text:p>
          </table:table-cell>
          <table:table-cell table:style-name="ce4" office:value-type="float" office:value="32.225085401535" calcext:value-type="float">
            <text:p>32.225085401535</text:p>
          </table:table-cell>
          <table:table-cell table:style-name="ce4" office:value-type="float" office:value="169.78398472381" calcext:value-type="float">
            <text:p>169.78398472381</text:p>
          </table:table-cell>
          <table:table-cell table:style-name="ce4" office:value-type="float" office:value="296.840792811549" calcext:value-type="float">
            <text:p>296.840792811549</text:p>
          </table:table-cell>
          <table:table-cell table:style-name="ce4" office:value-type="float" office:value="2.82514152900437" calcext:value-type="float">
            <text:p>2.82514152900437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45.7676467813888" calcext:value-type="float">
            <text:p>45.7676467813888</text:p>
          </table:table-cell>
          <table:table-cell table:style-name="ce4" office:value-type="float" office:value="0.985265397288969" calcext:value-type="float">
            <text:p>0.985265397288969</text:p>
          </table:table-cell>
          <table:table-cell table:style-name="ce4" office:value-type="float" office:value="6.5454206943512" calcext:value-type="float">
            <text:p>6.5454206943512</text:p>
          </table:table-cell>
          <table:table-cell table:style-name="ce4" office:value-type="float" office:value="26.7455763221178" calcext:value-type="float">
            <text:p>26.7455763221178</text:p>
          </table:table-cell>
          <table:table-cell table:style-name="ce4" office:value-type="float" office:value="0.0000000940382315534632" calcext:value-type="float">
            <text:p>9.40382315534632E-08</text:p>
          </table:table-cell>
          <table:table-cell table:style-name="ce4" office:value-type="float" office:value="0.723070788404671" calcext:value-type="float">
            <text:p>0.723070788404671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61.1491598140113" calcext:value-type="float">
            <text:p>61.1491598140113</text:p>
          </table:table-cell>
          <table:table-cell table:style-name="ce4" office:value-type="float" office:value="2.31080363584302" calcext:value-type="float">
            <text:p>2.31080363584302</text:p>
          </table:table-cell>
          <table:table-cell table:style-name="ce4" office:value-type="float" office:value="43.686757850647" calcext:value-type="float">
            <text:p>43.686757850647</text:p>
          </table:table-cell>
          <table:table-cell table:style-name="ce4" office:value-type="float" office:value="24.972869380044" calcext:value-type="float">
            <text:p>24.972869380044</text:p>
          </table:table-cell>
          <table:table-cell table:style-name="ce4" office:value-type="float" office:value="1.17476011793292" calcext:value-type="float">
            <text:p>1.17476011793292</text:p>
          </table:table-cell>
          <table:table-cell table:style-name="ce4" office:value-type="float" office:value="25.5554969596244" calcext:value-type="float">
            <text:p>25.5554969596244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47.8947650120532" calcext:value-type="float">
            <text:p>47.8947650120532</text:p>
          </table:table-cell>
          <table:table-cell table:style-name="ce4" office:value-type="float" office:value="8.92054079853221" calcext:value-type="float">
            <text:p>8.92054079853221</text:p>
          </table:table-cell>
          <table:table-cell table:style-name="ce4" office:value-type="float" office:value="30.8734488010406" calcext:value-type="float">
            <text:p>30.8734488010406</text:p>
          </table:table-cell>
          <table:table-cell table:style-name="ce4" office:value-type="float" office:value="40.8897927687964" calcext:value-type="float">
            <text:p>40.8897927687964</text:p>
          </table:table-cell>
          <table:table-cell table:style-name="ce4" office:value-type="float" office:value="9.26452175003905" calcext:value-type="float">
            <text:p>9.26452175003905</text:p>
          </table:table-cell>
          <table:table-cell table:style-name="ce4" office:value-type="float" office:value="1.51584265026579" calcext:value-type="float">
            <text:p>1.51584265026579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45.7676467813888" calcext:value-type="float">
            <text:p>45.7676467813888</text:p>
          </table:table-cell>
          <table:table-cell table:style-name="ce4" office:value-type="float" office:value="3.01657642004489" calcext:value-type="float">
            <text:p>3.01657642004489</text:p>
          </table:table-cell>
          <table:table-cell table:style-name="ce4" office:value-type="float" office:value="27.1307677268982" calcext:value-type="float">
            <text:p>27.1307677268982</text:p>
          </table:table-cell>
          <table:table-cell table:style-name="ce4" office:value-type="float" office:value="26.7455763221178" calcext:value-type="float">
            <text:p>26.7455763221178</text:p>
          </table:table-cell>
          <table:table-cell table:style-name="ce4" office:value-type="float" office:value="0.501565759151474" calcext:value-type="float">
            <text:p>0.501565759151474</text:p>
          </table:table-cell>
          <table:table-cell table:style-name="ce4" office:value-type="float" office:value="0.115902066816744" calcext:value-type="float">
            <text:p>0.115902066816744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45.7676467813888" calcext:value-type="float">
            <text:p>45.7676467813888</text:p>
          </table:table-cell>
          <table:table-cell table:style-name="ce4" office:value-type="float" office:value="0.985265397288969" calcext:value-type="float">
            <text:p>0.985265397288969</text:p>
          </table:table-cell>
          <table:table-cell table:style-name="ce4" office:value-type="float" office:value="6.5454206943512" calcext:value-type="float">
            <text:p>6.5454206943512</text:p>
          </table:table-cell>
          <table:table-cell table:style-name="ce4" office:value-type="float" office:value="26.7455763221178" calcext:value-type="float">
            <text:p>26.7455763221178</text:p>
          </table:table-cell>
          <table:table-cell table:style-name="ce4" office:value-type="float" office:value="0.0000000940382315534632" calcext:value-type="float">
            <text:p>9.40382315534632E-08</text:p>
          </table:table-cell>
          <table:table-cell table:style-name="ce4" office:value-type="float" office:value="0.723070788404671" calcext:value-type="float">
            <text:p>0.723070788404671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91.5150506509211" calcext:value-type="float">
            <text:p>91.5150506509211</text:p>
          </table:table-cell>
          <table:table-cell table:style-name="ce4" office:value-type="float" office:value="0.993789985695654" calcext:value-type="float">
            <text:p>0.993789985695654</text:p>
          </table:table-cell>
          <table:table-cell table:style-name="ce4" office:value-type="float" office:value="10.4958338260651" calcext:value-type="float">
            <text:p>10.4958338260651</text:p>
          </table:table-cell>
          <table:table-cell table:style-name="ce4" office:value-type="float" office:value="19.4908838968693" calcext:value-type="float">
            <text:p>19.4908838968693</text:p>
          </table:table-cell>
          <table:table-cell table:style-name="ce4" office:value-type="float" office:value="0.015107024231265" calcext:value-type="float">
            <text:p>0.015107024231265</text:p>
          </table:table-cell>
          <table:table-cell table:style-name="ce4" office:value-type="float" office:value="2.10419073590095" calcext:value-type="float">
            <text:p>2.10419073590095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80.4947120589831" calcext:value-type="float">
            <text:p>80.4947120589831</text:p>
          </table:table-cell>
          <table:table-cell table:style-name="ce4" office:value-type="float" office:value="799999.397053087" calcext:value-type="float">
            <text:p>799999.397053087</text:p>
          </table:table-cell>
          <table:table-cell table:style-name="ce4" office:value-type="float" office:value="24.3773988246918" calcext:value-type="float">
            <text:p>24.3773988246918</text:p>
          </table:table-cell>
          <table:table-cell table:style-name="ce4" office:value-type="float" office:value="84.5534844726074" calcext:value-type="float">
            <text:p>84.5534844726074</text:p>
          </table:table-cell>
          <table:table-cell table:style-name="ce4" office:value-type="float" office:value="447212.707662265" calcext:value-type="float">
            <text:p>447212.707662265</text:p>
          </table:table-cell>
          <table:table-cell table:style-name="ce4" office:value-type="float" office:value="12.8208464529061" calcext:value-type="float">
            <text:p>12.8208464529061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52.9413368516767" calcext:value-type="float">
            <text:p>52.9413368516767</text:p>
          </table:table-cell>
          <table:table-cell table:style-name="ce4" office:value-type="float" office:value="1.2897140058863" calcext:value-type="float">
            <text:p>1.2897140058863</text:p>
          </table:table-cell>
          <table:table-cell table:style-name="ce4" office:value-type="float" office:value="23.5836507320404" calcext:value-type="float">
            <text:p>23.5836507320404</text:p>
          </table:table-cell>
          <table:table-cell table:style-name="ce4" office:value-type="float" office:value="27.2261033377965" calcext:value-type="float">
            <text:p>27.2261033377965</text:p>
          </table:table-cell>
          <table:table-cell table:style-name="ce4" office:value-type="float" office:value="0.494124526455224" calcext:value-type="float">
            <text:p>0.494124526455224</text:p>
          </table:table-cell>
          <table:table-cell table:style-name="ce4" office:value-type="float" office:value="10.8912384807335" calcext:value-type="float">
            <text:p>10.8912384807335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8.99664557371084" calcext:value-type="float">
            <text:p>8.99664557371084</text:p>
          </table:table-cell>
          <table:table-cell table:style-name="ce4" office:value-type="float" office:value="2.88158" calcext:value-type="float">
            <text:p>2.88158</text:p>
          </table:table-cell>
          <table:table-cell table:style-name="ce4" office:value-type="float" office:value="37.9378193378448" calcext:value-type="float">
            <text:p>37.9378193378448</text:p>
          </table:table-cell>
          <table:table-cell table:style-name="ce4" office:value-type="float" office:value="8.53283643763287" calcext:value-type="float">
            <text:p>8.53283643763287</text:p>
          </table:table-cell>
          <table:table-cell table:style-name="ce4" office:value-type="float" office:value="1.11428894008691" calcext:value-type="float">
            <text:p>1.11428894008691</text:p>
          </table:table-cell>
          <table:table-cell table:style-name="ce4" office:value-type="float" office:value="0.412932829090533" calcext:value-type="float">
            <text:p>0.412932829090533</text:p>
          </table:table-cell>
          <table:table-cell/>
          <table:table-cell table:style-name="ce7" office:value-type="float" office:value="165" calcext:value-type="float" table:number-columns-spanned="1" table:number-rows-spanned="5">
            <text:p>165</text:p>
          </table:table-cell>
          <table:table-cell table:style-name="ce4" office:value-type="float" office:value="488.592168948561" calcext:value-type="float">
            <text:p>488.592168948561</text:p>
          </table:table-cell>
          <table:table-cell table:style-name="ce4" office:value-type="float" office:value="369.413862829294" calcext:value-type="float">
            <text:p>369.413862829294</text:p>
          </table:table-cell>
          <table:table-cell table:style-name="ce4" office:value-type="float" office:value="31.184937953949" calcext:value-type="float">
            <text:p>31.184937953949</text:p>
          </table:table-cell>
          <table:table-cell table:style-name="ce4" office:value-type="float" office:value="95.3645775818517" calcext:value-type="float">
            <text:p>95.3645775818517</text:p>
          </table:table-cell>
          <table:table-cell table:style-name="ce4" office:value-type="float" office:value="192.49208625157" calcext:value-type="float">
            <text:p>192.49208625157</text:p>
          </table:table-cell>
          <table:table-cell table:style-name="ce4" office:value-type="float" office:value="1.06497833813356" calcext:value-type="float">
            <text:p>1.06497833813356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32.6980035625832" calcext:value-type="float">
            <text:p>32.6980035625832</text:p>
          </table:table-cell>
          <table:table-cell table:style-name="ce4" office:value-type="float" office:value="0.699790760970453" calcext:value-type="float">
            <text:p>0.699790760970453</text:p>
          </table:table-cell>
          <table:table-cell table:style-name="ce4" office:value-type="float" office:value="6.79254536628723" calcext:value-type="float">
            <text:p>6.79254536628723</text:p>
          </table:table-cell>
          <table:table-cell table:style-name="ce4" office:value-type="float" office:value="29.7663537244317" calcext:value-type="float">
            <text:p>29.7663537244317</text:p>
          </table:table-cell>
          <table:table-cell table:style-name="ce4" office:value-type="float" office:value="0.133840157660798" calcext:value-type="float">
            <text:p>0.133840157660798</text:p>
          </table:table-cell>
          <table:table-cell table:style-name="ce4" office:value-type="float" office:value="0.790267112653623" calcext:value-type="float">
            <text:p>0.790267112653623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120.315779763732" calcext:value-type="float">
            <text:p>120.315779763732</text:p>
          </table:table-cell>
          <table:table-cell table:style-name="ce4" office:value-type="float" office:value="4.41502797117722" calcext:value-type="float">
            <text:p>4.41502797117722</text:p>
          </table:table-cell>
          <table:table-cell table:style-name="ce4" office:value-type="float" office:value="53.2260055541992" calcext:value-type="float">
            <text:p>53.2260055541992</text:p>
          </table:table-cell>
          <table:table-cell table:style-name="ce4" office:value-type="float" office:value="56.9139366580979" calcext:value-type="float">
            <text:p>56.9139366580979</text:p>
          </table:table-cell>
          <table:table-cell table:style-name="ce4" office:value-type="float" office:value="6.99329105951832" calcext:value-type="float">
            <text:p>6.99329105951832</text:p>
          </table:table-cell>
          <table:table-cell table:style-name="ce4" office:value-type="float" office:value="37.0974501249874" calcext:value-type="float">
            <text:p>37.0974501249874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59.6152744992906" calcext:value-type="float">
            <text:p>59.6152744992906</text:p>
          </table:table-cell>
          <table:table-cell table:style-name="ce4" office:value-type="float" office:value="5.60089533767647" calcext:value-type="float">
            <text:p>5.60089533767647</text:p>
          </table:table-cell>
          <table:table-cell table:style-name="ce4" office:value-type="float" office:value="31.1586149215698" calcext:value-type="float">
            <text:p>31.1586149215698</text:p>
          </table:table-cell>
          <table:table-cell table:style-name="ce4" office:value-type="float" office:value="31.464489171742" calcext:value-type="float">
            <text:p>31.464489171742</text:p>
          </table:table-cell>
          <table:table-cell table:style-name="ce4" office:value-type="float" office:value="2.79854211132517" calcext:value-type="float">
            <text:p>2.79854211132517</text:p>
          </table:table-cell>
          <table:table-cell table:style-name="ce4" office:value-type="float" office:value="1.53027207940856" calcext:value-type="float">
            <text:p>1.53027207940856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32.6980035625832" calcext:value-type="float">
            <text:p>32.6980035625832</text:p>
          </table:table-cell>
          <table:table-cell table:style-name="ce4" office:value-type="float" office:value="4.52090158952957" calcext:value-type="float">
            <text:p>4.52090158952957</text:p>
          </table:table-cell>
          <table:table-cell table:style-name="ce4" office:value-type="float" office:value="26.9386971473694" calcext:value-type="float">
            <text:p>26.9386971473694</text:p>
          </table:table-cell>
          <table:table-cell table:style-name="ce4" office:value-type="float" office:value="29.7663537244317" calcext:value-type="float">
            <text:p>29.7663537244317</text:p>
          </table:table-cell>
          <table:table-cell table:style-name="ce4" office:value-type="float" office:value="0.0731518953625959" calcext:value-type="float">
            <text:p>0.073151895362596</text:p>
          </table:table-cell>
          <table:table-cell table:style-name="ce4" office:value-type="float" office:value="0.150437437206529" calcext:value-type="float">
            <text:p>0.150437437206529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32.6980035625832" calcext:value-type="float">
            <text:p>32.6980035625832</text:p>
          </table:table-cell>
          <table:table-cell table:style-name="ce4" office:value-type="float" office:value="0.699790760970453" calcext:value-type="float">
            <text:p>0.699790760970453</text:p>
          </table:table-cell>
          <table:table-cell table:style-name="ce4" office:value-type="float" office:value="6.79254536628723" calcext:value-type="float">
            <text:p>6.79254536628723</text:p>
          </table:table-cell>
          <table:table-cell table:style-name="ce4" office:value-type="float" office:value="29.7663537244317" calcext:value-type="float">
            <text:p>29.7663537244317</text:p>
          </table:table-cell>
          <table:table-cell table:style-name="ce4" office:value-type="float" office:value="0.133840157660798" calcext:value-type="float">
            <text:p>0.133840157660798</text:p>
          </table:table-cell>
          <table:table-cell table:style-name="ce4" office:value-type="float" office:value="0.790267112653623" calcext:value-type="float">
            <text:p>0.790267112653623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102.825208232845" calcext:value-type="float">
            <text:p>102.825208232845</text:p>
          </table:table-cell>
          <table:table-cell table:style-name="ce4" office:value-type="float" office:value="0.583768872671199" calcext:value-type="float">
            <text:p>0.583768872671199</text:p>
          </table:table-cell>
          <table:table-cell table:style-name="ce4" office:value-type="float" office:value="10.9972252368927" calcext:value-type="float">
            <text:p>10.9972252368927</text:p>
          </table:table-cell>
          <table:table-cell table:style-name="ce4" office:value-type="float" office:value="49.5045803791644" calcext:value-type="float">
            <text:p>49.5045803791644</text:p>
          </table:table-cell>
          <table:table-cell table:style-name="ce4" office:value-type="float" office:value="0.0000260409331163563" calcext:value-type="float">
            <text:p>2.60409331163563E-05</text:p>
          </table:table-cell>
          <table:table-cell table:style-name="ce4" office:value-type="float" office:value="2.21391779946642" calcext:value-type="float">
            <text:p>2.21391779946642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87.3051311733847" calcext:value-type="float">
            <text:p>87.3051311733847</text:p>
          </table:table-cell>
          <table:table-cell table:style-name="ce4" office:value-type="float" office:value="799999.316750019" calcext:value-type="float">
            <text:p>799999.316750019</text:p>
          </table:table-cell>
          <table:table-cell table:style-name="ce4" office:value-type="float" office:value="24.2958435535431" calcext:value-type="float">
            <text:p>24.2958435535431</text:p>
          </table:table-cell>
          <table:table-cell table:style-name="ce4" office:value-type="float" office:value="42.6683937515185" calcext:value-type="float">
            <text:p>42.6683937515185</text:p>
          </table:table-cell>
          <table:table-cell table:style-name="ce4" office:value-type="float" office:value="447212.887225383" calcext:value-type="float">
            <text:p>447212.887225383</text:p>
          </table:table-cell>
          <table:table-cell table:style-name="ce4" office:value-type="float" office:value="12.9338674209163" calcext:value-type="float">
            <text:p>12.9338674209163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104.08051074923" calcext:value-type="float">
            <text:p>104.08051074923</text:p>
          </table:table-cell>
          <table:table-cell table:style-name="ce4" office:value-type="float" office:value="0.810247716077043" calcext:value-type="float">
            <text:p>0.810247716077043</text:p>
          </table:table-cell>
          <table:table-cell table:style-name="ce4" office:value-type="float" office:value="27.5068618297577" calcext:value-type="float">
            <text:p>27.5068618297577</text:p>
          </table:table-cell>
          <table:table-cell table:style-name="ce4" office:value-type="float" office:value="65.3040336227714" calcext:value-type="float">
            <text:p>65.3040336227714</text:p>
          </table:table-cell>
          <table:table-cell table:style-name="ce4" office:value-type="float" office:value="0.451378239639166" calcext:value-type="float">
            <text:p>0.451378239639166</text:p>
          </table:table-cell>
          <table:table-cell table:style-name="ce4" office:value-type="float" office:value="10.5164082976727" calcext:value-type="float">
            <text:p>10.5164082976727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5.5561355582155" calcext:value-type="float">
            <text:p>5.5561355582155</text:p>
          </table:table-cell>
          <table:table-cell table:style-name="ce4" office:value-type="float" office:value="4.61874" calcext:value-type="float">
            <text:p>4.61874</text:p>
          </table:table-cell>
          <table:table-cell table:style-name="ce4" office:value-type="float" office:value="37.8221202373505" calcext:value-type="float">
            <text:p>37.8221202373505</text:p>
          </table:table-cell>
          <table:table-cell table:style-name="ce4" office:value-type="float" office:value="1.34652199834589" calcext:value-type="float">
            <text:p>1.34652199834589</text:p>
          </table:table-cell>
          <table:table-cell table:style-name="ce4" office:value-type="float" office:value="0.138359072705768" calcext:value-type="float">
            <text:p>0.138359072705768</text:p>
          </table:table-cell>
          <table:table-cell table:style-name="ce4" office:value-type="float" office:value="0.19842511656307" calcext:value-type="float">
            <text:p>0.19842511656307</text:p>
          </table:table-cell>
          <table:table-cell/>
          <table:table-cell table:style-name="ce7" office:value-type="float" office:value="180" calcext:value-type="float" table:number-columns-spanned="1" table:number-rows-spanned="5">
            <text:p>180</text:p>
          </table:table-cell>
          <table:table-cell table:style-name="ce4" office:value-type="float" office:value="449.021629078134" calcext:value-type="float">
            <text:p>449.021629078134</text:p>
          </table:table-cell>
          <table:table-cell table:style-name="ce4" office:value-type="float" office:value="306.452515463218" calcext:value-type="float">
            <text:p>306.452515463218</text:p>
          </table:table-cell>
          <table:table-cell table:style-name="ce4" office:value-type="float" office:value="30.9537803173065" calcext:value-type="float">
            <text:p>30.9537803173065</text:p>
          </table:table-cell>
          <table:table-cell table:style-name="ce4" office:value-type="float" office:value="148.154203736669" calcext:value-type="float">
            <text:p>148.154203736669</text:p>
          </table:table-cell>
          <table:table-cell table:style-name="ce4" office:value-type="float" office:value="264.949300424579" calcext:value-type="float">
            <text:p>264.949300424579</text:p>
          </table:table-cell>
          <table:table-cell table:style-name="ce4" office:value-type="float" office:value="1.03702613498238" calcext:value-type="float">
            <text:p>1.03702613498238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55.3977295457249" calcext:value-type="float">
            <text:p>55.3977295457249</text:p>
          </table:table-cell>
          <table:table-cell table:style-name="ce4" office:value-type="float" office:value="0.413943526107983" calcext:value-type="float">
            <text:p>0.413943526107983</text:p>
          </table:table-cell>
          <table:table-cell table:style-name="ce4" office:value-type="float" office:value="7.12130241394043" calcext:value-type="float">
            <text:p>7.12130241394043</text:p>
          </table:table-cell>
          <table:table-cell table:style-name="ce4" office:value-type="float" office:value="61.4968275282076" calcext:value-type="float">
            <text:p>61.4968275282076</text:p>
          </table:table-cell>
          <table:table-cell table:style-name="ce4" office:value-type="float" office:value="0.0103602088525176" calcext:value-type="float">
            <text:p>0.010360208852518</text:p>
          </table:table-cell>
          <table:table-cell table:style-name="ce4" office:value-type="float" office:value="0.0692834214741999" calcext:value-type="float">
            <text:p>0.0692834214742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80.3888049812693" calcext:value-type="float">
            <text:p>80.3888049812693</text:p>
          </table:table-cell>
          <table:table-cell table:style-name="ce4" office:value-type="float" office:value="1.36400788402766" calcext:value-type="float">
            <text:p>1.36400788402766</text:p>
          </table:table-cell>
          <table:table-cell table:style-name="ce4" office:value-type="float" office:value="52.1589273452759" calcext:value-type="float">
            <text:p>52.1589273452759</text:p>
          </table:table-cell>
          <table:table-cell table:style-name="ce4" office:value-type="float" office:value="89.0781720307181" calcext:value-type="float">
            <text:p>89.0781720307181</text:p>
          </table:table-cell>
          <table:table-cell table:style-name="ce4" office:value-type="float" office:value="0.892375669083643" calcext:value-type="float">
            <text:p>0.892375669083643</text:p>
          </table:table-cell>
          <table:table-cell table:style-name="ce4" office:value-type="float" office:value="24.2722722104808" calcext:value-type="float">
            <text:p>24.2722722104808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140.713162149671" calcext:value-type="float">
            <text:p>140.713162149671</text:p>
          </table:table-cell>
          <table:table-cell table:style-name="ce4" office:value-type="float" office:value="5.35426559008449" calcext:value-type="float">
            <text:p>5.35426559008449</text:p>
          </table:table-cell>
          <table:table-cell table:style-name="ce4" office:value-type="float" office:value="26.1325097560883" calcext:value-type="float">
            <text:p>26.1325097560883</text:p>
          </table:table-cell>
          <table:table-cell table:style-name="ce4" office:value-type="float" office:value="79.7150152454264" calcext:value-type="float">
            <text:p>79.7150152454264</text:p>
          </table:table-cell>
          <table:table-cell table:style-name="ce4" office:value-type="float" office:value="2.82654151929971" calcext:value-type="float">
            <text:p>2.82654151929971</text:p>
          </table:table-cell>
          <table:table-cell table:style-name="ce4" office:value-type="float" office:value="13.726700475931" calcext:value-type="float">
            <text:p>13.726700475931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55.3977295457249" calcext:value-type="float">
            <text:p>55.3977295457249</text:p>
          </table:table-cell>
          <table:table-cell table:style-name="ce4" office:value-type="float" office:value="1.60685472150221" calcext:value-type="float">
            <text:p>1.60685472150221</text:p>
          </table:table-cell>
          <table:table-cell table:style-name="ce4" office:value-type="float" office:value="27.4385678768158" calcext:value-type="float">
            <text:p>27.4385678768158</text:p>
          </table:table-cell>
          <table:table-cell table:style-name="ce4" office:value-type="float" office:value="61.4968275282076" calcext:value-type="float">
            <text:p>61.4968275282076</text:p>
          </table:table-cell>
          <table:table-cell table:style-name="ce4" office:value-type="float" office:value="0.63031175092271" calcext:value-type="float">
            <text:p>0.63031175092271</text:p>
          </table:table-cell>
          <table:table-cell table:style-name="ce4" office:value-type="float" office:value="0.180619769623502" calcext:value-type="float">
            <text:p>0.180619769623502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55.3977295457249" calcext:value-type="float">
            <text:p>55.3977295457249</text:p>
          </table:table-cell>
          <table:table-cell table:style-name="ce4" office:value-type="float" office:value="0.413943526107983" calcext:value-type="float">
            <text:p>0.413943526107983</text:p>
          </table:table-cell>
          <table:table-cell table:style-name="ce4" office:value-type="float" office:value="7.12130241394043" calcext:value-type="float">
            <text:p>7.12130241394043</text:p>
          </table:table-cell>
          <table:table-cell table:style-name="ce4" office:value-type="float" office:value="61.4968275282076" calcext:value-type="float">
            <text:p>61.4968275282076</text:p>
          </table:table-cell>
          <table:table-cell table:style-name="ce4" office:value-type="float" office:value="0.0103602088525176" calcext:value-type="float">
            <text:p>0.010360208852518</text:p>
          </table:table-cell>
          <table:table-cell table:style-name="ce4" office:value-type="float" office:value="0.0692834214741999" calcext:value-type="float">
            <text:p>0.0692834214742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89.9661439574574" calcext:value-type="float">
            <text:p>89.9661439574574</text:p>
          </table:table-cell>
          <table:table-cell table:style-name="ce4" office:value-type="float" office:value="0.435838651234639" calcext:value-type="float">
            <text:p>0.435838651234639</text:p>
          </table:table-cell>
          <table:table-cell table:style-name="ce4" office:value-type="float" office:value="11.7716325759888" calcext:value-type="float">
            <text:p>11.7716325759888</text:p>
          </table:table-cell>
          <table:table-cell table:style-name="ce4" office:value-type="float" office:value="112.527870446412" calcext:value-type="float">
            <text:p>112.527870446412</text:p>
          </table:table-cell>
          <table:table-cell table:style-name="ce4" office:value-type="float" office:value="0.0205454772257376" calcext:value-type="float">
            <text:p>0.020545477225738</text:p>
          </table:table-cell>
          <table:table-cell table:style-name="ce4" office:value-type="float" office:value="3.96838626418511" calcext:value-type="float">
            <text:p>3.96838626418511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98.052673261432" calcext:value-type="float">
            <text:p>98.052673261432</text:p>
          </table:table-cell>
          <table:table-cell table:style-name="ce4" office:value-type="float" office:value="599999.565204946" calcext:value-type="float">
            <text:p>599999.565204946</text:p>
          </table:table-cell>
          <table:table-cell table:style-name="ce4" office:value-type="float" office:value="20.624467420578" calcext:value-type="float">
            <text:p>20.624467420578</text:p>
          </table:table-cell>
          <table:table-cell table:style-name="ce4" office:value-type="float" office:value="40.1994788415372" calcext:value-type="float">
            <text:p>40.1994788415372</text:p>
          </table:table-cell>
          <table:table-cell table:style-name="ce4" office:value-type="float" office:value="547721.78356642" calcext:value-type="float">
            <text:p>547721.78356642</text:p>
          </table:table-cell>
          <table:table-cell table:style-name="ce4" office:value-type="float" office:value="13.104873303213" calcext:value-type="float">
            <text:p>13.104873303213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57.2008582617229" calcext:value-type="float">
            <text:p>57.2008582617229</text:p>
          </table:table-cell>
          <table:table-cell table:style-name="ce4" office:value-type="float" office:value="0.556362992279122" calcext:value-type="float">
            <text:p>0.556362992279122</text:p>
          </table:table-cell>
          <table:table-cell table:style-name="ce4" office:value-type="float" office:value="23.53757147789" calcext:value-type="float">
            <text:p>23.53757147789</text:p>
          </table:table-cell>
          <table:table-cell table:style-name="ce4" office:value-type="float" office:value="64.178712130043" calcext:value-type="float">
            <text:p>64.178712130043</text:p>
          </table:table-cell>
          <table:table-cell table:style-name="ce4" office:value-type="float" office:value="0.217488119557229" calcext:value-type="float">
            <text:p>0.217488119557229</text:p>
          </table:table-cell>
          <table:table-cell table:style-name="ce4" office:value-type="float" office:value="9.88622761049786" calcext:value-type="float">
            <text:p>9.88622761049786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10.6619565770511" calcext:value-type="float">
            <text:p>10.6619565770511</text:p>
          </table:table-cell>
          <table:table-cell table:style-name="ce4" office:value-type="float" office:value="1.71284" calcext:value-type="float">
            <text:p>1.71284</text:p>
          </table:table-cell>
          <table:table-cell table:style-name="ce4" office:value-type="float" office:value="38.164399766922" calcext:value-type="float">
            <text:p>38.164399766922</text:p>
          </table:table-cell>
          <table:table-cell table:style-name="ce4" office:value-type="float" office:value="4.57234499237609" calcext:value-type="float">
            <text:p>4.57234499237609</text:p>
          </table:table-cell>
          <table:table-cell table:style-name="ce4" office:value-type="float" office:value="0.920596761888722" calcext:value-type="float">
            <text:p>0.920596761888722</text:p>
          </table:table-cell>
          <table:table-cell table:style-name="ce4" office:value-type="float" office:value="0.183474986834471" calcext:value-type="float">
            <text:p>0.183474986834471</text:p>
          </table:table-cell>
          <table:table-cell/>
          <table:table-cell table:style-name="ce7" office:value-type="float" office:value="195" calcext:value-type="float" table:number-columns-spanned="1" table:number-rows-spanned="5">
            <text:p>195</text:p>
          </table:table-cell>
          <table:table-cell table:style-name="ce4" office:value-type="float" office:value="525.064232108272" calcext:value-type="float">
            <text:p>525.064232108272</text:p>
          </table:table-cell>
          <table:table-cell table:style-name="ce4" office:value-type="float" office:value="285.490355550607" calcext:value-type="float">
            <text:p>285.490355550607</text:p>
          </table:table-cell>
          <table:table-cell table:style-name="ce4" office:value-type="float" office:value="32.9995631217957" calcext:value-type="float">
            <text:p>32.9995631217957</text:p>
          </table:table-cell>
          <table:table-cell table:style-name="ce4" office:value-type="float" office:value="124.292588557133" calcext:value-type="float">
            <text:p>124.292588557133</text:p>
          </table:table-cell>
          <table:table-cell table:style-name="ce4" office:value-type="float" office:value="297.555411559947" calcext:value-type="float">
            <text:p>297.555411559947</text:p>
          </table:table-cell>
          <table:table-cell table:style-name="ce4" office:value-type="float" office:value="2.85428045971295" calcext:value-type="float">
            <text:p>2.85428045971295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58.985127051794" calcext:value-type="float">
            <text:p>58.985127051794</text:p>
          </table:table-cell>
          <table:table-cell table:style-name="ce4" office:value-type="float" office:value="0.963141872420686" calcext:value-type="float">
            <text:p>0.963141872420686</text:p>
          </table:table-cell>
          <table:table-cell table:style-name="ce4" office:value-type="float" office:value="6.98537592887878" calcext:value-type="float">
            <text:p>6.98537592887878</text:p>
          </table:table-cell>
          <table:table-cell table:style-name="ce4" office:value-type="float" office:value="41.9604802467136" calcext:value-type="float">
            <text:p>41.9604802467136</text:p>
          </table:table-cell>
          <table:table-cell table:style-name="ce4" office:value-type="float" office:value="0.445035110473959" calcext:value-type="float">
            <text:p>0.445035110473959</text:p>
          </table:table-cell>
          <table:table-cell table:style-name="ce4" office:value-type="float" office:value="1.00961030205591" calcext:value-type="float">
            <text:p>1.00961030205591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85.6736419074232" calcext:value-type="float">
            <text:p>85.6736419074232</text:p>
          </table:table-cell>
          <table:table-cell table:style-name="ce4" office:value-type="float" office:value="1.30145729127127" calcext:value-type="float">
            <text:p>1.30145729127127</text:p>
          </table:table-cell>
          <table:table-cell table:style-name="ce4" office:value-type="float" office:value="60.2065798759461" calcext:value-type="float">
            <text:p>60.2065798759461</text:p>
          </table:table-cell>
          <table:table-cell table:style-name="ce4" office:value-type="float" office:value="49.1921848918278" calcext:value-type="float">
            <text:p>49.1921848918278</text:p>
          </table:table-cell>
          <table:table-cell table:style-name="ce4" office:value-type="float" office:value="1.33411340424126" calcext:value-type="float">
            <text:p>1.33411340424126</text:p>
          </table:table-cell>
          <table:table-cell table:style-name="ce4" office:value-type="float" office:value="19.2817079665493" calcext:value-type="float">
            <text:p>19.2817079665493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120.696061434666" calcext:value-type="float">
            <text:p>120.696061434666</text:p>
          </table:table-cell>
          <table:table-cell table:style-name="ce4" office:value-type="float" office:value="3.91493768600616" calcext:value-type="float">
            <text:p>3.91493768600616</text:p>
          </table:table-cell>
          <table:table-cell table:style-name="ce4" office:value-type="float" office:value="30.4077388763428" calcext:value-type="float">
            <text:p>30.4077388763428</text:p>
          </table:table-cell>
          <table:table-cell table:style-name="ce4" office:value-type="float" office:value="83.9743847559983" calcext:value-type="float">
            <text:p>83.9743847559983</text:p>
          </table:table-cell>
          <table:table-cell table:style-name="ce4" office:value-type="float" office:value="0.618439725716976" calcext:value-type="float">
            <text:p>0.618439725716976</text:p>
          </table:table-cell>
          <table:table-cell table:style-name="ce4" office:value-type="float" office:value="0.317051986035181" calcext:value-type="float">
            <text:p>0.317051986035181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58.985127051794" calcext:value-type="float">
            <text:p>58.985127051794</text:p>
          </table:table-cell>
          <table:table-cell table:style-name="ce4" office:value-type="float" office:value="3.23175923044997" calcext:value-type="float">
            <text:p>3.23175923044997</text:p>
          </table:table-cell>
          <table:table-cell table:style-name="ce4" office:value-type="float" office:value="27.2454103946686" calcext:value-type="float">
            <text:p>27.2454103946686</text:p>
          </table:table-cell>
          <table:table-cell table:style-name="ce4" office:value-type="float" office:value="41.9604802467136" calcext:value-type="float">
            <text:p>41.9604802467136</text:p>
          </table:table-cell>
          <table:table-cell table:style-name="ce4" office:value-type="float" office:value="0.139629433463801" calcext:value-type="float">
            <text:p>0.139629433463801</text:p>
          </table:table-cell>
          <table:table-cell table:style-name="ce4" office:value-type="float" office:value="0.114997459477619" calcext:value-type="float">
            <text:p>0.114997459477619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58.985127051794" calcext:value-type="float">
            <text:p>58.985127051794</text:p>
          </table:table-cell>
          <table:table-cell table:style-name="ce4" office:value-type="float" office:value="0.963141872420686" calcext:value-type="float">
            <text:p>0.963141872420686</text:p>
          </table:table-cell>
          <table:table-cell table:style-name="ce4" office:value-type="float" office:value="6.98537592887878" calcext:value-type="float">
            <text:p>6.98537592887878</text:p>
          </table:table-cell>
          <table:table-cell table:style-name="ce4" office:value-type="float" office:value="41.9604802467136" calcext:value-type="float">
            <text:p>41.9604802467136</text:p>
          </table:table-cell>
          <table:table-cell table:style-name="ce4" office:value-type="float" office:value="0.445035110473959" calcext:value-type="float">
            <text:p>0.445035110473959</text:p>
          </table:table-cell>
          <table:table-cell table:style-name="ce4" office:value-type="float" office:value="1.00961030205591" calcext:value-type="float">
            <text:p>1.00961030205591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62.9171829005663" calcext:value-type="float">
            <text:p>62.9171829005663</text:p>
          </table:table-cell>
          <table:table-cell table:style-name="ce4" office:value-type="float" office:value="0.700369199759648" calcext:value-type="float">
            <text:p>0.700369199759648</text:p>
          </table:table-cell>
          <table:table-cell table:style-name="ce4" office:value-type="float" office:value="9.23482818603516" calcext:value-type="float">
            <text:p>9.23482818603516</text:p>
          </table:table-cell>
          <table:table-cell table:style-name="ce4" office:value-type="float" office:value="34.8627064250011" calcext:value-type="float">
            <text:p>34.8627064250011</text:p>
          </table:table-cell>
          <table:table-cell table:style-name="ce4" office:value-type="float" office:value="0.00273685890764319" calcext:value-type="float">
            <text:p>0.002736858907643</text:p>
          </table:table-cell>
          <table:table-cell table:style-name="ce4" office:value-type="float" office:value="2.1322120360231" calcext:value-type="float">
            <text:p>2.1322120360231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81.8522215478764" calcext:value-type="float">
            <text:p>81.8522215478764</text:p>
          </table:table-cell>
          <table:table-cell table:style-name="ce4" office:value-type="float" office:value="599999.679419816" calcext:value-type="float">
            <text:p>599999.679419816</text:p>
          </table:table-cell>
          <table:table-cell table:style-name="ce4" office:value-type="float" office:value="18.658233833313" calcext:value-type="float">
            <text:p>18.658233833313</text:p>
          </table:table-cell>
          <table:table-cell table:style-name="ce4" office:value-type="float" office:value="64.8416282743031" calcext:value-type="float">
            <text:p>64.8416282743031</text:p>
          </table:table-cell>
          <table:table-cell table:style-name="ce4" office:value-type="float" office:value="547721.627171268" calcext:value-type="float">
            <text:p>547721.627171268</text:p>
          </table:table-cell>
          <table:table-cell table:style-name="ce4" office:value-type="float" office:value="15.6611392437527" calcext:value-type="float">
            <text:p>15.6611392437527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97.0418612800023" calcext:value-type="float">
            <text:p>97.0418612800023</text:p>
          </table:table-cell>
          <table:table-cell table:style-name="ce4" office:value-type="float" office:value="0.727149030094025" calcext:value-type="float">
            <text:p>0.727149030094025</text:p>
          </table:table-cell>
          <table:table-cell table:style-name="ce4" office:value-type="float" office:value="13.4334965705872" calcext:value-type="float">
            <text:p>13.4334965705872</text:p>
          </table:table-cell>
          <table:table-cell table:style-name="ce4" office:value-type="float" office:value="62.2337082350374" calcext:value-type="float">
            <text:p>62.2337082350374</text:p>
          </table:table-cell>
          <table:table-cell table:style-name="ce4" office:value-type="float" office:value="0.0393334124945597" calcext:value-type="float">
            <text:p>0.03933341249456</text:p>
          </table:table-cell>
          <table:table-cell table:style-name="ce4" office:value-type="float" office:value="3.20894216413218" calcext:value-type="float">
            <text:p>3.20894216413218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12.7061666909845" calcext:value-type="float">
            <text:p>12.7061666909845</text:p>
          </table:table-cell>
          <table:table-cell table:style-name="ce4" office:value-type="float" office:value="3.88554" calcext:value-type="float">
            <text:p>3.88554</text:p>
          </table:table-cell>
          <table:table-cell table:style-name="ce4" office:value-type="float" office:value="38.1271459102631" calcext:value-type="float">
            <text:p>38.1271459102631</text:p>
          </table:table-cell>
          <table:table-cell table:style-name="ce4" office:value-type="float" office:value="6.20673483851742" calcext:value-type="float">
            <text:p>6.20673483851742</text:p>
          </table:table-cell>
          <table:table-cell table:style-name="ce4" office:value-type="float" office:value="0.681912056646603" calcext:value-type="float">
            <text:p>0.681912056646603</text:p>
          </table:table-cell>
          <table:table-cell table:style-name="ce4" office:value-type="float" office:value="0.352529252446334" calcext:value-type="float">
            <text:p>0.352529252446334</text:p>
          </table:table-cell>
          <table:table-cell/>
          <table:table-cell table:style-name="ce7" office:value-type="float" office:value="210" calcext:value-type="float" table:number-columns-spanned="1" table:number-rows-spanned="5">
            <text:p>210</text:p>
          </table:table-cell>
          <table:table-cell table:style-name="ce4" office:value-type="float" office:value="409.470239136212" calcext:value-type="float">
            <text:p>409.470239136212</text:p>
          </table:table-cell>
          <table:table-cell table:style-name="ce4" office:value-type="float" office:value="236.764017123096" calcext:value-type="float">
            <text:p>236.764017123096</text:p>
          </table:table-cell>
          <table:table-cell table:style-name="ce4" office:value-type="float" office:value="31.8242383003235" calcext:value-type="float">
            <text:p>31.8242383003235</text:p>
          </table:table-cell>
          <table:table-cell table:style-name="ce4" office:value-type="float" office:value="135.846300514072" calcext:value-type="float">
            <text:p>135.846300514072</text:p>
          </table:table-cell>
          <table:table-cell table:style-name="ce4" office:value-type="float" office:value="261.067466165141" calcext:value-type="float">
            <text:p>261.067466165141</text:p>
          </table:table-cell>
          <table:table-cell table:style-name="ce4" office:value-type="float" office:value="1.47474804406254" calcext:value-type="float">
            <text:p>1.47474804406254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75.701316897701" calcext:value-type="float">
            <text:p>175.701316897701</text:p>
          </table:table-cell>
          <table:table-cell table:style-name="ce4" office:value-type="float" office:value="0.692660796000562" calcext:value-type="float">
            <text:p>0.692660796000562</text:p>
          </table:table-cell>
          <table:table-cell table:style-name="ce4" office:value-type="float" office:value="7.06351704597473" calcext:value-type="float">
            <text:p>7.06351704597473</text:p>
          </table:table-cell>
          <table:table-cell table:style-name="ce4" office:value-type="float" office:value="78.7702451746705" calcext:value-type="float">
            <text:p>78.7702451746705</text:p>
          </table:table-cell>
          <table:table-cell table:style-name="ce4" office:value-type="float" office:value="0.195633033863779" calcext:value-type="float">
            <text:p>0.195633033863779</text:p>
          </table:table-cell>
          <table:table-cell table:style-name="ce4" office:value-type="float" office:value="0.0930355823566571" calcext:value-type="float">
            <text:p>0.093035582356657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69.678682248004" calcext:value-type="float">
            <text:p>169.678682248004</text:p>
          </table:table-cell>
          <table:table-cell table:style-name="ce4" office:value-type="float" office:value="55.8392333894254" calcext:value-type="float">
            <text:p>55.8392333894254</text:p>
          </table:table-cell>
          <table:table-cell table:style-name="ce4" office:value-type="float" office:value="68.6129642486572" calcext:value-type="float">
            <text:p>68.6129642486572</text:p>
          </table:table-cell>
          <table:table-cell table:style-name="ce4" office:value-type="float" office:value="149.789694457366" calcext:value-type="float">
            <text:p>149.789694457366</text:p>
          </table:table-cell>
          <table:table-cell table:style-name="ce4" office:value-type="float" office:value="123.512281494542" calcext:value-type="float">
            <text:p>123.512281494542</text:p>
          </table:table-cell>
          <table:table-cell table:style-name="ce4" office:value-type="float" office:value="27.2868045855352" calcext:value-type="float">
            <text:p>27.2868045855352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33.824421106443" calcext:value-type="float">
            <text:p>133.824421106443</text:p>
          </table:table-cell>
          <table:table-cell table:style-name="ce4" office:value-type="float" office:value="2.2162160163131" calcext:value-type="float">
            <text:p>2.2162160163131</text:p>
          </table:table-cell>
          <table:table-cell table:style-name="ce4" office:value-type="float" office:value="18.3966057777405" calcext:value-type="float">
            <text:p>18.3966057777405</text:p>
          </table:table-cell>
          <table:table-cell table:style-name="ce4" office:value-type="float" office:value="95.1007045568841" calcext:value-type="float">
            <text:p>95.1007045568841</text:p>
          </table:table-cell>
          <table:table-cell table:style-name="ce4" office:value-type="float" office:value="1.00915962833155" calcext:value-type="float">
            <text:p>1.00915962833155</text:p>
          </table:table-cell>
          <table:table-cell table:style-name="ce4" office:value-type="float" office:value="16.3385162805592" calcext:value-type="float">
            <text:p>16.3385162805592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75.701316897701" calcext:value-type="float">
            <text:p>175.701316897701</text:p>
          </table:table-cell>
          <table:table-cell table:style-name="ce4" office:value-type="float" office:value="2.13278456194592" calcext:value-type="float">
            <text:p>2.13278456194592</text:p>
          </table:table-cell>
          <table:table-cell table:style-name="ce4" office:value-type="float" office:value="26.9174833297729" calcext:value-type="float">
            <text:p>26.9174833297729</text:p>
          </table:table-cell>
          <table:table-cell table:style-name="ce4" office:value-type="float" office:value="78.7702451746705" calcext:value-type="float">
            <text:p>78.7702451746705</text:p>
          </table:table-cell>
          <table:table-cell table:style-name="ce4" office:value-type="float" office:value="1.5375540372312" calcext:value-type="float">
            <text:p>1.5375540372312</text:p>
          </table:table-cell>
          <table:table-cell table:style-name="ce4" office:value-type="float" office:value="0.120454150469158" calcext:value-type="float">
            <text:p>0.120454150469158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75.701316897701" calcext:value-type="float">
            <text:p>175.701316897701</text:p>
          </table:table-cell>
          <table:table-cell table:style-name="ce4" office:value-type="float" office:value="0.692660796000562" calcext:value-type="float">
            <text:p>0.692660796000562</text:p>
          </table:table-cell>
          <table:table-cell table:style-name="ce4" office:value-type="float" office:value="7.06351704597473" calcext:value-type="float">
            <text:p>7.06351704597473</text:p>
          </table:table-cell>
          <table:table-cell table:style-name="ce4" office:value-type="float" office:value="78.7702451746705" calcext:value-type="float">
            <text:p>78.7702451746705</text:p>
          </table:table-cell>
          <table:table-cell table:style-name="ce4" office:value-type="float" office:value="0.195633033863779" calcext:value-type="float">
            <text:p>0.195633033863779</text:p>
          </table:table-cell>
          <table:table-cell table:style-name="ce4" office:value-type="float" office:value="0.0930355823566571" calcext:value-type="float">
            <text:p>0.093035582356657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74.89960999118" calcext:value-type="float">
            <text:p>174.89960999118</text:p>
          </table:table-cell>
          <table:table-cell table:style-name="ce4" office:value-type="float" office:value="0.593508121194455" calcext:value-type="float">
            <text:p>0.593508121194455</text:p>
          </table:table-cell>
          <table:table-cell table:style-name="ce4" office:value-type="float" office:value="10.1525811672211" calcext:value-type="float">
            <text:p>10.1525811672211</text:p>
          </table:table-cell>
          <table:table-cell table:style-name="ce4" office:value-type="float" office:value="127.394186947177" calcext:value-type="float">
            <text:p>127.394186947177</text:p>
          </table:table-cell>
          <table:table-cell table:style-name="ce4" office:value-type="float" office:value="0.000899551537718602" calcext:value-type="float">
            <text:p>0.000899551537719</text:p>
          </table:table-cell>
          <table:table-cell table:style-name="ce4" office:value-type="float" office:value="5.82515660785482" calcext:value-type="float">
            <text:p>5.82515660785482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98.176459420678" calcext:value-type="float">
            <text:p>198.176459420678</text:p>
          </table:table-cell>
          <table:table-cell table:style-name="ce4" office:value-type="float" office:value="799999.318566983" calcext:value-type="float">
            <text:p>799999.318566983</text:p>
          </table:table-cell>
          <table:table-cell table:style-name="ce4" office:value-type="float" office:value="24.5711866855621" calcext:value-type="float">
            <text:p>24.5711866855621</text:p>
          </table:table-cell>
          <table:table-cell table:style-name="ce4" office:value-type="float" office:value="145.114443026975" calcext:value-type="float">
            <text:p>145.114443026975</text:p>
          </table:table-cell>
          <table:table-cell table:style-name="ce4" office:value-type="float" office:value="447212.883162529" calcext:value-type="float">
            <text:p>447212.883162529</text:p>
          </table:table-cell>
          <table:table-cell table:style-name="ce4" office:value-type="float" office:value="12.4092053984071" calcext:value-type="float">
            <text:p>12.4092053984071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74.677694451518" calcext:value-type="float">
            <text:p>174.677694451518</text:p>
          </table:table-cell>
          <table:table-cell table:style-name="ce4" office:value-type="float" office:value="0.66699446761863" calcext:value-type="float">
            <text:p>0.66699446761863</text:p>
          </table:table-cell>
          <table:table-cell table:style-name="ce4" office:value-type="float" office:value="15.5657245635986" calcext:value-type="float">
            <text:p>15.5657245635986</text:p>
          </table:table-cell>
          <table:table-cell table:style-name="ce4" office:value-type="float" office:value="54.406428450817" calcext:value-type="float">
            <text:p>54.406428450817</text:p>
          </table:table-cell>
          <table:table-cell table:style-name="ce4" office:value-type="float" office:value="0.164986214097702" calcext:value-type="float">
            <text:p>0.164986214097702</text:p>
          </table:table-cell>
          <table:table-cell table:style-name="ce4" office:value-type="float" office:value="6.61118411003881" calcext:value-type="float">
            <text:p>6.61118411003881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13.9423937473092" calcext:value-type="float">
            <text:p>13.9423937473092</text:p>
          </table:table-cell>
          <table:table-cell table:style-name="ce4" office:value-type="float" office:value="1.31074" calcext:value-type="float">
            <text:p>1.31074</text:p>
          </table:table-cell>
          <table:table-cell table:style-name="ce4" office:value-type="float" office:value="37.8500477790833" calcext:value-type="float">
            <text:p>37.8500477790833</text:p>
          </table:table-cell>
          <table:table-cell table:style-name="ce4" office:value-type="float" office:value="8.75160102125209" calcext:value-type="float">
            <text:p>8.75160102125209</text:p>
          </table:table-cell>
          <table:table-cell table:style-name="ce4" office:value-type="float" office:value="0.139869932437247" calcext:value-type="float">
            <text:p>0.139869932437247</text:p>
          </table:table-cell>
          <table:table-cell table:style-name="ce4" office:value-type="float" office:value="0.28604237092924" calcext:value-type="float">
            <text:p>0.28604237092924</text:p>
          </table:table-cell>
          <table:table-cell/>
          <table:table-cell table:style-name="ce7" office:value-type="float" office:value="240" calcext:value-type="float" table:number-columns-spanned="1" table:number-rows-spanned="5">
            <text:p>240</text:p>
          </table:table-cell>
          <table:table-cell table:style-name="ce4" office:value-type="float" office:value="521.405408178716" calcext:value-type="float">
            <text:p>521.405408178716</text:p>
          </table:table-cell>
          <table:table-cell table:style-name="ce4" office:value-type="float" office:value="198.414666726286" calcext:value-type="float">
            <text:p>198.414666726286</text:p>
          </table:table-cell>
          <table:table-cell table:style-name="ce4" office:value-type="float" office:value="32.4679418087006" calcext:value-type="float">
            <text:p>32.4679418087006</text:p>
          </table:table-cell>
          <table:table-cell table:style-name="ce4" office:value-type="float" office:value="117.34063088846" calcext:value-type="float">
            <text:p>117.34063088846</text:p>
          </table:table-cell>
          <table:table-cell table:style-name="ce4" office:value-type="float" office:value="174.597386007244" calcext:value-type="float">
            <text:p>174.597386007244</text:p>
          </table:table-cell>
          <table:table-cell table:style-name="ce4" office:value-type="float" office:value="1.22407778212909" calcext:value-type="float">
            <text:p>1.22407778212909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38.953501057464" calcext:value-type="float">
            <text:p>138.953501057464</text:p>
          </table:table-cell>
          <table:table-cell table:style-name="ce4" office:value-type="float" office:value="1.1321010246428" calcext:value-type="float">
            <text:p>1.1321010246428</text:p>
          </table:table-cell>
          <table:table-cell table:style-name="ce4" office:value-type="float" office:value="7.1718677520752" calcext:value-type="float">
            <text:p>7.1718677520752</text:p>
          </table:table-cell>
          <table:table-cell table:style-name="ce4" office:value-type="float" office:value="61.3707777377689" calcext:value-type="float">
            <text:p>61.3707777377689</text:p>
          </table:table-cell>
          <table:table-cell table:style-name="ce4" office:value-type="float" office:value="0.0238843977180394" calcext:value-type="float">
            <text:p>0.023884397718039</text:p>
          </table:table-cell>
          <table:table-cell table:style-name="ce4" office:value-type="float" office:value="0.149352932470666" calcext:value-type="float">
            <text:p>0.149352932470666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43.713447328927" calcext:value-type="float">
            <text:p>143.713447328927</text:p>
          </table:table-cell>
          <table:table-cell table:style-name="ce4" office:value-type="float" office:value="32.0784314492911" calcext:value-type="float">
            <text:p>32.0784314492911</text:p>
          </table:table-cell>
          <table:table-cell table:style-name="ce4" office:value-type="float" office:value="37.3452530860901" calcext:value-type="float">
            <text:p>37.3452530860901</text:p>
          </table:table-cell>
          <table:table-cell table:style-name="ce4" office:value-type="float" office:value="62.9371915198684" calcext:value-type="float">
            <text:p>62.9371915198684</text:p>
          </table:table-cell>
          <table:table-cell table:style-name="ce4" office:value-type="float" office:value="47.7664055580386" calcext:value-type="float">
            <text:p>47.7664055580386</text:p>
          </table:table-cell>
          <table:table-cell table:style-name="ce4" office:value-type="float" office:value="7.3252834938313" calcext:value-type="float">
            <text:p>7.3252834938313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60.946039468778" calcext:value-type="float">
            <text:p>160.946039468778</text:p>
          </table:table-cell>
          <table:table-cell table:style-name="ce4" office:value-type="float" office:value="16.440875072831" calcext:value-type="float">
            <text:p>16.440875072831</text:p>
          </table:table-cell>
          <table:table-cell table:style-name="ce4" office:value-type="float" office:value="31.2770907402039" calcext:value-type="float">
            <text:p>31.2770907402039</text:p>
          </table:table-cell>
          <table:table-cell table:style-name="ce4" office:value-type="float" office:value="103.377234495467" calcext:value-type="float">
            <text:p>103.377234495467</text:p>
          </table:table-cell>
          <table:table-cell table:style-name="ce4" office:value-type="float" office:value="17.566912208627" calcext:value-type="float">
            <text:p>17.566912208627</text:p>
          </table:table-cell>
          <table:table-cell table:style-name="ce4" office:value-type="float" office:value="1.11442980385416" calcext:value-type="float">
            <text:p>1.11442980385416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38.953501057464" calcext:value-type="float">
            <text:p>138.953501057464</text:p>
          </table:table-cell>
          <table:table-cell table:style-name="ce4" office:value-type="float" office:value="10.1295273778277" calcext:value-type="float">
            <text:p>10.1295273778277</text:p>
          </table:table-cell>
          <table:table-cell table:style-name="ce4" office:value-type="float" office:value="26.930516242981" calcext:value-type="float">
            <text:p>26.930516242981</text:p>
          </table:table-cell>
          <table:table-cell table:style-name="ce4" office:value-type="float" office:value="61.3707777377689" calcext:value-type="float">
            <text:p>61.3707777377689</text:p>
          </table:table-cell>
          <table:table-cell table:style-name="ce4" office:value-type="float" office:value="0.323520634448937" calcext:value-type="float">
            <text:p>0.323520634448937</text:p>
          </table:table-cell>
          <table:table-cell table:style-name="ce4" office:value-type="float" office:value="0.135890641357184" calcext:value-type="float">
            <text:p>0.135890641357184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38.953501057464" calcext:value-type="float">
            <text:p>138.953501057464</text:p>
          </table:table-cell>
          <table:table-cell table:style-name="ce4" office:value-type="float" office:value="1.1321010246428" calcext:value-type="float">
            <text:p>1.1321010246428</text:p>
          </table:table-cell>
          <table:table-cell table:style-name="ce4" office:value-type="float" office:value="7.1718677520752" calcext:value-type="float">
            <text:p>7.1718677520752</text:p>
          </table:table-cell>
          <table:table-cell table:style-name="ce4" office:value-type="float" office:value="61.3707777377689" calcext:value-type="float">
            <text:p>61.3707777377689</text:p>
          </table:table-cell>
          <table:table-cell table:style-name="ce4" office:value-type="float" office:value="0.0238843977180394" calcext:value-type="float">
            <text:p>0.023884397718039</text:p>
          </table:table-cell>
          <table:table-cell table:style-name="ce4" office:value-type="float" office:value="0.149352932470666" calcext:value-type="float">
            <text:p>0.149352932470666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25.974560695682" calcext:value-type="float">
            <text:p>125.974560695682</text:p>
          </table:table-cell>
          <table:table-cell table:style-name="ce4" office:value-type="float" office:value="1.14702800825732" calcext:value-type="float">
            <text:p>1.14702800825732</text:p>
          </table:table-cell>
          <table:table-cell table:style-name="ce4" office:value-type="float" office:value="14.9945668697357" calcext:value-type="float">
            <text:p>14.9945668697357</text:p>
          </table:table-cell>
          <table:table-cell table:style-name="ce4" office:value-type="float" office:value="59.4290147805517" calcext:value-type="float">
            <text:p>59.4290147805517</text:p>
          </table:table-cell>
          <table:table-cell table:style-name="ce4" office:value-type="float" office:value="0.0413311598005145" calcext:value-type="float">
            <text:p>0.041331159800515</text:p>
          </table:table-cell>
          <table:table-cell table:style-name="ce4" office:value-type="float" office:value="5.33554838702613" calcext:value-type="float">
            <text:p>5.33554838702613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00.597663273302" calcext:value-type="float">
            <text:p>100.597663273302</text:p>
          </table:table-cell>
          <table:table-cell table:style-name="ce4" office:value-type="float" office:value="799999.424204913" calcext:value-type="float">
            <text:p>799999.424204913</text:p>
          </table:table-cell>
          <table:table-cell table:style-name="ce4" office:value-type="float" office:value="24.4839496135712" calcext:value-type="float">
            <text:p>24.4839496135712</text:p>
          </table:table-cell>
          <table:table-cell table:style-name="ce4" office:value-type="float" office:value="68.0766749448013" calcext:value-type="float">
            <text:p>68.0766749448013</text:p>
          </table:table-cell>
          <table:table-cell table:style-name="ce4" office:value-type="float" office:value="447212.646948936" calcext:value-type="float">
            <text:p>447212.646948936</text:p>
          </table:table-cell>
          <table:table-cell table:style-name="ce4" office:value-type="float" office:value="12.6513263501816" calcext:value-type="float">
            <text:p>12.6513263501816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83.22009285545" calcext:value-type="float">
            <text:p>183.22009285545</text:p>
          </table:table-cell>
          <table:table-cell table:style-name="ce4" office:value-type="float" office:value="8.13243622065848" calcext:value-type="float">
            <text:p>8.13243622065848</text:p>
          </table:table-cell>
          <table:table-cell table:style-name="ce4" office:value-type="float" office:value="27.879292011261" calcext:value-type="float">
            <text:p>27.879292011261</text:p>
          </table:table-cell>
          <table:table-cell table:style-name="ce4" office:value-type="float" office:value="100.298579466894" calcext:value-type="float">
            <text:p>100.298579466894</text:p>
          </table:table-cell>
          <table:table-cell table:style-name="ce4" office:value-type="float" office:value="8.96909727723749" calcext:value-type="float">
            <text:p>8.96909727723749</text:p>
          </table:table-cell>
          <table:table-cell table:style-name="ce4" office:value-type="float" office:value="12.5403006809792" calcext:value-type="float">
            <text:p>12.5403006809792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13.1669531933995" calcext:value-type="float">
            <text:p>13.1669531933995</text:p>
          </table:table-cell>
          <table:table-cell table:style-name="ce4" office:value-type="float" office:value="10.51202" calcext:value-type="float">
            <text:p>10.51202</text:p>
          </table:table-cell>
          <table:table-cell table:style-name="ce4" office:value-type="float" office:value="37.4394087791443" calcext:value-type="float">
            <text:p>37.4394087791443</text:p>
          </table:table-cell>
          <table:table-cell table:style-name="ce4" office:value-type="float" office:value="0.974377723290938" calcext:value-type="float">
            <text:p>0.974377723290938</text:p>
          </table:table-cell>
          <table:table-cell table:style-name="ce4" office:value-type="float" office:value="0.421030808848949" calcext:value-type="float">
            <text:p>0.421030808848949</text:p>
          </table:table-cell>
          <table:table-cell table:style-name="ce4" office:value-type="float" office:value="0.26957700988662" calcext:value-type="float">
            <text:p>0.26957700988662</text:p>
          </table:table-cell>
          <table:table-cell/>
          <table:table-cell table:style-name="ce7" office:value-type="float" office:value="255" calcext:value-type="float" table:number-columns-spanned="1" table:number-rows-spanned="5">
            <text:p>255</text:p>
          </table:table-cell>
          <table:table-cell table:style-name="ce4" office:value-type="float" office:value="487.342955273384" calcext:value-type="float">
            <text:p>487.342955273384</text:p>
          </table:table-cell>
          <table:table-cell table:style-name="ce4" office:value-type="float" office:value="268.289188409959" calcext:value-type="float">
            <text:p>268.289188409959</text:p>
          </table:table-cell>
          <table:table-cell table:style-name="ce4" office:value-type="float" office:value="31.5421469211578" calcext:value-type="float">
            <text:p>31.5421469211578</text:p>
          </table:table-cell>
          <table:table-cell table:style-name="ce4" office:value-type="float" office:value="153.804013251099" calcext:value-type="float">
            <text:p>153.804013251099</text:p>
          </table:table-cell>
          <table:table-cell table:style-name="ce4" office:value-type="float" office:value="221.675625934492" calcext:value-type="float">
            <text:p>221.675625934492</text:p>
          </table:table-cell>
          <table:table-cell table:style-name="ce4" office:value-type="float" office:value="1.03600256691484" calcext:value-type="float">
            <text:p>1.03600256691484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161.924264693287" calcext:value-type="float">
            <text:p>161.924264693287</text:p>
          </table:table-cell>
          <table:table-cell table:style-name="ce4" office:value-type="float" office:value="0.437156478142401" calcext:value-type="float">
            <text:p>0.437156478142401</text:p>
          </table:table-cell>
          <table:table-cell table:style-name="ce4" office:value-type="float" office:value="7.20640907287598" calcext:value-type="float">
            <text:p>7.20640907287598</text:p>
          </table:table-cell>
          <table:table-cell table:style-name="ce4" office:value-type="float" office:value="98.3762347460583" calcext:value-type="float">
            <text:p>98.3762347460583</text:p>
          </table:table-cell>
          <table:table-cell table:style-name="ce4" office:value-type="float" office:value="0.113524127546714" calcext:value-type="float">
            <text:p>0.113524127546714</text:p>
          </table:table-cell>
          <table:table-cell table:style-name="ce4" office:value-type="float" office:value="0.219611453417981" calcext:value-type="float">
            <text:p>0.219611453417981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170.594741732446" calcext:value-type="float">
            <text:p>170.594741732446</text:p>
          </table:table-cell>
          <table:table-cell table:style-name="ce4" office:value-type="float" office:value="39.4556320495375" calcext:value-type="float">
            <text:p>39.4556320495375</text:p>
          </table:table-cell>
          <table:table-cell table:style-name="ce4" office:value-type="float" office:value="37.4379904747009" calcext:value-type="float">
            <text:p>37.4379904747009</text:p>
          </table:table-cell>
          <table:table-cell table:style-name="ce4" office:value-type="float" office:value="50.1231460040844" calcext:value-type="float">
            <text:p>50.1231460040844</text:p>
          </table:table-cell>
          <table:table-cell table:style-name="ce4" office:value-type="float" office:value="76.5825158833734" calcext:value-type="float">
            <text:p>76.5825158833734</text:p>
          </table:table-cell>
          <table:table-cell table:style-name="ce4" office:value-type="float" office:value="25.908064249148" calcext:value-type="float">
            <text:p>25.908064249148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252.670926624974" calcext:value-type="float">
            <text:p>252.670926624974</text:p>
          </table:table-cell>
          <table:table-cell table:style-name="ce4" office:value-type="float" office:value="3.41202983095598" calcext:value-type="float">
            <text:p>3.41202983095598</text:p>
          </table:table-cell>
          <table:table-cell table:style-name="ce4" office:value-type="float" office:value="18.3056366443634" calcext:value-type="float">
            <text:p>18.3056366443634</text:p>
          </table:table-cell>
          <table:table-cell table:style-name="ce4" office:value-type="float" office:value="74.078121494665" calcext:value-type="float">
            <text:p>74.078121494665</text:p>
          </table:table-cell>
          <table:table-cell table:style-name="ce4" office:value-type="float" office:value="2.16861578400844" calcext:value-type="float">
            <text:p>2.16861578400844</text:p>
          </table:table-cell>
          <table:table-cell table:style-name="ce4" office:value-type="float" office:value="16.0914444703185" calcext:value-type="float">
            <text:p>16.0914444703185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161.924264693287" calcext:value-type="float">
            <text:p>161.924264693287</text:p>
          </table:table-cell>
          <table:table-cell table:style-name="ce4" office:value-type="float" office:value="4.4115051119231" calcext:value-type="float">
            <text:p>4.4115051119231</text:p>
          </table:table-cell>
          <table:table-cell table:style-name="ce4" office:value-type="float" office:value="27.2771472930908" calcext:value-type="float">
            <text:p>27.2771472930908</text:p>
          </table:table-cell>
          <table:table-cell table:style-name="ce4" office:value-type="float" office:value="98.3762347460583" calcext:value-type="float">
            <text:p>98.3762347460583</text:p>
          </table:table-cell>
          <table:table-cell table:style-name="ce4" office:value-type="float" office:value="3.52199674683475" calcext:value-type="float">
            <text:p>3.52199674683475</text:p>
          </table:table-cell>
          <table:table-cell table:style-name="ce4" office:value-type="float" office:value="0.175834949988851" calcext:value-type="float">
            <text:p>0.175834949988851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161.924264693287" calcext:value-type="float">
            <text:p>161.924264693287</text:p>
          </table:table-cell>
          <table:table-cell table:style-name="ce4" office:value-type="float" office:value="0.437156478142401" calcext:value-type="float">
            <text:p>0.437156478142401</text:p>
          </table:table-cell>
          <table:table-cell table:style-name="ce4" office:value-type="float" office:value="7.20640907287598" calcext:value-type="float">
            <text:p>7.20640907287598</text:p>
          </table:table-cell>
          <table:table-cell table:style-name="ce4" office:value-type="float" office:value="98.3762347460583" calcext:value-type="float">
            <text:p>98.3762347460583</text:p>
          </table:table-cell>
          <table:table-cell table:style-name="ce4" office:value-type="float" office:value="0.113524127546714" calcext:value-type="float">
            <text:p>0.113524127546714</text:p>
          </table:table-cell>
          <table:table-cell table:style-name="ce4" office:value-type="float" office:value="0.219611453417981" calcext:value-type="float">
            <text:p>0.219611453417981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135.58547703427" calcext:value-type="float">
            <text:p>135.58547703427</text:p>
          </table:table-cell>
          <table:table-cell table:style-name="ce4" office:value-type="float" office:value="0.38964807490145" calcext:value-type="float">
            <text:p>0.38964807490145</text:p>
          </table:table-cell>
          <table:table-cell table:style-name="ce4" office:value-type="float" office:value="16.1857223987579" calcext:value-type="float">
            <text:p>16.1857223987579</text:p>
          </table:table-cell>
          <table:table-cell table:style-name="ce4" office:value-type="float" office:value="55.4992138168657" calcext:value-type="float">
            <text:p>55.4992138168657</text:p>
          </table:table-cell>
          <table:table-cell table:style-name="ce4" office:value-type="float" office:value="0.0064736046364116" calcext:value-type="float">
            <text:p>0.006473604636412</text:p>
          </table:table-cell>
          <table:table-cell table:style-name="ce4" office:value-type="float" office:value="15.4842344344843" calcext:value-type="float">
            <text:p>15.4842344344843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242.933054189515" calcext:value-type="float">
            <text:p>242.933054189515</text:p>
          </table:table-cell>
          <table:table-cell table:style-name="ce4" office:value-type="float" office:value="999999" calcext:value-type="float">
            <text:p>999999</text:p>
          </table:table-cell>
          <table:table-cell table:style-name="ce4" office:value-type="float" office:value="30.1202884674072" calcext:value-type="float">
            <text:p>30.1202884674072</text:p>
          </table:table-cell>
          <table:table-cell table:style-name="ce4" office:value-type="float" office:value="116.848168298092" calcext:value-type="float">
            <text:p>116.8481682980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766151238687893" calcext:value-type="float">
            <text:p>0.076615123868789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182.166605843686" calcext:value-type="float">
            <text:p>182.166605843686</text:p>
          </table:table-cell>
          <table:table-cell table:style-name="ce4" office:value-type="float" office:value="27.2046051491649" calcext:value-type="float">
            <text:p>27.2046051491649</text:p>
          </table:table-cell>
          <table:table-cell table:style-name="ce4" office:value-type="float" office:value="23.1764610290527" calcext:value-type="float">
            <text:p>23.1764610290527</text:p>
          </table:table-cell>
          <table:table-cell table:style-name="ce4" office:value-type="float" office:value="126.057255045572" calcext:value-type="float">
            <text:p>126.057255045572</text:p>
          </table:table-cell>
          <table:table-cell table:style-name="ce4" office:value-type="float" office:value="59.6405779280945" calcext:value-type="float">
            <text:p>59.6405779280945</text:p>
          </table:table-cell>
          <table:table-cell table:style-name="ce4" office:value-type="float" office:value="8.99962393609024" calcext:value-type="float">
            <text:p>8.99962393609024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28.0417511454058" calcext:value-type="float">
            <text:p>28.0417511454058</text:p>
          </table:table-cell>
          <table:table-cell table:style-name="ce4" office:value-type="float" office:value="1.87632" calcext:value-type="float">
            <text:p>1.87632</text:p>
          </table:table-cell>
          <table:table-cell table:style-name="ce4" office:value-type="float" office:value="37.8999071598053" calcext:value-type="float">
            <text:p>37.8999071598053</text:p>
          </table:table-cell>
          <table:table-cell table:style-name="ce4" office:value-type="float" office:value="19.9190066095213" calcext:value-type="float">
            <text:p>19.9190066095213</text:p>
          </table:table-cell>
          <table:table-cell table:style-name="ce4" office:value-type="float" office:value="1.4018419586387" calcext:value-type="float">
            <text:p>1.4018419586387</text:p>
          </table:table-cell>
          <table:table-cell table:style-name="ce4" office:value-type="float" office:value="0.34906443124104" calcext:value-type="float">
            <text:p>0.34906443124104</text:p>
          </table:table-cell>
          <table:table-cell/>
          <table:table-cell table:style-name="ce7" office:value-type="float" office:value="270" calcext:value-type="float" table:number-columns-spanned="1" table:number-rows-spanned="5">
            <text:p>270</text:p>
          </table:table-cell>
          <table:table-cell table:style-name="ce4" office:value-type="float" office:value="475.175640167358" calcext:value-type="float">
            <text:p>475.175640167358</text:p>
          </table:table-cell>
          <table:table-cell table:style-name="ce4" office:value-type="float" office:value="338.545154975958" calcext:value-type="float">
            <text:p>338.545154975958</text:p>
          </table:table-cell>
          <table:table-cell table:style-name="ce4" office:value-type="float" office:value="32.3314532279968" calcext:value-type="float">
            <text:p>32.3314532279968</text:p>
          </table:table-cell>
          <table:table-cell table:style-name="ce4" office:value-type="float" office:value="212.156849692162" calcext:value-type="float">
            <text:p>212.156849692162</text:p>
          </table:table-cell>
          <table:table-cell table:style-name="ce4" office:value-type="float" office:value="275.866641071944" calcext:value-type="float">
            <text:p>275.866641071944</text:p>
          </table:table-cell>
          <table:table-cell table:style-name="ce4" office:value-type="float" office:value="2.18876838764853" calcext:value-type="float">
            <text:p>2.18876838764853</text:p>
          </table:table-cell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number-columns-repeated="72"/>
        </table:table-row>
        <table:table-row table:style-name="ro1" table:number-rows-repeated="3">
          <table:table-cell table:number-columns-repeated="79"/>
        </table:table-row>
        <table:table-row table:style-name="ro1">
          <table:table-cell table:style-name="ce5" office:value-type="string" calcext:value-type="string" table:number-columns-spanned="10" table:number-rows-spanned="1">
            <text:p>Calculation</text:p>
          </table:table-cell>
          <table:covered-table-cell table:number-columns-repeated="9"/>
          <table:table-cell table:number-columns-repeated="69"/>
        </table:table-row>
        <table:table-row table:style-name="ro1">
          <table:table-cell office:value-type="float" office:value="724.565703055262" calcext:value-type="float">
            <text:p>724.565703055262</text:p>
          </table:table-cell>
          <table:table-cell office:value-type="float" office:value="574.905970925689" calcext:value-type="float">
            <text:p>574.905970925689</text:p>
          </table:table-cell>
          <table:table-cell office:value-type="float" office:value="32.0230000019073" calcext:value-type="float">
            <text:p>32.0230000019073</text:p>
          </table:table-cell>
          <table:table-cell/>
          <table:table-cell table:style-name="ce7" table:formula="of:=AVERAGE([.A99:.A103])" office:value-type="float" office:value="514.944246380652" calcext:value-type="float" table:number-columns-spanned="1" table:number-rows-spanned="5">
            <text:p>514.944246380652</text:p>
          </table:table-cell>
          <table:table-cell table:style-name="ce7" table:formula="of:=AVERAGE([.B99:.B103])" office:value-type="float" office:value="295.126275299524" calcext:value-type="float" table:number-columns-spanned="1" table:number-rows-spanned="5">
            <text:p>295.126275299524</text:p>
          </table:table-cell>
          <table:table-cell table:style-name="ce7" table:formula="of:=AVERAGE([.C99:.C103])" office:value-type="float" office:value="32.6373857975006" calcext:value-type="float" table:number-columns-spanned="1" table:number-rows-spanned="5">
            <text:p>32.6373857975006</text:p>
          </table:table-cell>
          <table:table-cell table:style-name="ce7" table:formula="of:= STDEV([.A99:.A103])" office:value-type="float" office:value="149.085496853232" calcext:value-type="float" table:number-columns-spanned="1" table:number-rows-spanned="5">
            <text:p>149.085496853232</text:p>
          </table:table-cell>
          <table:table-cell table:style-name="ce7" table:formula="of:= STDEV([.B99:.B103])" office:value-type="float" office:value="272.849563613782" calcext:value-type="float" table:number-columns-spanned="1" table:number-rows-spanned="5">
            <text:p>272.849563613782</text:p>
          </table:table-cell>
          <table:table-cell table:style-name="ce7" table:formula="of:= STDEV([.C99:.C103])" office:value-type="float" office:value="1.48774781805932" calcext:value-type="float" table:number-columns-spanned="1" table:number-rows-spanned="5">
            <text:p>1.48774781805932</text:p>
          </table:table-cell>
          <table:table-cell table:number-columns-repeated="69"/>
        </table:table-row>
        <table:table-row table:style-name="ro1">
          <table:table-cell table:number-columns-repeated="2" office:value-type="float" office:value="577.358833084987" calcext:value-type="float">
            <text:p>577.358833084987</text:p>
          </table:table-cell>
          <table:table-cell office:value-type="float" office:value="30.7748172283173" calcext:value-type="float">
            <text:p>30.774817228317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50.875335276213" calcext:value-type="float">
            <text:p>350.875335276213</text:p>
          </table:table-cell>
          <table:table-cell office:value-type="float" office:value="50.2955609997265" calcext:value-type="float">
            <text:p>50.2955609997265</text:p>
          </table:table-cell>
          <table:table-cell office:value-type="float" office:value="32.5888392925262" calcext:value-type="float">
            <text:p>32.588839292526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25.467064963266" calcext:value-type="float">
            <text:p>525.467064963266</text:p>
          </table:table-cell>
          <table:table-cell office:value-type="float" office:value="258.214385704154" calcext:value-type="float">
            <text:p>258.214385704154</text:p>
          </table:table-cell>
          <table:table-cell office:value-type="float" office:value="32.9473748207092" calcext:value-type="float">
            <text:p>32.947374820709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96.45429552353" calcext:value-type="float">
            <text:p>396.45429552353</text:p>
          </table:table-cell>
          <table:table-cell office:value-type="float" office:value="14.8566257830622" calcext:value-type="float">
            <text:p>14.8566257830622</text:p>
          </table:table-cell>
          <table:table-cell office:value-type="float" office:value="34.852897644043" calcext:value-type="float">
            <text:p>34.85289764404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620.580140552852" calcext:value-type="float">
            <text:p>620.580140552852</text:p>
          </table:table-cell>
          <table:table-cell office:value-type="float" office:value="196.428326133103" calcext:value-type="float">
            <text:p>196.428326133103</text:p>
          </table:table-cell>
          <table:table-cell office:value-type="float" office:value="33.6137247085571" calcext:value-type="float">
            <text:p>33.6137247085571</text:p>
          </table:table-cell>
          <table:table-cell/>
          <table:table-cell table:style-name="ce7" table:formula="of:=AVERAGE([.A104:.A108])" office:value-type="float" office:value="800123.316028111" calcext:value-type="float" table:number-columns-spanned="1" table:number-rows-spanned="5">
            <text:p>800123.316028111</text:p>
          </table:table-cell>
          <table:table-cell table:style-name="ce7" table:formula="of:=AVERAGE([.B104:.B108])" office:value-type="float" office:value="800038.485665227" calcext:value-type="float" table:number-columns-spanned="1" table:number-rows-spanned="5">
            <text:p>800038.485665227</text:p>
          </table:table-cell>
          <table:table-cell table:style-name="ce7" table:formula="of:=AVERAGE([.C104:.C108])" office:value-type="float" office:value="30.7460829257965" calcext:value-type="float" table:number-columns-spanned="1" table:number-rows-spanned="5">
            <text:p>30.7460829257965</text:p>
          </table:table-cell>
          <table:table-cell table:style-name="ce7" table:formula="of:= STDEV([.A104:.A108])" office:value-type="float" office:value="446935.61641041" calcext:value-type="float" table:number-columns-spanned="1" table:number-rows-spanned="5">
            <text:p>446935.61641041</text:p>
          </table:table-cell>
          <table:table-cell table:style-name="ce7" table:formula="of:= STDEV([.B104:.B108])" office:value-type="float" office:value="447125.302868374" calcext:value-type="float" table:number-columns-spanned="1" table:number-rows-spanned="5">
            <text:p>447125.302868374</text:p>
          </table:table-cell>
          <table:table-cell table:style-name="ce7" table:formula="of:= STDEV([.C104:.C108])" office:value-type="float" office:value="1.6031431456616" calcext:value-type="float" table:number-columns-spanned="1" table:number-rows-spanned="5">
            <text:p>1.6031431456616</text:p>
          </table:table-cell>
          <table:table-cell table:number-columns-repeated="69"/>
        </table:table-row>
        <table:table-row table:style-name="ro1">
          <table:table-cell table:number-columns-repeated="2" office:value-type="float" office:value="999999" calcext:value-type="float">
            <text:p>999999</text:p>
          </table:table-cell>
          <table:table-cell office:value-type="float" office:value="30.0409646034241" calcext:value-type="float">
            <text:p>30.0409646034241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999999" calcext:value-type="float">
            <text:p>999999</text:p>
          </table:table-cell>
          <table:table-cell office:value-type="float" office:value="30.0011298656464" calcext:value-type="float">
            <text:p>30.001129865646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999999" calcext:value-type="float">
            <text:p>999999</text:p>
          </table:table-cell>
          <table:table-cell office:value-type="float" office:value="30.0384285449982" calcext:value-type="float">
            <text:p>30.038428544998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999999" calcext:value-type="float">
            <text:p>999999</text:p>
          </table:table-cell>
          <table:table-cell office:value-type="float" office:value="30.0361669063568" calcext:value-type="float">
            <text:p>30.036166906356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999999" calcext:value-type="float">
            <text:p>999999</text:p>
          </table:table-cell>
          <table:table-cell office:value-type="float" office:value="30.0293190479279" calcext:value-type="float">
            <text:p>30.0293190479279</text:p>
          </table:table-cell>
          <table:table-cell/>
          <table:table-cell table:style-name="ce7" table:formula="of:=AVERAGE([.A109:.A113])" office:value-type="float" office:value="200324.11426239" calcext:value-type="float" table:number-columns-spanned="1" table:number-rows-spanned="5">
            <text:p>200324.11426239</text:p>
          </table:table-cell>
          <table:table-cell table:style-name="ce7" table:formula="of:=AVERAGE([.B109:.B113])" office:value-type="float" office:value="200061.263684076" calcext:value-type="float" table:number-columns-spanned="1" table:number-rows-spanned="5">
            <text:p>200061.263684076</text:p>
          </table:table-cell>
          <table:table-cell table:style-name="ce7" table:formula="of:=AVERAGE([.C109:.C113])" office:value-type="float" office:value="31.3671601295471" calcext:value-type="float" table:number-columns-spanned="1" table:number-rows-spanned="5">
            <text:p>31.3671601295471</text:p>
          </table:table-cell>
          <table:table-cell table:style-name="ce7" table:formula="of:= STDEV([.A109:.A113])" office:value-type="float" office:value="447031.873682875" calcext:value-type="float" table:number-columns-spanned="1" table:number-rows-spanned="5">
            <text:p>447031.873682875</text:p>
          </table:table-cell>
          <table:table-cell table:style-name="ce7" table:formula="of:= STDEV([.B109:.B113])" office:value-type="float" office:value="447178.791505443" calcext:value-type="float" table:number-columns-spanned="1" table:number-rows-spanned="5">
            <text:p>447178.791505443</text:p>
          </table:table-cell>
          <table:table-cell table:style-name="ce7" table:formula="of:= STDEV([.C109:.C113])" office:value-type="float" office:value="1.22986269135546" calcext:value-type="float" table:number-columns-spanned="1" table:number-rows-spanned="5">
            <text:p>1.22986269135546</text:p>
          </table:table-cell>
          <table:table-cell table:number-columns-repeated="69"/>
        </table:table-row>
        <table:table-row table:style-name="ro1">
          <table:table-cell office:value-type="float" office:value="405.805421597016" calcext:value-type="float">
            <text:p>405.805421597016</text:p>
          </table:table-cell>
          <table:table-cell office:value-type="float" office:value="137.762064710212" calcext:value-type="float">
            <text:p>137.762064710212</text:p>
          </table:table-cell>
          <table:table-cell office:value-type="float" office:value="30.2910296916962" calcext:value-type="float">
            <text:p>30.291029691696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70.893394267889" calcext:value-type="float">
            <text:p>370.893394267889</text:p>
          </table:table-cell>
          <table:table-cell office:value-type="float" office:value="101.445952426105" calcext:value-type="float">
            <text:p>101.445952426105</text:p>
          </table:table-cell>
          <table:table-cell office:value-type="float" office:value="31.4255032539368" calcext:value-type="float">
            <text:p>31.425503253936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621.160961378636" calcext:value-type="float">
            <text:p>621.160961378636</text:p>
          </table:table-cell>
          <table:table-cell office:value-type="float" office:value="13.6439404955743" calcext:value-type="float">
            <text:p>13.6439404955743</text:p>
          </table:table-cell>
          <table:table-cell office:value-type="float" office:value="32.9477627277374" calcext:value-type="float">
            <text:p>32.947762727737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23.711534704785" calcext:value-type="float">
            <text:p>223.711534704785</text:p>
          </table:table-cell>
          <table:table-cell office:value-type="float" office:value="54.4664627497786" calcext:value-type="float">
            <text:p>54.4664627497786</text:p>
          </table:table-cell>
          <table:table-cell office:value-type="float" office:value="32.1421859264374" calcext:value-type="float">
            <text:p>32.142185926437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53.388726463455" calcext:value-type="float">
            <text:p>553.388726463455</text:p>
          </table:table-cell>
          <table:table-cell office:value-type="float" office:value="18.6056763179033" calcext:value-type="float">
            <text:p>18.6056763179033</text:p>
          </table:table-cell>
          <table:table-cell office:value-type="float" office:value="35.1124649047852" calcext:value-type="float">
            <text:p>35.1124649047852</text:p>
          </table:table-cell>
          <table:table-cell/>
          <table:table-cell table:style-name="ce7" table:formula="of:=AVERAGE([.A114:.A118])" office:value-type="float" office:value="533.054689549539" calcext:value-type="float" table:number-columns-spanned="1" table:number-rows-spanned="5">
            <text:p>533.054689549539</text:p>
          </table:table-cell>
          <table:table-cell table:style-name="ce7" table:formula="of:=AVERAGE([.B114:.B118])" office:value-type="float" office:value="214.874078102311" calcext:value-type="float" table:number-columns-spanned="1" table:number-rows-spanned="5">
            <text:p>214.874078102311</text:p>
          </table:table-cell>
          <table:table-cell table:style-name="ce7" table:formula="of:=AVERAGE([.C114:.C118])" office:value-type="float" office:value="32.3316562175751" calcext:value-type="float" table:number-columns-spanned="1" table:number-rows-spanned="5">
            <text:p>32.3316562175751</text:p>
          </table:table-cell>
          <table:table-cell table:style-name="ce7" table:formula="of:= STDEV([.A114:.A118])" office:value-type="float" office:value="189.73142280622" calcext:value-type="float" table:number-columns-spanned="1" table:number-rows-spanned="5">
            <text:p>189.73142280622</text:p>
          </table:table-cell>
          <table:table-cell table:style-name="ce7" table:formula="of:= STDEV([.B114:.B118])" office:value-type="float" office:value="237.435285144153" calcext:value-type="float" table:number-columns-spanned="1" table:number-rows-spanned="5">
            <text:p>237.435285144153</text:p>
          </table:table-cell>
          <table:table-cell table:style-name="ce7" table:formula="of:= STDEV([.C114:.C118])" office:value-type="float" office:value="1.93986459946342" calcext:value-type="float" table:number-columns-spanned="1" table:number-rows-spanned="5">
            <text:p>1.93986459946342</text:p>
          </table:table-cell>
          <table:table-cell table:number-columns-repeated="69"/>
        </table:table-row>
        <table:table-row table:style-name="ro1">
          <table:table-cell office:value-type="float" office:value="480.712776234016" calcext:value-type="float">
            <text:p>480.712776234016</text:p>
          </table:table-cell>
          <table:table-cell office:value-type="float" office:value="124.306285821923" calcext:value-type="float">
            <text:p>124.306285821923</text:p>
          </table:table-cell>
          <table:table-cell office:value-type="float" office:value="30.0087049007416" calcext:value-type="float">
            <text:p>30.008704900741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749.593491234476" calcext:value-type="float">
            <text:p>749.593491234476</text:p>
          </table:table-cell>
          <table:table-cell office:value-type="float" office:value="559.908914542504" calcext:value-type="float">
            <text:p>559.908914542504</text:p>
          </table:table-cell>
          <table:table-cell office:value-type="float" office:value="31.2335784435272" calcext:value-type="float">
            <text:p>31.233578443527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636.906562227109" calcext:value-type="float">
            <text:p>636.906562227109</text:p>
          </table:table-cell>
          <table:table-cell office:value-type="float" office:value="356.120975898058" calcext:value-type="float">
            <text:p>356.120975898058</text:p>
          </table:table-cell>
          <table:table-cell office:value-type="float" office:value="32.1455140113831" calcext:value-type="float">
            <text:p>32.1455140113831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44.671891588638" calcext:value-type="float">
            <text:p>244.671891588638</text:p>
          </table:table-cell>
          <table:table-cell office:value-type="float" office:value="15.4285379311685" calcext:value-type="float">
            <text:p>15.4285379311685</text:p>
          </table:table-cell>
          <table:table-cell office:value-type="float" office:value="33.1580188274384" calcext:value-type="float">
            <text:p>33.158018827438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38.733569691459" calcext:value-type="float">
            <text:p>338.733569691459</text:p>
          </table:table-cell>
          <table:table-cell office:value-type="float" office:value="142.639848759581" calcext:value-type="float">
            <text:p>142.639848759581</text:p>
          </table:table-cell>
          <table:table-cell office:value-type="float" office:value="34.839081287384" calcext:value-type="float">
            <text:p>34.839081287384</text:p>
          </table:table-cell>
          <table:table-cell/>
          <table:table-cell table:style-name="ce7" table:formula="of:=AVERAGE([.A119:.A123])" office:value-type="float" office:value="549.028634377294" calcext:value-type="float" table:number-columns-spanned="1" table:number-rows-spanned="5">
            <text:p>549.028634377294</text:p>
          </table:table-cell>
          <table:table-cell table:style-name="ce7" table:formula="of:=AVERAGE([.B119:.B123])" office:value-type="float" office:value="436.966371016295" calcext:value-type="float" table:number-columns-spanned="1" table:number-rows-spanned="5">
            <text:p>436.966371016295</text:p>
          </table:table-cell>
          <table:table-cell table:style-name="ce7" table:formula="of:=AVERAGE([.C119:.C123])" office:value-type="float" office:value="31.9313305854797" calcext:value-type="float" table:number-columns-spanned="1" table:number-rows-spanned="5">
            <text:p>31.9313305854797</text:p>
          </table:table-cell>
          <table:table-cell table:style-name="ce7" table:formula="of:= STDEV([.A119:.A123])" office:value-type="float" office:value="169.681499126536" calcext:value-type="float" table:number-columns-spanned="1" table:number-rows-spanned="5">
            <text:p>169.681499126536</text:p>
          </table:table-cell>
          <table:table-cell table:style-name="ce7" table:formula="of:= STDEV([.B119:.B123])" office:value-type="float" office:value="265.044442584666" calcext:value-type="float" table:number-columns-spanned="1" table:number-rows-spanned="5">
            <text:p>265.044442584666</text:p>
          </table:table-cell>
          <table:table-cell table:style-name="ce7" table:formula="of:= STDEV([.C119:.C123])" office:value-type="float" office:value="2.17269881009912" calcext:value-type="float" table:number-columns-spanned="1" table:number-rows-spanned="5">
            <text:p>2.17269881009912</text:p>
          </table:table-cell>
          <table:table-cell table:number-columns-repeated="69"/>
        </table:table-row>
        <table:table-row table:style-name="ro1">
          <table:table-cell office:value-type="float" office:value="531.101052532784" calcext:value-type="float">
            <text:p>531.101052532784</text:p>
          </table:table-cell>
          <table:table-cell office:value-type="float" office:value="273.485432842578" calcext:value-type="float">
            <text:p>273.485432842578</text:p>
          </table:table-cell>
          <table:table-cell office:value-type="float" office:value="33.6863696575165" calcext:value-type="float">
            <text:p>33.6863696575165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775.873293688044" calcext:value-type="float">
            <text:p>775.873293688044</text:p>
          </table:table-cell>
          <table:table-cell office:value-type="float" office:value="30.6307423114777" calcext:value-type="float">
            <text:p>30.6307423114777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51.834066345967" calcext:value-type="float">
            <text:p>451.834066345967</text:p>
          </table:table-cell>
          <table:table-cell office:value-type="float" office:value="345.232090163055" calcext:value-type="float">
            <text:p>345.232090163055</text:p>
          </table:table-cell>
          <table:table-cell office:value-type="float" office:value="30.2079517841339" calcext:value-type="float">
            <text:p>30.2079517841339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647.601189628219" calcext:value-type="float">
            <text:p>647.601189628219</text:p>
          </table:table-cell>
          <table:table-cell office:value-type="float" office:value="30.2925078868866" calcext:value-type="float">
            <text:p>30.292507886886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601.6277903175" calcext:value-type="float">
            <text:p>601.6277903175</text:p>
          </table:table-cell>
          <table:table-cell office:value-type="float" office:value="30.3029110431671" calcext:value-type="float">
            <text:p>30.3029110431671</text:p>
          </table:table-cell>
          <table:table-cell/>
          <table:table-cell table:style-name="ce7" table:formula="of:=AVERAGE([.A124:.A128])" office:value-type="float" office:value="631.679131845067" calcext:value-type="float" table:number-columns-spanned="1" table:number-rows-spanned="5">
            <text:p>631.679131845067</text:p>
          </table:table-cell>
          <table:table-cell table:style-name="ce7" table:formula="of:=AVERAGE([.B124:.B128])" office:value-type="float" office:value="631.679131845067" calcext:value-type="float" table:number-columns-spanned="1" table:number-rows-spanned="5">
            <text:p>631.679131845067</text:p>
          </table:table-cell>
          <table:table-cell table:style-name="ce7" table:formula="of:=AVERAGE([.C124:.C128])" office:value-type="float" office:value="30.2708650588989" calcext:value-type="float" table:number-columns-spanned="1" table:number-rows-spanned="5">
            <text:p>30.2708650588989</text:p>
          </table:table-cell>
          <table:table-cell table:style-name="ce7" table:formula="of:= STDEV([.A124:.A128])" office:value-type="float" office:value="148.822515279936" calcext:value-type="float" table:number-columns-spanned="1" table:number-rows-spanned="5">
            <text:p>148.822515279936</text:p>
          </table:table-cell>
          <table:table-cell table:style-name="ce7" table:formula="of:= STDEV([.B124:.B128])" office:value-type="float" office:value="148.822515279936" calcext:value-type="float" table:number-columns-spanned="1" table:number-rows-spanned="5">
            <text:p>148.822515279936</text:p>
          </table:table-cell>
          <table:table-cell table:style-name="ce7" table:formula="of:= STDEV([.C124:.C128])" office:value-type="float" office:value="0.173097460132192" calcext:value-type="float" table:number-columns-spanned="1" table:number-rows-spanned="5">
            <text:p>0.173097460132192</text:p>
          </table:table-cell>
          <table:table-cell table:number-columns-repeated="69"/>
        </table:table-row>
        <table:table-row table:style-name="ro1">
          <table:table-cell table:number-columns-repeated="2" office:value-type="float" office:value="480.641460592052" calcext:value-type="float">
            <text:p>480.641460592052</text:p>
          </table:table-cell>
          <table:table-cell office:value-type="float" office:value="30.2497315406799" calcext:value-type="float">
            <text:p>30.2497315406799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695.012105757176" calcext:value-type="float">
            <text:p>695.012105757176</text:p>
          </table:table-cell>
          <table:table-cell office:value-type="float" office:value="30.1151614189148" calcext:value-type="float">
            <text:p>30.115161418914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26.342664978157" calcext:value-type="float">
            <text:p>526.342664978157</text:p>
          </table:table-cell>
          <table:table-cell office:value-type="float" office:value="30.138747215271" calcext:value-type="float">
            <text:p>30.138747215271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854.771637580449" calcext:value-type="float">
            <text:p>854.771637580449</text:p>
          </table:table-cell>
          <table:table-cell office:value-type="float" office:value="30.5477740764618" calcext:value-type="float">
            <text:p>30.547774076461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75.326983845164" calcext:value-type="float">
            <text:p>275.326983845164</text:p>
          </table:table-cell>
          <table:table-cell office:value-type="float" office:value="156.56365567745" calcext:value-type="float">
            <text:p>156.56365567745</text:p>
          </table:table-cell>
          <table:table-cell office:value-type="float" office:value="30.2715444564819" calcext:value-type="float">
            <text:p>30.2715444564819</text:p>
          </table:table-cell>
          <table:table-cell/>
          <table:table-cell table:style-name="ce7" table:formula="of:=AVERAGE([.A129:.A133])" office:value-type="float" office:value="495.421161195473" calcext:value-type="float" table:number-columns-spanned="1" table:number-rows-spanned="5">
            <text:p>495.421161195473</text:p>
          </table:table-cell>
          <table:table-cell table:style-name="ce7" table:formula="of:=AVERAGE([.B129:.B133])" office:value-type="float" office:value="347.529250693786" calcext:value-type="float" table:number-columns-spanned="1" table:number-rows-spanned="5">
            <text:p>347.529250693786</text:p>
          </table:table-cell>
          <table:table-cell table:style-name="ce7" table:formula="of:=AVERAGE([.C129:.C133])" office:value-type="float" office:value="30.6593057632446" calcext:value-type="float" table:number-columns-spanned="1" table:number-rows-spanned="5">
            <text:p>30.6593057632446</text:p>
          </table:table-cell>
          <table:table-cell table:style-name="ce7" table:formula="of:= STDEV([.A129:.A133])" office:value-type="float" office:value="186.14345021014" calcext:value-type="float" table:number-columns-spanned="1" table:number-rows-spanned="5">
            <text:p>186.14345021014</text:p>
          </table:table-cell>
          <table:table-cell table:style-name="ce7" table:formula="of:= STDEV([.B129:.B133])" office:value-type="float" office:value="304.074467750116" calcext:value-type="float" table:number-columns-spanned="1" table:number-rows-spanned="5">
            <text:p>304.074467750116</text:p>
          </table:table-cell>
          <table:table-cell table:style-name="ce7" table:formula="of:= STDEV([.C129:.C133])" office:value-type="float" office:value="0.727307783310509" calcext:value-type="float" table:number-columns-spanned="1" table:number-rows-spanned="5">
            <text:p>0.727307783310509</text:p>
          </table:table-cell>
          <table:table-cell table:number-columns-repeated="69"/>
        </table:table-row>
        <table:table-row table:style-name="ro1">
          <table:table-cell office:value-type="float" office:value="485.658002750719" calcext:value-type="float">
            <text:p>485.658002750719</text:p>
          </table:table-cell>
          <table:table-cell office:value-type="float" office:value="129.560874207972" calcext:value-type="float">
            <text:p>129.560874207972</text:p>
          </table:table-cell>
          <table:table-cell office:value-type="float" office:value="31.9162936210632" calcext:value-type="float">
            <text:p>31.916293621063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62.288424477313" calcext:value-type="float">
            <text:p>362.288424477313</text:p>
          </table:table-cell>
          <table:table-cell office:value-type="float" office:value="97.6893286793383" calcext:value-type="float">
            <text:p>97.6893286793383</text:p>
          </table:table-cell>
          <table:table-cell office:value-type="float" office:value="30.18412566185" calcext:value-type="float">
            <text:p>30.18412566185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620.102695093189" calcext:value-type="float">
            <text:p>620.102695093189</text:p>
          </table:table-cell>
          <table:table-cell office:value-type="float" office:value="30.6648864746094" calcext:value-type="float">
            <text:p>30.664886474609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733.729699810979" calcext:value-type="float">
            <text:p>733.729699810979</text:p>
          </table:table-cell>
          <table:table-cell office:value-type="float" office:value="30.2596786022186" calcext:value-type="float">
            <text:p>30.259678602218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24.26464287399" calcext:value-type="float">
            <text:p>524.26464287399</text:p>
          </table:table-cell>
          <table:table-cell office:value-type="float" office:value="13.447931925861" calcext:value-type="float">
            <text:p>13.447931925861</text:p>
          </table:table-cell>
          <table:table-cell office:value-type="float" office:value="31.0133051872253" calcext:value-type="float">
            <text:p>31.0133051872253</text:p>
          </table:table-cell>
          <table:table-cell/>
          <table:table-cell table:style-name="ce7" table:formula="of:=AVERAGE([.A134:.A138])" office:value-type="float" office:value="497.381904975673" calcext:value-type="float" table:number-columns-spanned="1" table:number-rows-spanned="5">
            <text:p>497.381904975673</text:p>
          </table:table-cell>
          <table:table-cell table:style-name="ce7" table:formula="of:=AVERAGE([.B134:.B138])" office:value-type="float" office:value="228.844560556489" calcext:value-type="float" table:number-columns-spanned="1" table:number-rows-spanned="5">
            <text:p>228.844560556489</text:p>
          </table:table-cell>
          <table:table-cell table:style-name="ce7" table:formula="of:=AVERAGE([.C134:.C138])" office:value-type="float" office:value="32.8554356575012" calcext:value-type="float" table:number-columns-spanned="1" table:number-rows-spanned="5">
            <text:p>32.8554356575012</text:p>
          </table:table-cell>
          <table:table-cell table:style-name="ce7" table:formula="of:= STDEV([.A134:.A138])" office:value-type="float" office:value="215.553079914635" calcext:value-type="float" table:number-columns-spanned="1" table:number-rows-spanned="5">
            <text:p>215.553079914635</text:p>
          </table:table-cell>
          <table:table-cell table:style-name="ce7" table:formula="of:= STDEV([.B134:.B138])" office:value-type="float" office:value="358.258259300969" calcext:value-type="float" table:number-columns-spanned="1" table:number-rows-spanned="5">
            <text:p>358.258259300969</text:p>
          </table:table-cell>
          <table:table-cell table:style-name="ce7" table:formula="of:= STDEV([.C134:.C138])" office:value-type="float" office:value="2.59203685019353" calcext:value-type="float" table:number-columns-spanned="1" table:number-rows-spanned="5">
            <text:p>2.59203685019353</text:p>
          </table:table-cell>
          <table:table-cell table:number-columns-repeated="69"/>
        </table:table-row>
        <table:table-row table:style-name="ro1">
          <table:table-cell office:value-type="float" office:value="359.934284968423" calcext:value-type="float">
            <text:p>359.934284968423</text:p>
          </table:table-cell>
          <table:table-cell office:value-type="float" office:value="8.60237090785009" calcext:value-type="float">
            <text:p>8.60237090785009</text:p>
          </table:table-cell>
          <table:table-cell office:value-type="float" office:value="36.8715646266937" calcext:value-type="float">
            <text:p>36.8715646266937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856.691350299868" calcext:value-type="float">
            <text:p>856.691350299868</text:p>
          </table:table-cell>
          <table:table-cell office:value-type="float" office:value="30.6361713409424" calcext:value-type="float">
            <text:p>30.636171340942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28.677319729652" calcext:value-type="float">
            <text:p>428.677319729652</text:p>
          </table:table-cell>
          <table:table-cell office:value-type="float" office:value="186.731537792943" calcext:value-type="float">
            <text:p>186.731537792943</text:p>
          </table:table-cell>
          <table:table-cell office:value-type="float" office:value="33.9793689250946" calcext:value-type="float">
            <text:p>33.979368925094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17.341927006432" calcext:value-type="float">
            <text:p>317.341927006432</text:p>
          </table:table-cell>
          <table:table-cell office:value-type="float" office:value="78.7496118559254" calcext:value-type="float">
            <text:p>78.7496118559254</text:p>
          </table:table-cell>
          <table:table-cell office:value-type="float" office:value="31.77676820755" calcext:value-type="float">
            <text:p>31.77676820755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61.304558429347" calcext:value-type="float">
            <text:p>361.304558429347</text:p>
          </table:table-cell>
          <table:table-cell office:value-type="float" office:value="12.0953109922747" calcext:value-type="float">
            <text:p>12.0953109922747</text:p>
          </table:table-cell>
          <table:table-cell office:value-type="float" office:value="32.2867784500122" calcext:value-type="float">
            <text:p>32.2867784500122</text:p>
          </table:table-cell>
          <table:table-cell/>
          <table:table-cell table:style-name="ce7" table:formula="of:=AVERAGE([.A139:.A143])" office:value-type="float" office:value="481.182333291146" calcext:value-type="float" table:number-columns-spanned="1" table:number-rows-spanned="5">
            <text:p>481.182333291146</text:p>
          </table:table-cell>
          <table:table-cell table:style-name="ce7" table:formula="of:=AVERAGE([.B139:.B143])" office:value-type="float" office:value="139.934307158746" calcext:value-type="float" table:number-columns-spanned="1" table:number-rows-spanned="5">
            <text:p>139.934307158746</text:p>
          </table:table-cell>
          <table:table-cell table:style-name="ce7" table:formula="of:=AVERAGE([.C139:.C143])" office:value-type="float" office:value="31.7716050624847" calcext:value-type="float" table:number-columns-spanned="1" table:number-rows-spanned="5">
            <text:p>31.7716050624847</text:p>
          </table:table-cell>
          <table:table-cell table:style-name="ce7" table:formula="of:= STDEV([.A139:.A143])" office:value-type="float" office:value="181.101805736181" calcext:value-type="float" table:number-columns-spanned="1" table:number-rows-spanned="5">
            <text:p>181.101805736181</text:p>
          </table:table-cell>
          <table:table-cell table:style-name="ce7" table:formula="of:= STDEV([.B139:.B143])" office:value-type="float" office:value="123.822131748262" calcext:value-type="float" table:number-columns-spanned="1" table:number-rows-spanned="5">
            <text:p>123.822131748262</text:p>
          </table:table-cell>
          <table:table-cell table:style-name="ce7" table:formula="of:= STDEV([.C139:.C143])" office:value-type="float" office:value="1.27193670543458" calcext:value-type="float" table:number-columns-spanned="1" table:number-rows-spanned="5">
            <text:p>1.27193670543458</text:p>
          </table:table-cell>
          <table:table-cell table:number-columns-repeated="69"/>
        </table:table-row>
        <table:table-row table:style-name="ro1">
          <table:table-cell office:value-type="float" office:value="383.904256137191" calcext:value-type="float">
            <text:p>383.904256137191</text:p>
          </table:table-cell>
          <table:table-cell office:value-type="float" office:value="222.034248530601" calcext:value-type="float">
            <text:p>222.034248530601</text:p>
          </table:table-cell>
          <table:table-cell office:value-type="float" office:value="32.743420124054" calcext:value-type="float">
            <text:p>32.74342012405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92.726932076838" calcext:value-type="float">
            <text:p>392.726932076838</text:p>
          </table:table-cell>
          <table:table-cell office:value-type="float" office:value="162.391524105182" calcext:value-type="float">
            <text:p>162.391524105182</text:p>
          </table:table-cell>
          <table:table-cell office:value-type="float" office:value="30.289336681366" calcext:value-type="float">
            <text:p>30.28933668136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796.521454775121" calcext:value-type="float">
            <text:p>796.521454775121</text:p>
          </table:table-cell>
          <table:table-cell office:value-type="float" office:value="288.449481055874" calcext:value-type="float">
            <text:p>288.449481055874</text:p>
          </table:table-cell>
          <table:table-cell office:value-type="float" office:value="30.5314378738403" calcext:value-type="float">
            <text:p>30.531437873840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71.454465037235" calcext:value-type="float">
            <text:p>471.454465037235</text:p>
          </table:table-cell>
          <table:table-cell office:value-type="float" office:value="14.700971109797" calcext:value-type="float">
            <text:p>14.700971109797</text:p>
          </table:table-cell>
          <table:table-cell office:value-type="float" office:value="33.0070521831512" calcext:value-type="float">
            <text:p>33.007052183151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12.322816022548" calcext:value-type="float">
            <text:p>312.322816022548</text:p>
          </table:table-cell>
          <table:table-cell office:value-type="float" office:value="95.7032861982245" calcext:value-type="float">
            <text:p>95.7032861982245</text:p>
          </table:table-cell>
          <table:table-cell office:value-type="float" office:value="31.1295719146729" calcext:value-type="float">
            <text:p>31.1295719146729</text:p>
          </table:table-cell>
          <table:table-cell/>
          <table:table-cell table:style-name="ce7" table:formula="of:=AVERAGE([.A144:.A148])" office:value-type="float" office:value="512.092554175453" calcext:value-type="float" table:number-columns-spanned="1" table:number-rows-spanned="5">
            <text:p>512.092554175453</text:p>
          </table:table-cell>
          <table:table-cell table:style-name="ce7" table:formula="of:=AVERAGE([.B144:.B148])" office:value-type="float" office:value="383.44198427902" calcext:value-type="float" table:number-columns-spanned="1" table:number-rows-spanned="5">
            <text:p>383.44198427902</text:p>
          </table:table-cell>
          <table:table-cell table:style-name="ce7" table:formula="of:=AVERAGE([.C144:.C148])" office:value-type="float" office:value="30.7288304805756" calcext:value-type="float" table:number-columns-spanned="1" table:number-rows-spanned="5">
            <text:p>30.7288304805756</text:p>
          </table:table-cell>
          <table:table-cell table:style-name="ce7" table:formula="of:= STDEV([.A144:.A148])" office:value-type="float" office:value="194.286655978059" calcext:value-type="float" table:number-columns-spanned="1" table:number-rows-spanned="5">
            <text:p>194.286655978059</text:p>
          </table:table-cell>
          <table:table-cell table:style-name="ce7" table:formula="of:= STDEV([.B144:.B148])" office:value-type="float" office:value="300.173658606674" calcext:value-type="float" table:number-columns-spanned="1" table:number-rows-spanned="5">
            <text:p>300.173658606674</text:p>
          </table:table-cell>
          <table:table-cell table:style-name="ce7" table:formula="of:= STDEV([.C144:.C148])" office:value-type="float" office:value="0.804559141902712" calcext:value-type="float" table:number-columns-spanned="1" table:number-rows-spanned="5">
            <text:p>0.804559141902712</text:p>
          </table:table-cell>
          <table:table-cell table:number-columns-repeated="69"/>
        </table:table-row>
        <table:table-row table:style-name="ro1">
          <table:table-cell table:number-columns-repeated="2" office:value-type="float" office:value="694.401646555557" calcext:value-type="float">
            <text:p>694.401646555557</text:p>
          </table:table-cell>
          <table:table-cell office:value-type="float" office:value="30.0510900020599" calcext:value-type="float">
            <text:p>30.0510900020599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97.883258177656" calcext:value-type="float">
            <text:p>297.883258177656</text:p>
          </table:table-cell>
          <table:table-cell office:value-type="float" office:value="30.1747849412688" calcext:value-type="float">
            <text:p>30.1747849412688</text:p>
          </table:table-cell>
          <table:table-cell office:value-type="float" office:value="30.0683498382568" calcext:value-type="float">
            <text:p>30.068349838256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678.541563955811" calcext:value-type="float">
            <text:p>678.541563955811</text:p>
          </table:table-cell>
          <table:table-cell office:value-type="float" office:value="519.616717534356" calcext:value-type="float">
            <text:p>519.616717534356</text:p>
          </table:table-cell>
          <table:table-cell office:value-type="float" office:value="31.9370522499084" calcext:value-type="float">
            <text:p>31.937052249908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77.313486165695" calcext:value-type="float">
            <text:p>577.313486165695</text:p>
          </table:table-cell>
          <table:table-cell office:value-type="float" office:value="30.4580883979797" calcext:value-type="float">
            <text:p>30.4580883979797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70.303043178798" calcext:value-type="float">
            <text:p>370.303043178798</text:p>
          </table:table-cell>
          <table:table-cell office:value-type="float" office:value="73.7436327875844" calcext:value-type="float">
            <text:p>73.7436327875844</text:p>
          </table:table-cell>
          <table:table-cell office:value-type="float" office:value="36.9193189144134" calcext:value-type="float">
            <text:p>36.9193189144134</text:p>
          </table:table-cell>
          <table:table-cell/>
          <table:table-cell table:style-name="ce7" table:formula="of:=AVERAGE([.A149:.A153])" office:value-type="float" office:value="451.823522193965" calcext:value-type="float" table:number-columns-spanned="1" table:number-rows-spanned="5">
            <text:p>451.823522193965</text:p>
          </table:table-cell>
          <table:table-cell table:style-name="ce7" table:formula="of:=AVERAGE([.B149:.B153])" office:value-type="float" office:value="333.464106787736" calcext:value-type="float" table:number-columns-spanned="1" table:number-rows-spanned="5">
            <text:p>333.464106787736</text:p>
          </table:table-cell>
          <table:table-cell table:style-name="ce7" table:formula="of:=AVERAGE([.C149:.C153])" office:value-type="float" office:value="32.225085401535" calcext:value-type="float" table:number-columns-spanned="1" table:number-rows-spanned="5">
            <text:p>32.225085401535</text:p>
          </table:table-cell>
          <table:table-cell table:style-name="ce7" table:formula="of:= STDEV([.A149:.A153])" office:value-type="float" office:value="169.78398472381" calcext:value-type="float" table:number-columns-spanned="1" table:number-rows-spanned="5">
            <text:p>169.78398472381</text:p>
          </table:table-cell>
          <table:table-cell table:style-name="ce7" table:formula="of:= STDEV([.B149:.B153])" office:value-type="float" office:value="296.840792811549" calcext:value-type="float" table:number-columns-spanned="1" table:number-rows-spanned="5">
            <text:p>296.840792811549</text:p>
          </table:table-cell>
          <table:table-cell table:style-name="ce7" table:formula="of:= STDEV([.C149:.C153])" office:value-type="float" office:value="2.82514152900437" calcext:value-type="float" table:number-columns-spanned="1" table:number-rows-spanned="5">
            <text:p>2.82514152900437</text:p>
          </table:table-cell>
          <table:table-cell table:number-columns-repeated="69"/>
        </table:table-row>
        <table:table-row table:style-name="ro1">
          <table:table-cell office:value-type="float" office:value="310.018985217069" calcext:value-type="float">
            <text:p>310.018985217069</text:p>
          </table:table-cell>
          <table:table-cell office:value-type="float" office:value="14.7813185771397" calcext:value-type="float">
            <text:p>14.7813185771397</text:p>
          </table:table-cell>
          <table:table-cell office:value-type="float" office:value="32.8332872390747" calcext:value-type="float">
            <text:p>32.8332872390747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383.057112192058" calcext:value-type="float">
            <text:p>383.057112192058</text:p>
          </table:table-cell>
          <table:table-cell office:value-type="float" office:value="30.7694220542908" calcext:value-type="float">
            <text:p>30.769422054290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741.334859914331" calcext:value-type="float">
            <text:p>741.334859914331</text:p>
          </table:table-cell>
          <table:table-cell office:value-type="float" office:value="30.3346970081329" calcext:value-type="float">
            <text:p>30.3346970081329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454.403610467567" calcext:value-type="float">
            <text:p>454.403610467567</text:p>
          </table:table-cell>
          <table:table-cell office:value-type="float" office:value="30.2687017917633" calcext:value-type="float">
            <text:p>30.268701791763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71.32208534575" calcext:value-type="float">
            <text:p>571.32208534575</text:p>
          </table:table-cell>
          <table:table-cell office:value-type="float" office:value="30.2186772823334" calcext:value-type="float">
            <text:p>30.2186772823334</text:p>
          </table:table-cell>
          <table:table-cell/>
          <table:table-cell table:style-name="ce7" table:formula="of:=AVERAGE([.A154:.A158])" office:value-type="float" office:value="488.592168948561" calcext:value-type="float" table:number-columns-spanned="1" table:number-rows-spanned="5">
            <text:p>488.592168948561</text:p>
          </table:table-cell>
          <table:table-cell table:style-name="ce7" table:formula="of:=AVERAGE([.B154:.B158])" office:value-type="float" office:value="369.413862829294" calcext:value-type="float" table:number-columns-spanned="1" table:number-rows-spanned="5">
            <text:p>369.413862829294</text:p>
          </table:table-cell>
          <table:table-cell table:style-name="ce7" table:formula="of:=AVERAGE([.C154:.C158])" office:value-type="float" office:value="31.184937953949" calcext:value-type="float" table:number-columns-spanned="1" table:number-rows-spanned="5">
            <text:p>31.184937953949</text:p>
          </table:table-cell>
          <table:table-cell table:style-name="ce7" table:formula="of:= STDEV([.A154:.A158])" office:value-type="float" office:value="95.3645775818517" calcext:value-type="float" table:number-columns-spanned="1" table:number-rows-spanned="5">
            <text:p>95.3645775818517</text:p>
          </table:table-cell>
          <table:table-cell table:style-name="ce7" table:formula="of:= STDEV([.B154:.B158])" office:value-type="float" office:value="192.49208625157" calcext:value-type="float" table:number-columns-spanned="1" table:number-rows-spanned="5">
            <text:p>192.49208625157</text:p>
          </table:table-cell>
          <table:table-cell table:style-name="ce7" table:formula="of:= STDEV([.C154:.C158])" office:value-type="float" office:value="1.06497833813356" calcext:value-type="float" table:number-columns-spanned="1" table:number-rows-spanned="5">
            <text:p>1.06497833813356</text:p>
          </table:table-cell>
          <table:table-cell table:number-columns-repeated="69"/>
        </table:table-row>
        <table:table-row table:style-name="ro1">
          <table:table-cell office:value-type="float" office:value="494.203496759012" calcext:value-type="float">
            <text:p>494.203496759012</text:p>
          </table:table-cell>
          <table:table-cell office:value-type="float" office:value="231.760388730646" calcext:value-type="float">
            <text:p>231.760388730646</text:p>
          </table:table-cell>
          <table:table-cell office:value-type="float" office:value="32.9364395141602" calcext:value-type="float">
            <text:p>32.936439514160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61.567120086743" calcext:value-type="float">
            <text:p>561.567120086743</text:p>
          </table:table-cell>
          <table:table-cell office:value-type="float" office:value="30.7315499782562" calcext:value-type="float">
            <text:p>30.731549978256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82.65048054608" calcext:value-type="float">
            <text:p>482.65048054608</text:p>
          </table:table-cell>
          <table:table-cell office:value-type="float" office:value="337.910420654249" calcext:value-type="float">
            <text:p>337.910420654249</text:p>
          </table:table-cell>
          <table:table-cell office:value-type="float" office:value="31.3896017074585" calcext:value-type="float">
            <text:p>31.3896017074585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333.217662005223" calcext:value-type="float">
            <text:p>333.217662005223</text:p>
          </table:table-cell>
          <table:table-cell office:value-type="float" office:value="144.509299329082" calcext:value-type="float">
            <text:p>144.509299329082</text:p>
          </table:table-cell>
          <table:table-cell office:value-type="float" office:value="30.6484212875366" calcext:value-type="float">
            <text:p>30.648421287536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29.386644395067" calcext:value-type="float">
            <text:p>229.386644395067</text:p>
          </table:table-cell>
          <table:table-cell office:value-type="float" office:value="68.8573983816482" calcext:value-type="float">
            <text:p>68.8573983816482</text:p>
          </table:table-cell>
          <table:table-cell office:value-type="float" office:value="31.2658655643463" calcext:value-type="float">
            <text:p>31.2658655643463</text:p>
          </table:table-cell>
          <table:table-cell/>
          <table:table-cell table:style-name="ce7" table:formula="of:=AVERAGE([.A159:.A163])" office:value-type="float" office:value="449.021629078134" calcext:value-type="float" table:number-columns-spanned="1" table:number-rows-spanned="5">
            <text:p>449.021629078134</text:p>
          </table:table-cell>
          <table:table-cell table:style-name="ce7" table:formula="of:=AVERAGE([.B159:.B163])" office:value-type="float" office:value="306.452515463218" calcext:value-type="float" table:number-columns-spanned="1" table:number-rows-spanned="5">
            <text:p>306.452515463218</text:p>
          </table:table-cell>
          <table:table-cell table:style-name="ce7" table:formula="of:=AVERAGE([.C159:.C163])" office:value-type="float" office:value="30.9537803173065" calcext:value-type="float" table:number-columns-spanned="1" table:number-rows-spanned="5">
            <text:p>30.9537803173065</text:p>
          </table:table-cell>
          <table:table-cell table:style-name="ce7" table:formula="of:= STDEV([.A159:.A163])" office:value-type="float" office:value="148.154203736669" calcext:value-type="float" table:number-columns-spanned="1" table:number-rows-spanned="5">
            <text:p>148.154203736669</text:p>
          </table:table-cell>
          <table:table-cell table:style-name="ce7" table:formula="of:= STDEV([.B159:.B163])" office:value-type="float" office:value="264.949300424579" calcext:value-type="float" table:number-columns-spanned="1" table:number-rows-spanned="5">
            <text:p>264.949300424579</text:p>
          </table:table-cell>
          <table:table-cell table:style-name="ce7" table:formula="of:= STDEV([.C159:.C163])" office:value-type="float" office:value="1.03702613498238" calcext:value-type="float" table:number-columns-spanned="1" table:number-rows-spanned="5">
            <text:p>1.03702613498238</text:p>
          </table:table-cell>
          <table:table-cell table:number-columns-repeated="69"/>
        </table:table-row>
        <table:table-row table:style-name="ro1">
          <table:table-cell office:value-type="float" office:value="435.843082989292" calcext:value-type="float">
            <text:p>435.843082989292</text:p>
          </table:table-cell>
          <table:table-cell office:value-type="float" office:value="14.6800746477427" calcext:value-type="float">
            <text:p>14.6800746477427</text:p>
          </table:table-cell>
          <table:table-cell office:value-type="float" office:value="32.6244361400604" calcext:value-type="float">
            <text:p>32.624436140060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645.310217593361" calcext:value-type="float">
            <text:p>645.310217593361</text:p>
          </table:table-cell>
          <table:table-cell office:value-type="float" office:value="30.4780521392822" calcext:value-type="float">
            <text:p>30.478052139282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457.557176722874" calcext:value-type="float">
            <text:p>457.557176722874</text:p>
          </table:table-cell>
          <table:table-cell office:value-type="float" office:value="30.3604979515076" calcext:value-type="float">
            <text:p>30.360497951507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77.011023690076" calcext:value-type="float">
            <text:p>477.011023690076</text:p>
          </table:table-cell>
          <table:table-cell office:value-type="float" office:value="345.857709970466" calcext:value-type="float">
            <text:p>345.857709970466</text:p>
          </table:table-cell>
          <table:table-cell office:value-type="float" office:value="30.0400497913361" calcext:value-type="float">
            <text:p>30.0400497913361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20.858662476973" calcext:value-type="float">
            <text:p>520.858662476973</text:p>
          </table:table-cell>
          <table:table-cell office:value-type="float" office:value="30.56081199646" calcext:value-type="float">
            <text:p>30.56081199646</text:p>
          </table:table-cell>
          <table:table-cell/>
          <table:table-cell table:style-name="ce7" table:formula="of:=AVERAGE([.A164:.A168])" office:value-type="float" office:value="525.064232108272" calcext:value-type="float" table:number-columns-spanned="1" table:number-rows-spanned="5">
            <text:p>525.064232108272</text:p>
          </table:table-cell>
          <table:table-cell table:style-name="ce7" table:formula="of:=AVERAGE([.B164:.B168])" office:value-type="float" office:value="285.490355550607" calcext:value-type="float" table:number-columns-spanned="1" table:number-rows-spanned="5">
            <text:p>285.490355550607</text:p>
          </table:table-cell>
          <table:table-cell table:style-name="ce7" table:formula="of:=AVERAGE([.C164:.C168])" office:value-type="float" office:value="32.9995631217957" calcext:value-type="float" table:number-columns-spanned="1" table:number-rows-spanned="5">
            <text:p>32.9995631217957</text:p>
          </table:table-cell>
          <table:table-cell table:style-name="ce7" table:formula="of:= STDEV([.A164:.A168])" office:value-type="float" office:value="124.292588557133" calcext:value-type="float" table:number-columns-spanned="1" table:number-rows-spanned="5">
            <text:p>124.292588557133</text:p>
          </table:table-cell>
          <table:table-cell table:style-name="ce7" table:formula="of:= STDEV([.B164:.B168])" office:value-type="float" office:value="297.555411559947" calcext:value-type="float" table:number-columns-spanned="1" table:number-rows-spanned="5">
            <text:p>297.555411559947</text:p>
          </table:table-cell>
          <table:table-cell table:style-name="ce7" table:formula="of:= STDEV([.C164:.C168])" office:value-type="float" office:value="2.85428045971295" calcext:value-type="float" table:number-columns-spanned="1" table:number-rows-spanned="5">
            <text:p>2.85428045971295</text:p>
          </table:table-cell>
          <table:table-cell table:number-columns-repeated="69"/>
        </table:table-row>
        <table:table-row table:style-name="ro1">
          <table:table-cell office:value-type="float" office:value="357.597855259074" calcext:value-type="float">
            <text:p>357.597855259074</text:p>
          </table:table-cell>
          <table:table-cell office:value-type="float" office:value="16.6119601536917" calcext:value-type="float">
            <text:p>16.6119601536917</text:p>
          </table:table-cell>
          <table:table-cell office:value-type="float" office:value="37.3911197185516" calcext:value-type="float">
            <text:p>37.391119718551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59.435455802576" calcext:value-type="float">
            <text:p>459.435455802576</text:p>
          </table:table-cell>
          <table:table-cell office:value-type="float" office:value="206.041000939243" calcext:value-type="float">
            <text:p>206.041000939243</text:p>
          </table:table-cell>
          <table:table-cell office:value-type="float" office:value="34.0891826152802" calcext:value-type="float">
            <text:p>34.089182615280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668.903512624688" calcext:value-type="float">
            <text:p>668.903512624688</text:p>
          </table:table-cell>
          <table:table-cell office:value-type="float" office:value="30.6011545658112" calcext:value-type="float">
            <text:p>30.6011545658112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618.525674378048" calcext:value-type="float">
            <text:p>618.525674378048</text:p>
          </table:table-cell>
          <table:table-cell office:value-type="float" office:value="15.0366415584394" calcext:value-type="float">
            <text:p>15.0366415584394</text:p>
          </table:table-cell>
          <table:table-cell office:value-type="float" office:value="32.3555467128754" calcext:value-type="float">
            <text:p>32.355546712875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19.562586602563" calcext:value-type="float">
            <text:p>219.562586602563</text:p>
          </table:table-cell>
          <table:table-cell office:value-type="float" office:value="8.31232674210298" calcext:value-type="float">
            <text:p>8.31232674210298</text:p>
          </table:table-cell>
          <table:table-cell office:value-type="float" office:value="33.5567862987518" calcext:value-type="float">
            <text:p>33.5567862987518</text:p>
          </table:table-cell>
          <table:table-cell/>
          <table:table-cell table:style-name="ce7" table:formula="of:=AVERAGE([.A169:.A173])" office:value-type="float" office:value="409.470239136212" calcext:value-type="float" table:number-columns-spanned="1" table:number-rows-spanned="5">
            <text:p>409.470239136212</text:p>
          </table:table-cell>
          <table:table-cell table:style-name="ce7" table:formula="of:=AVERAGE([.B169:.B173])" office:value-type="float" office:value="236.764017123096" calcext:value-type="float" table:number-columns-spanned="1" table:number-rows-spanned="5">
            <text:p>236.764017123096</text:p>
          </table:table-cell>
          <table:table-cell table:style-name="ce7" table:formula="of:=AVERAGE([.C169:.C173])" office:value-type="float" office:value="31.8242383003235" calcext:value-type="float" table:number-columns-spanned="1" table:number-rows-spanned="5">
            <text:p>31.8242383003235</text:p>
          </table:table-cell>
          <table:table-cell table:style-name="ce7" table:formula="of:= STDEV([.A169:.A173])" office:value-type="float" office:value="135.846300514072" calcext:value-type="float" table:number-columns-spanned="1" table:number-rows-spanned="5">
            <text:p>135.846300514072</text:p>
          </table:table-cell>
          <table:table-cell table:style-name="ce7" table:formula="of:= STDEV([.B169:.B173])" office:value-type="float" office:value="261.067466165141" calcext:value-type="float" table:number-columns-spanned="1" table:number-rows-spanned="5">
            <text:p>261.067466165141</text:p>
          </table:table-cell>
          <table:table-cell table:style-name="ce7" table:formula="of:= STDEV([.C169:.C173])" office:value-type="float" office:value="1.47474804406254" calcext:value-type="float" table:number-columns-spanned="1" table:number-rows-spanned="5">
            <text:p>1.47474804406254</text:p>
          </table:table-cell>
          <table:table-cell table:number-columns-repeated="69"/>
        </table:table-row>
        <table:table-row table:style-name="ro1">
          <table:table-cell office:value-type="float" office:value="314.757500739879" calcext:value-type="float">
            <text:p>314.757500739879</text:p>
          </table:table-cell>
          <table:table-cell office:value-type="float" office:value="70.0827352105649" calcext:value-type="float">
            <text:p>70.0827352105649</text:p>
          </table:table-cell>
          <table:table-cell office:value-type="float" office:value="31.1758546829224" calcext:value-type="float">
            <text:p>31.175854682922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69.912952815902" calcext:value-type="float">
            <text:p>469.912952815902</text:p>
          </table:table-cell>
          <table:table-cell office:value-type="float" office:value="62.3068681400971" calcext:value-type="float">
            <text:p>62.3068681400971</text:p>
          </table:table-cell>
          <table:table-cell office:value-type="float" office:value="33.2671535015106" calcext:value-type="float">
            <text:p>33.267153501510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21.954692745844" calcext:value-type="float">
            <text:p>521.954692745844</text:p>
          </table:table-cell>
          <table:table-cell office:value-type="float" office:value="30.5948555469513" calcext:value-type="float">
            <text:p>30.594855546951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21.163462776872" calcext:value-type="float">
            <text:p>521.163462776872</text:p>
          </table:table-cell>
          <table:table-cell office:value-type="float" office:value="30.5265414714813" calcext:value-type="float">
            <text:p>30.526541471481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29.462013699848" calcext:value-type="float">
            <text:p>529.462013699848</text:p>
          </table:table-cell>
          <table:table-cell office:value-type="float" office:value="11.2560893218021" calcext:value-type="float">
            <text:p>11.2560893218021</text:p>
          </table:table-cell>
          <table:table-cell office:value-type="float" office:value="32.0550408363342" calcext:value-type="float">
            <text:p>32.0550408363342</text:p>
          </table:table-cell>
          <table:table-cell/>
          <table:table-cell table:style-name="ce7" table:formula="of:=AVERAGE([.A174:.A178])" office:value-type="float" office:value="521.405408178716" calcext:value-type="float" table:number-columns-spanned="1" table:number-rows-spanned="5">
            <text:p>521.405408178716</text:p>
          </table:table-cell>
          <table:table-cell table:style-name="ce7" table:formula="of:=AVERAGE([.B174:.B178])" office:value-type="float" office:value="198.414666726286" calcext:value-type="float" table:number-columns-spanned="1" table:number-rows-spanned="5">
            <text:p>198.414666726286</text:p>
          </table:table-cell>
          <table:table-cell table:style-name="ce7" table:formula="of:=AVERAGE([.C174:.C178])" office:value-type="float" office:value="32.4679418087006" calcext:value-type="float" table:number-columns-spanned="1" table:number-rows-spanned="5">
            <text:p>32.4679418087006</text:p>
          </table:table-cell>
          <table:table-cell table:style-name="ce7" table:formula="of:= STDEV([.A174:.A178])" office:value-type="float" office:value="117.34063088846" calcext:value-type="float" table:number-columns-spanned="1" table:number-rows-spanned="5">
            <text:p>117.34063088846</text:p>
          </table:table-cell>
          <table:table-cell table:style-name="ce7" table:formula="of:= STDEV([.B174:.B178])" office:value-type="float" office:value="174.597386007244" calcext:value-type="float" table:number-columns-spanned="1" table:number-rows-spanned="5">
            <text:p>174.597386007244</text:p>
          </table:table-cell>
          <table:table-cell table:style-name="ce7" table:formula="of:= STDEV([.C174:.C178])" office:value-type="float" office:value="1.22407778212909" calcext:value-type="float" table:number-columns-spanned="1" table:number-rows-spanned="5">
            <text:p>1.22407778212909</text:p>
          </table:table-cell>
          <table:table-cell table:number-columns-repeated="69"/>
        </table:table-row>
        <table:table-row table:style-name="ro1">
          <table:table-cell office:value-type="float" office:value="714.952204253585" calcext:value-type="float">
            <text:p>714.952204253585</text:p>
          </table:table-cell>
          <table:table-cell office:value-type="float" office:value="145.215581786397" calcext:value-type="float">
            <text:p>145.215581786397</text:p>
          </table:table-cell>
          <table:table-cell office:value-type="float" office:value="32.7204492092133" calcext:value-type="float">
            <text:p>32.720449209213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482.955313566041" calcext:value-type="float">
            <text:p>482.955313566041</text:p>
          </table:table-cell>
          <table:table-cell office:value-type="float" office:value="30.5637216567993" calcext:value-type="float">
            <text:p>30.563721656799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02.666186824241" calcext:value-type="float">
            <text:p>402.666186824241</text:p>
          </table:table-cell>
          <table:table-cell office:value-type="float" office:value="209.026884545593" calcext:value-type="float">
            <text:p>209.026884545593</text:p>
          </table:table-cell>
          <table:table-cell office:value-type="float" office:value="33.5306556224823" calcext:value-type="float">
            <text:p>33.530655622482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76.991322549866" calcext:value-type="float">
            <text:p>476.991322549866</text:p>
          </table:table-cell>
          <table:table-cell office:value-type="float" office:value="143.619464411595" calcext:value-type="float">
            <text:p>143.619464411595</text:p>
          </table:table-cell>
          <table:table-cell office:value-type="float" office:value="33.4698417186737" calcext:value-type="float">
            <text:p>33.4698417186737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02.672489358503" calcext:value-type="float">
            <text:p>502.672489358503</text:p>
          </table:table-cell>
          <table:table-cell office:value-type="float" office:value="241.564534250853" calcext:value-type="float">
            <text:p>241.564534250853</text:p>
          </table:table-cell>
          <table:table-cell office:value-type="float" office:value="30.8447451591492" calcext:value-type="float">
            <text:p>30.8447451591492</text:p>
          </table:table-cell>
          <table:table-cell/>
          <table:table-cell table:style-name="ce7" table:formula="of:=AVERAGE([.A179:.A183])" office:value-type="float" office:value="487.342955273384" calcext:value-type="float" table:number-columns-spanned="1" table:number-rows-spanned="5">
            <text:p>487.342955273384</text:p>
          </table:table-cell>
          <table:table-cell table:style-name="ce7" table:formula="of:=AVERAGE([.B179:.B183])" office:value-type="float" office:value="268.289188409959" calcext:value-type="float" table:number-columns-spanned="1" table:number-rows-spanned="5">
            <text:p>268.289188409959</text:p>
          </table:table-cell>
          <table:table-cell table:style-name="ce7" table:formula="of:=AVERAGE([.C179:.C183])" office:value-type="float" office:value="31.5421469211578" calcext:value-type="float" table:number-columns-spanned="1" table:number-rows-spanned="5">
            <text:p>31.5421469211578</text:p>
          </table:table-cell>
          <table:table-cell table:style-name="ce7" table:formula="of:= STDEV([.A179:.A183])" office:value-type="float" office:value="153.804013251099" calcext:value-type="float" table:number-columns-spanned="1" table:number-rows-spanned="5">
            <text:p>153.804013251099</text:p>
          </table:table-cell>
          <table:table-cell table:style-name="ce7" table:formula="of:= STDEV([.B179:.B183])" office:value-type="float" office:value="221.675625934492" calcext:value-type="float" table:number-columns-spanned="1" table:number-rows-spanned="5">
            <text:p>221.675625934492</text:p>
          </table:table-cell>
          <table:table-cell table:style-name="ce7" table:formula="of:= STDEV([.C179:.C183])" office:value-type="float" office:value="1.03600256691484" calcext:value-type="float" table:number-columns-spanned="1" table:number-rows-spanned="5">
            <text:p>1.03600256691484</text:p>
          </table:table-cell>
          <table:table-cell table:number-columns-repeated="69"/>
        </table:table-row>
        <table:table-row table:style-name="ro1">
          <table:table-cell office:value-type="float" office:value="544.320632934576" calcext:value-type="float">
            <text:p>544.320632934576</text:p>
          </table:table-cell>
          <table:table-cell office:value-type="float" office:value="136.314931995355" calcext:value-type="float">
            <text:p>136.314931995355</text:p>
          </table:table-cell>
          <table:table-cell office:value-type="float" office:value="33.1893293857574" calcext:value-type="float">
            <text:p>33.1893293857574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219.546275853137" calcext:value-type="float">
            <text:p>219.546275853137</text:p>
          </table:table-cell>
          <table:table-cell office:value-type="float" office:value="16.5806527400045" calcext:value-type="float">
            <text:p>16.5806527400045</text:p>
          </table:table-cell>
          <table:table-cell office:value-type="float" office:value="31.0096499919891" calcext:value-type="float">
            <text:p>31.0096499919891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597.699590382907" calcext:value-type="float">
            <text:p>597.699590382907</text:p>
          </table:table-cell>
          <table:table-cell office:value-type="float" office:value="30.7322521209717" calcext:value-type="float">
            <text:p>30.7322521209717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72.475787837796" calcext:value-type="float">
            <text:p>572.475787837796</text:p>
          </table:table-cell>
          <table:table-cell office:value-type="float" office:value="349.286232680676" calcext:value-type="float">
            <text:p>349.286232680676</text:p>
          </table:table-cell>
          <table:table-cell office:value-type="float" office:value="31.9347579479218" calcext:value-type="float">
            <text:p>31.9347579479218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476.479960355116" calcext:value-type="float">
            <text:p>476.479960355116</text:p>
          </table:table-cell>
          <table:table-cell office:value-type="float" office:value="30.463742017746" calcext:value-type="float">
            <text:p>30.463742017746</text:p>
          </table:table-cell>
          <table:table-cell/>
          <table:table-cell table:style-name="ce7" table:formula="of:=AVERAGE([.A184:.A188])" office:value-type="float" office:value="475.175640167358" calcext:value-type="float" table:number-columns-spanned="1" table:number-rows-spanned="5">
            <text:p>475.175640167358</text:p>
          </table:table-cell>
          <table:table-cell table:style-name="ce7" table:formula="of:=AVERAGE([.B184:.B188])" office:value-type="float" office:value="338.545154975958" calcext:value-type="float" table:number-columns-spanned="1" table:number-rows-spanned="5">
            <text:p>338.545154975958</text:p>
          </table:table-cell>
          <table:table-cell table:style-name="ce7" table:formula="of:=AVERAGE([.C184:.C188])" office:value-type="float" office:value="32.3314532279968" calcext:value-type="float" table:number-columns-spanned="1" table:number-rows-spanned="5">
            <text:p>32.3314532279968</text:p>
          </table:table-cell>
          <table:table-cell table:style-name="ce7" table:formula="of:= STDEV([.A184:.A188])" office:value-type="float" office:value="212.156849692162" calcext:value-type="float" table:number-columns-spanned="1" table:number-rows-spanned="5">
            <text:p>212.156849692162</text:p>
          </table:table-cell>
          <table:table-cell table:style-name="ce7" table:formula="of:= STDEV([.B184:.B188])" office:value-type="float" office:value="275.866641071944" calcext:value-type="float" table:number-columns-spanned="1" table:number-rows-spanned="5">
            <text:p>275.866641071944</text:p>
          </table:table-cell>
          <table:table-cell table:style-name="ce7" table:formula="of:= STDEV([.C184:.C188])" office:value-type="float" office:value="2.18876838764853" calcext:value-type="float" table:number-columns-spanned="1" table:number-rows-spanned="5">
            <text:p>2.18876838764853</text:p>
          </table:table-cell>
          <table:table-cell table:number-columns-repeated="69"/>
        </table:table-row>
        <table:table-row table:style-name="ro1">
          <table:table-cell office:value-type="float" office:value="171.772670098029" calcext:value-type="float">
            <text:p>171.772670098029</text:p>
          </table:table-cell>
          <table:table-cell office:value-type="float" office:value="44.8286610852317" calcext:value-type="float">
            <text:p>44.8286610852317</text:p>
          </table:table-cell>
          <table:table-cell office:value-type="float" office:value="31.6752240657806" calcext:value-type="float">
            <text:p>31.675224065780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572.21026836647" calcext:value-type="float">
            <text:p>572.21026836647</text:p>
          </table:table-cell>
          <table:table-cell office:value-type="float" office:value="212.471012319012" calcext:value-type="float">
            <text:p>212.471012319012</text:p>
          </table:table-cell>
          <table:table-cell office:value-type="float" office:value="34.4583382606506" calcext:value-type="float">
            <text:p>34.458338260650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08.082024372844" calcext:value-type="float">
            <text:p>408.082024372844</text:p>
          </table:table-cell>
          <table:table-cell office:value-type="float" office:value="211.612863476102" calcext:value-type="float">
            <text:p>211.612863476102</text:p>
          </table:table-cell>
          <table:table-cell office:value-type="float" office:value="34.8366429805756" calcext:value-type="float">
            <text:p>34.8366429805756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table:number-columns-repeated="2" office:value-type="float" office:value="747.33327764433" calcext:value-type="float">
            <text:p>747.33327764433</text:p>
          </table:table-cell>
          <table:table-cell office:value-type="float" office:value="30.2233188152313" calcext:value-type="float">
            <text:p>30.2233188152313</text:p>
          </table:table-cell>
          <table:table-cell/>
          <table:covered-table-cell table:number-columns-repeated="6"/>
          <table:table-cell table:number-columns-repeated="69"/>
        </table:table-row>
        <table:table-row table:style-name="ro1">
          <table:table-cell office:value-type="float" office:value="409.927975751932" calcext:value-type="float">
            <text:p>409.927975751932</text:p>
          </table:table-cell>
          <table:table-cell office:value-type="float" office:value="51.3005136604591" calcext:value-type="float">
            <text:p>51.3005136604591</text:p>
          </table:table-cell>
          <table:table-cell office:value-type="float" office:value="30.5962100028992" calcext:value-type="float">
            <text:p>30.5962100028992</text:p>
          </table:table-cell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1:20:31.77238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05:59.933541053</meta:creation-date>
    <meta:generator>LibreOffice/6.4.6.2$Linux_X86_64 LibreOffice_project/40$Build-2</meta:generator>
    <dc:date>2021-03-18T13:13:34.080833585</dc:date>
    <meta:editing-duration>P1DT1H52M27S</meta:editing-duration>
    <meta:editing-cycles>33</meta:editing-cycles>
    <meta:document-statistic meta:table-count="1" meta:cell-count="1742" meta:object-count="0"/>
  </office:meta>
</office:document-meta>
</file>